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Noviemb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31.16" table:style-name="ce2">
            <text:p>1.531,16</text:p>
          </table:table-cell>
          <table:table-cell office:value-type="float" office:value="111030.19" table:style-name="ce2">
            <text:p>111.030,19</text:p>
          </table:table-cell>
          <table:table-cell office:value-type="float" office:value="1" table:style-name="ce1">
            <text:p>1</text:p>
          </table:table-cell>
          <table:table-cell office:value-type="float" office:value="8144.13" table:style-name="ce2">
            <text:p>8.144,13</text:p>
          </table:table-cell>
          <table:table-cell office:value-type="float" office:value="811176.32" table:style-name="ce2">
            <text:p>811.176,32</text:p>
          </table:table-cell>
          <table:table-cell office:value-type="float" office:value="1" table:style-name="ce1">
            <text:p>1</text:p>
          </table:table-cell>
          <table:table-cell office:value-type="float" office:value="3935.15" table:style-name="ce2">
            <text:p>3.935,15</text:p>
          </table:table-cell>
          <table:table-cell office:value-type="float" office:value="322473.28999999998" table:style-name="ce2">
            <text:p>322.473,29</text:p>
          </table:table-cell>
          <table:table-cell office:value-type="float" office:value="1" table:style-name="ce1">
            <text:p>1</text:p>
          </table:table-cell>
          <table:table-cell office:value-type="float" office:value="14889.28" table:style-name="ce2">
            <text:p>14.889,28</text:p>
          </table:table-cell>
          <table:table-cell office:value-type="float" office:value="1116102.55" table:style-name="ce2">
            <text:p>1.116.102,55</text:p>
          </table:table-cell>
          <table:table-cell office:value-type="float" office:value="1" table:style-name="ce1">
            <text:p>1</text:p>
          </table:table-cell>
          <table:table-cell office:value-type="float" office:value="8484.65" table:style-name="ce2">
            <text:p>8.484,65</text:p>
          </table:table-cell>
          <table:table-cell office:value-type="float" office:value="1445300.4" table:style-name="ce2">
            <text:p>1.445.300,40</text:p>
          </table:table-cell>
          <table:table-cell office:value-type="float" office:value="1" table:style-name="ce1">
            <text:p>1</text:p>
          </table:table-cell>
          <table:table-cell office:value-type="float" office:value="2506.75" table:style-name="ce2">
            <text:p>2.506,75</text:p>
          </table:table-cell>
          <table:table-cell office:value-type="float" office:value="246643.77" table:style-name="ce2">
            <text:p>246.643,77</text:p>
          </table:table-cell>
          <table:table-cell office:value-type="float" office:value="1" table:style-name="ce1">
            <text:p>1</text:p>
          </table:table-cell>
          <table:table-cell office:value-type="float" office:value="11035.6" table:style-name="ce2">
            <text:p>11.035,60</text:p>
          </table:table-cell>
          <table:table-cell office:value-type="float" office:value="738280.09" table:style-name="ce2">
            <text:p>738.280,09</text:p>
          </table:table-cell>
          <table:table-cell office:value-type="float" office:value="1" table:style-name="ce1">
            <text:p>1</text:p>
          </table:table-cell>
          <table:table-cell office:value-type="float" office:value="3847.14" table:style-name="ce2">
            <text:p>3.847,14</text:p>
          </table:table-cell>
          <table:table-cell office:value-type="float" office:value="403055.71" table:style-name="ce2">
            <text:p>403.055,71</text:p>
          </table:table-cell>
          <table:table-cell office:value-type="float" office:value="259" table:style-name="ce1">
            <text:p>259</text:p>
          </table:table-cell>
          <table:table-cell office:value-type="float" office:value="3642.87" table:style-name="ce2">
            <text:p>3.642,87</text:p>
          </table:table-cell>
          <table:table-cell office:value-type="float" office:value="407170.85" table:style-name="ce2">
            <text:p>407.170,85</text:p>
          </table:table-cell>
          <table:table-cell office:value-type="float" office:value="1" table:style-name="ce1">
            <text:p>1</text:p>
          </table:table-cell>
          <table:table-cell office:value-type="float" office:value="6453.73" table:style-name="ce2">
            <text:p>6.453,73</text:p>
          </table:table-cell>
          <table:table-cell office:value-type="float" office:value="701664.03" table:style-name="ce2">
            <text:p>701.664,03</text:p>
          </table:table-cell>
          <table:table-cell office:value-type="float" office:value="1" table:style-name="ce1">
            <text:p>1</text:p>
          </table:table-cell>
          <table:table-cell office:value-type="float" office:value="3192.02" table:style-name="ce2">
            <text:p>3.192,02</text:p>
          </table:table-cell>
          <table:table-cell office:value-type="float" office:value="276391.56" table:style-name="ce2">
            <text:p>276.391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28.09" table:style-name="ce1">
            <text:p>28,09</text:p>
          </table:table-cell>
          <table:table-cell office:value-type="float" office:value="1402.73" table:style-name="ce2">
            <text:p>1.402,73</text:p>
          </table:table-cell>
          <table:table-cell office:value-type="float" office:value="159" table:style-name="ce1">
            <text:p>159</text:p>
          </table:table-cell>
          <table:table-cell office:value-type="float" office:value="70.48" table:style-name="ce1">
            <text:p>70,48</text:p>
          </table:table-cell>
          <table:table-cell office:value-type="float" office:value="3786.8" table:style-name="ce2">
            <text:p>3.786,80</text:p>
          </table:table-cell>
          <table:table-cell office:value-type="float" office:value="114" table:style-name="ce1">
            <text:p>114</text:p>
          </table:table-cell>
          <table:table-cell office:value-type="float" office:value="48.33" table:style-name="ce1">
            <text:p>48,33</text:p>
          </table:table-cell>
          <table:table-cell office:value-type="float" office:value="2592.87" table:style-name="ce2">
            <text:p>2.592,87</text:p>
          </table:table-cell>
          <table:table-cell office:value-type="float" office:value="54" table:style-name="ce1">
            <text:p>54</text:p>
          </table:table-cell>
          <table:table-cell office:value-type="float" office:value="52.01" table:style-name="ce1">
            <text:p>52,01</text:p>
          </table:table-cell>
          <table:table-cell office:value-type="float" office:value="5139.07" table:style-name="ce2">
            <text:p>5.139,07</text:p>
          </table:table-cell>
          <table:table-cell office:value-type="float" office:value="110" table:style-name="ce1">
            <text:p>110</text:p>
          </table:table-cell>
          <table:table-cell office:value-type="float" office:value="90.53" table:style-name="ce1">
            <text:p>90,53</text:p>
          </table:table-cell>
          <table:table-cell office:value-type="float" office:value="5070.93" table:style-name="ce2">
            <text:p>5.070,93</text:p>
          </table:table-cell>
          <table:table-cell office:value-type="float" office:value="61" table:style-name="ce1">
            <text:p>61</text:p>
          </table:table-cell>
          <table:table-cell office:value-type="float" office:value="39.79" table:style-name="ce1">
            <text:p>39,79</text:p>
          </table:table-cell>
          <table:table-cell office:value-type="float" office:value="2207.59" table:style-name="ce2">
            <text:p>2.207,59</text:p>
          </table:table-cell>
          <table:table-cell office:value-type="float" office:value="168" table:style-name="ce1">
            <text:p>168</text:p>
          </table:table-cell>
          <table:table-cell office:value-type="float" office:value="107.51" table:style-name="ce1">
            <text:p>107,51</text:p>
          </table:table-cell>
          <table:table-cell office:value-type="float" office:value="5976.48" table:style-name="ce2">
            <text:p>5.976,48</text:p>
          </table:table-cell>
          <table:table-cell office:value-type="float" office:value="39" table:style-name="ce1">
            <text:p>39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987.71" table:style-name="ce1">
            <text:p>987,71</text:p>
          </table:table-cell>
          <table:table-cell office:value-type="float" office:value="49" table:style-name="ce1">
            <text:p>49</text:p>
          </table:table-cell>
          <table:table-cell office:value-type="float" office:value="22.26" table:style-name="ce1">
            <text:p>22,26</text:p>
          </table:table-cell>
          <table:table-cell office:value-type="float" office:value="1169.08" table:style-name="ce2">
            <text:p>1.169,08</text:p>
          </table:table-cell>
          <table:table-cell office:value-type="float" office:value="128" table:style-name="ce1">
            <text:p>128</text:p>
          </table:table-cell>
          <table:table-cell office:value-type="float" office:value="79.319999999999993" table:style-name="ce1">
            <text:p>79,32</text:p>
          </table:table-cell>
          <table:table-cell office:value-type="float" office:value="4235" table:style-name="ce2">
            <text:p>4.235,00</text:p>
          </table:table-cell>
          <table:table-cell office:value-type="float" office:value="132" table:style-name="ce1">
            <text:p>132</text:p>
          </table:table-cell>
          <table:table-cell office:value-type="float" office:value="68.489999999999995" table:style-name="ce1">
            <text:p>68,49</text:p>
          </table:table-cell>
          <table:table-cell office:value-type="float" office:value="3970.81" table:style-name="ce2">
            <text:p>3.970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07" table:style-name="ce1">
            <text:p>3,07</text:p>
          </table:table-cell>
          <table:table-cell office:value-type="float" office:value="272.98" table:style-name="ce1">
            <text:p>272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535.13" table:style-name="ce2">
            <text:p>2.535,13</text:p>
          </table:table-cell>
          <table:table-cell office:value-type="float" office:value="34" table:style-name="ce1">
            <text:p>34</text:p>
          </table:table-cell>
          <table:table-cell office:value-type="float" office:value="84.21" table:style-name="ce1">
            <text:p>84,21</text:p>
          </table:table-cell>
          <table:table-cell office:value-type="float" office:value="6712.05" table:style-name="ce2">
            <text:p>6.712,05</text:p>
          </table:table-cell>
          <table:table-cell office:value-type="float" office:value="7" table:style-name="ce1">
            <text:p>7</text:p>
          </table:table-cell>
          <table:table-cell office:value-type="float" office:value="66.91" table:style-name="ce1">
            <text:p>66,91</text:p>
          </table:table-cell>
          <table:table-cell office:value-type="float" office:value="5075.4399999999996" table:style-name="ce2">
            <text:p>5.075,44</text:p>
          </table:table-cell>
          <table:table-cell office:value-type="float" office:value="4" table:style-name="ce1">
            <text:p>4</text:p>
          </table:table-cell>
          <table:table-cell office:value-type="float" office:value="2.96" table:style-name="ce1">
            <text:p>2,96</text:p>
          </table:table-cell>
          <table:table-cell office:value-type="float" office:value="287.79000000000002" table:style-name="ce1">
            <text:p>287,79</text:p>
          </table:table-cell>
          <table:table-cell office:value-type="float" office:value="1" table:style-name="ce1">
            <text:p>1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205.07" table:style-name="ce1">
            <text:p>205,07</text:p>
          </table:table-cell>
          <table:table-cell office:value-type="float" office:value="10" table:style-name="ce1">
            <text:p>10</text:p>
          </table:table-cell>
          <table:table-cell office:value-type="float" office:value="23.46" table:style-name="ce1">
            <text:p>23,46</text:p>
          </table:table-cell>
          <table:table-cell office:value-type="float" office:value="1979.21" table:style-name="ce2">
            <text:p>1.979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37" table:style-name="ce1">
            <text:p>1,37</text:p>
          </table:table-cell>
          <table:table-cell office:value-type="float" office:value="125.8" table:style-name="ce1">
            <text:p>125,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96.93" table:style-name="ce1">
            <text:p>196,93</text:p>
          </table:table-cell>
          <table:table-cell office:value-type="float" office:value="14645.06" table:style-name="ce2">
            <text:p>14.645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6" table:style-name="ce1">
            <text:p>516</text:p>
          </table:table-cell>
          <table:table-cell office:value-type="float" office:value="55.71" table:style-name="ce1">
            <text:p>55,71</text:p>
          </table:table-cell>
          <table:table-cell office:value-type="float" office:value="3312.95" table:style-name="ce2">
            <text:p>3.312,95</text:p>
          </table:table-cell>
          <table:table-cell office:value-type="float" office:value="850" table:style-name="ce1">
            <text:p>850</text:p>
          </table:table-cell>
          <table:table-cell office:value-type="float" office:value="183.66" table:style-name="ce1">
            <text:p>183,66</text:p>
          </table:table-cell>
          <table:table-cell office:value-type="float" office:value="9964.41" table:style-name="ce2">
            <text:p>9.964,41</text:p>
          </table:table-cell>
          <table:table-cell office:value-type="float" office:value="828" table:style-name="ce1">
            <text:p>828</text:p>
          </table:table-cell>
          <table:table-cell office:value-type="float" office:value="154.58000000000001" table:style-name="ce1">
            <text:p>154,58</text:p>
          </table:table-cell>
          <table:table-cell office:value-type="float" office:value="8634.77" table:style-name="ce2">
            <text:p>8.634,77</text:p>
          </table:table-cell>
          <table:table-cell office:value-type="float" office:value="392" table:style-name="ce1">
            <text:p>392</text:p>
          </table:table-cell>
          <table:table-cell office:value-type="float" office:value="295.2" table:style-name="ce1">
            <text:p>295,2</text:p>
          </table:table-cell>
          <table:table-cell office:value-type="float" office:value="28300.67" table:style-name="ce2">
            <text:p>28.300,67</text:p>
          </table:table-cell>
          <table:table-cell office:value-type="float" office:value="820" table:style-name="ce1">
            <text:p>820</text:p>
          </table:table-cell>
          <table:table-cell office:value-type="float" office:value="208.4" table:style-name="ce1">
            <text:p>208,4</text:p>
          </table:table-cell>
          <table:table-cell office:value-type="float" office:value="11660.03" table:style-name="ce2">
            <text:p>11.660,03</text:p>
          </table:table-cell>
          <table:table-cell office:value-type="float" office:value="252" table:style-name="ce1">
            <text:p>252</text:p>
          </table:table-cell>
          <table:table-cell office:value-type="float" office:value="60.42" table:style-name="ce1">
            <text:p>60,42</text:p>
          </table:table-cell>
          <table:table-cell office:value-type="float" office:value="3357.53" table:style-name="ce2">
            <text:p>3.357,53</text:p>
          </table:table-cell>
          <table:table-cell office:value-type="float" office:value="569" table:style-name="ce1">
            <text:p>569</text:p>
          </table:table-cell>
          <table:table-cell office:value-type="float" office:value="175.04" table:style-name="ce1">
            <text:p>175,04</text:p>
          </table:table-cell>
          <table:table-cell office:value-type="float" office:value="9818.43" table:style-name="ce2">
            <text:p>9.818,43</text:p>
          </table:table-cell>
          <table:table-cell office:value-type="float" office:value="248" table:style-name="ce1">
            <text:p>248</text:p>
          </table:table-cell>
          <table:table-cell office:value-type="float" office:value="71.739999999999995" table:style-name="ce1">
            <text:p>71,74</text:p>
          </table:table-cell>
          <table:table-cell office:value-type="float" office:value="3960.18" table:style-name="ce2">
            <text:p>3.960,18</text:p>
          </table:table-cell>
          <table:table-cell office:value-type="float" office:value="240" table:style-name="ce1">
            <text:p>240</text:p>
          </table:table-cell>
          <table:table-cell office:value-type="float" office:value="72.81" table:style-name="ce1">
            <text:p>72,81</text:p>
          </table:table-cell>
          <table:table-cell office:value-type="float" office:value="3939.69" table:style-name="ce2">
            <text:p>3.939,69</text:p>
          </table:table-cell>
          <table:table-cell office:value-type="float" office:value="1005" table:style-name="ce3">
            <text:p>1.005</text:p>
          </table:table-cell>
          <table:table-cell office:value-type="float" office:value="185.99" table:style-name="ce1">
            <text:p>185,99</text:p>
          </table:table-cell>
          <table:table-cell office:value-type="float" office:value="10392.6" table:style-name="ce2">
            <text:p>10.392,60</text:p>
          </table:table-cell>
          <table:table-cell office:value-type="float" office:value="762" table:style-name="ce1">
            <text:p>762</text:p>
          </table:table-cell>
          <table:table-cell office:value-type="float" office:value="123.45" table:style-name="ce1">
            <text:p>123,45</text:p>
          </table:table-cell>
          <table:table-cell office:value-type="float" office:value="6959.13" table:style-name="ce2">
            <text:p>6.959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5.27" table:style-name="ce1">
            <text:p>5,27</text:p>
          </table:table-cell>
          <table:table-cell office:value-type="float" office:value="434.01" table:style-name="ce1">
            <text:p>434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.31" table:style-name="ce1">
            <text:p>10,31</text:p>
          </table:table-cell>
          <table:table-cell office:value-type="float" office:value="958.68" table:style-name="ce1">
            <text:p>958,68</text:p>
          </table:table-cell>
          <table:table-cell office:value-type="float" office:value="55" table:style-name="ce1">
            <text:p>55</text:p>
          </table:table-cell>
          <table:table-cell office:value-type="float" office:value="111.2" table:style-name="ce1">
            <text:p>111,2</text:p>
          </table:table-cell>
          <table:table-cell office:value-type="float" office:value="8853.93" table:style-name="ce2">
            <text:p>8.853,93</text:p>
          </table:table-cell>
          <table:table-cell office:value-type="float" office:value="5" table:style-name="ce1">
            <text:p>5</text:p>
          </table:table-cell>
          <table:table-cell office:value-type="float" office:value="5.09" table:style-name="ce1">
            <text:p>5,09</text:p>
          </table:table-cell>
          <table:table-cell office:value-type="float" office:value="541.94000000000005" table:style-name="ce1">
            <text:p>541,94</text:p>
          </table:table-cell>
          <table:table-cell office:value-type="float" office:value="8" table:style-name="ce1">
            <text:p>8</text:p>
          </table:table-cell>
          <table:table-cell office:value-type="float" office:value="10.65" table:style-name="ce1">
            <text:p>10,65</text:p>
          </table:table-cell>
          <table:table-cell office:value-type="float" office:value="955.51" table:style-name="ce1">
            <text:p>955,51</text:p>
          </table:table-cell>
          <table:table-cell office:value-type="float" office:value="7" table:style-name="ce1">
            <text:p>7</text:p>
          </table:table-cell>
          <table:table-cell office:value-type="float" office:value="14.22" table:style-name="ce1">
            <text:p>14,22</text:p>
          </table:table-cell>
          <table:table-cell office:value-type="float" office:value="1230.5" table:style-name="ce2">
            <text:p>1.230,50</text:p>
          </table:table-cell>
          <table:table-cell office:value-type="float" office:value="19" table:style-name="ce1">
            <text:p>19</text:p>
          </table:table-cell>
          <table:table-cell office:value-type="float" office:value="54.54" table:style-name="ce1">
            <text:p>54,54</text:p>
          </table:table-cell>
          <table:table-cell office:value-type="float" office:value="4394.78" table:style-name="ce2">
            <text:p>4.394,78</text:p>
          </table:table-cell>
          <table:table-cell office:value-type="float" office:value="2" table:style-name="ce1">
            <text:p>2</text:p>
          </table:table-cell>
          <table:table-cell office:value-type="float" office:value="1.88" table:style-name="ce1">
            <text:p>1,88</text:p>
          </table:table-cell>
          <table:table-cell office:value-type="float" office:value="150.38999999999999" table:style-name="ce1">
            <text:p>150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56" table:style-name="ce1">
            <text:p>3,56</text:p>
          </table:table-cell>
          <table:table-cell office:value-type="float" office:value="425.46" table:style-name="ce1">
            <text:p>425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08.42" table:style-name="ce1">
            <text:p>108,42</text:p>
          </table:table-cell>
          <table:table-cell office:value-type="float" office:value="8439.09" table:style-name="ce2">
            <text:p>8.439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9.65" table:style-name="ce1">
            <text:p>29,65</text:p>
          </table:table-cell>
          <table:table-cell office:value-type="float" office:value="1194.98" table:style-name="ce2">
            <text:p>1.194,98</text:p>
          </table:table-cell>
          <table:table-cell office:value-type="float" office:value="8" table:style-name="ce1">
            <text:p>8</text:p>
          </table:table-cell>
          <table:table-cell office:value-type="float" office:value="7.35" table:style-name="ce1">
            <text:p>7,35</text:p>
          </table:table-cell>
          <table:table-cell office:value-type="float" office:value="299.39999999999998" table:style-name="ce1">
            <text:p>299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.98" table:style-name="ce1">
            <text:p>9,98</text:p>
          </table:table-cell>
          <table:table-cell office:value-type="float" office:value="406.28" table:style-name="ce1">
            <text:p>406,28</text:p>
          </table:table-cell>
          <table:table-cell office:value-type="float" office:value="1" table:style-name="ce1">
            <text:p>1</text:p>
          </table:table-cell>
          <table:table-cell office:value-type="float" office:value="39.11" table:style-name="ce1">
            <text:p>39,11</text:p>
          </table:table-cell>
          <table:table-cell office:value-type="float" office:value="1565.06" table:style-name="ce2">
            <text:p>1.565,06</text:p>
          </table:table-cell>
          <table:table-cell office:value-type="float" office:value="10" table:style-name="ce1">
            <text:p>10</text:p>
          </table:table-cell>
          <table:table-cell office:value-type="float" office:value="6.16" table:style-name="ce1">
            <text:p>6,16</text:p>
          </table:table-cell>
          <table:table-cell office:value-type="float" office:value="253.52" table:style-name="ce1">
            <text:p>253,52</text:p>
          </table:table-cell>
          <table:table-cell office:value-type="float" office:value="7" table:style-name="ce1">
            <text:p>7</text:p>
          </table:table-cell>
          <table:table-cell office:value-type="float" office:value="38.92" table:style-name="ce1">
            <text:p>38,92</text:p>
          </table:table-cell>
          <table:table-cell office:value-type="float" office:value="1586.72" table:style-name="ce2">
            <text:p>1.586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1.74" table:style-name="ce1">
            <text:p>21,74</text:p>
          </table:table-cell>
          <table:table-cell office:value-type="float" office:value="880.06" table:style-name="ce1">
            <text:p>880,06</text:p>
          </table:table-cell>
          <table:table-cell office:value-type="float" office:value="53" table:style-name="ce1">
            <text:p>53</text:p>
          </table:table-cell>
          <table:table-cell office:value-type="float" office:value="38.44" table:style-name="ce1">
            <text:p>38,44</text:p>
          </table:table-cell>
          <table:table-cell office:value-type="float" office:value="1574.74" table:style-name="ce2">
            <text:p>1.574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6.809999999999999" table:style-name="ce1">
            <text:p>16,81</text:p>
          </table:table-cell>
          <table:table-cell office:value-type="float" office:value="1482.32" table:style-name="ce2">
            <text:p>1.482,32</text:p>
          </table:table-cell>
          <table:table-cell office:value-type="float" office:value="9" table:style-name="ce1">
            <text:p>9</text:p>
          </table:table-cell>
          <table:table-cell office:value-type="float" office:value="61.69" table:style-name="ce1">
            <text:p>61,69</text:p>
          </table:table-cell>
          <table:table-cell office:value-type="float" office:value="5358.33" table:style-name="ce2">
            <text:p>5.358,33</text:p>
          </table:table-cell>
          <table:table-cell office:value-type="float" office:value="51" table:style-name="ce1">
            <text:p>51</text:p>
          </table:table-cell>
          <table:table-cell office:value-type="float" office:value="118.73" table:style-name="ce1">
            <text:p>118,73</text:p>
          </table:table-cell>
          <table:table-cell office:value-type="float" office:value="10708.09" table:style-name="ce2">
            <text:p>10.708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5.95" table:style-name="ce1">
            <text:p>25,95</text:p>
          </table:table-cell>
          <table:table-cell office:value-type="float" office:value="2268.83" table:style-name="ce2">
            <text:p>2.26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28" table:style-name="ce1">
            <text:p>7,28</text:p>
          </table:table-cell>
          <table:table-cell office:value-type="float" office:value="568.28" table:style-name="ce1">
            <text:p>568,28</text:p>
          </table:table-cell>
          <table:table-cell office:value-type="float" office:value="27" table:style-name="ce1">
            <text:p>27</text:p>
          </table:table-cell>
          <table:table-cell office:value-type="float" office:value="15.17" table:style-name="ce1">
            <text:p>15,17</text:p>
          </table:table-cell>
          <table:table-cell office:value-type="float" office:value="1614.44" table:style-name="ce2">
            <text:p>1.614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1.74" table:style-name="ce1">
            <text:p>51,74</text:p>
          </table:table-cell>
          <table:table-cell office:value-type="float" office:value="4373.84" table:style-name="ce2">
            <text:p>4.373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2.97" table:style-name="ce1">
            <text:p>12,97</text:p>
          </table:table-cell>
          <table:table-cell office:value-type="float" office:value="851.86" table:style-name="ce1">
            <text:p>851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6.94" table:style-name="ce1">
            <text:p>26,94</text:p>
          </table:table-cell>
          <table:table-cell office:value-type="float" office:value="1816.48" table:style-name="ce2">
            <text:p>1.816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9.97" table:style-name="ce1">
            <text:p>29,97</text:p>
          </table:table-cell>
          <table:table-cell office:value-type="float" office:value="1976.08" table:style-name="ce2">
            <text:p>1.97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8.9" table:style-name="ce1">
            <text:p>28,9</text:p>
          </table:table-cell>
          <table:table-cell office:value-type="float" office:value="1903.56" table:style-name="ce2">
            <text:p>1.903,56</text:p>
          </table:table-cell>
          <table:table-cell office:value-type="float" office:value="12" table:style-name="ce1">
            <text:p>12</text:p>
          </table:table-cell>
          <table:table-cell office:value-type="float" office:value="9.91" table:style-name="ce1">
            <text:p>9,91</text:p>
          </table:table-cell>
          <table:table-cell office:value-type="float" office:value="649.55999999999995" table:style-name="ce1">
            <text:p>649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7.03" table:style-name="ce1">
            <text:p>77,03</text:p>
          </table:table-cell>
          <table:table-cell office:value-type="float" office:value="4879.59" table:style-name="ce2">
            <text:p>4.879,59</text:p>
          </table:table-cell>
          <table:table-cell office:value-type="float" office:value="1" table:style-name="ce1">
            <text:p>1</text:p>
          </table:table-cell>
          <table:table-cell office:value-type="float" office:value="67.56" table:style-name="ce1">
            <text:p>67,56</text:p>
          </table:table-cell>
          <table:table-cell office:value-type="float" office:value="4202.3500000000004" table:style-name="ce2">
            <text:p>4.202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6" table:style-name="ce1">
            <text:p>6,6</text:p>
          </table:table-cell>
          <table:table-cell office:value-type="float" office:value="510.64" table:style-name="ce1">
            <text:p>510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33.88" table:style-name="ce1">
            <text:p>833,88</text:p>
          </table:table-cell>
          <table:table-cell office:value-type="float" office:value="52529" table:style-name="ce2">
            <text:p>52.529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495.34" table:style-name="ce1">
            <text:p>495,34</text:p>
          </table:table-cell>
          <table:table-cell office:value-type="float" office:value="233" table:style-name="ce1">
            <text:p>233</text:p>
          </table:table-cell>
          <table:table-cell office:value-type="float" office:value="118.96" table:style-name="ce1">
            <text:p>118,96</text:p>
          </table:table-cell>
          <table:table-cell office:value-type="float" office:value="12105.35" table:style-name="ce2">
            <text:p>12.105,35</text:p>
          </table:table-cell>
          <table:table-cell office:value-type="float" office:value="61" table:style-name="ce1">
            <text:p>61</text:p>
          </table:table-cell>
          <table:table-cell office:value-type="float" office:value="50.65" table:style-name="ce1">
            <text:p>50,65</text:p>
          </table:table-cell>
          <table:table-cell office:value-type="float" office:value="5456.79" table:style-name="ce2">
            <text:p>5.456,79</text:p>
          </table:table-cell>
          <table:table-cell office:value-type="float" office:value="13" table:style-name="ce1">
            <text:p>13</text:p>
          </table:table-cell>
          <table:table-cell office:value-type="float" office:value="3.05" table:style-name="ce1">
            <text:p>3,05</text:p>
          </table:table-cell>
          <table:table-cell office:value-type="float" office:value="308.94" table:style-name="ce1">
            <text:p>308,94</text:p>
          </table:table-cell>
          <table:table-cell office:value-type="float" office:value="10" table:style-name="ce1">
            <text:p>10</text:p>
          </table:table-cell>
          <table:table-cell office:value-type="float" office:value="4.26" table:style-name="ce1">
            <text:p>4,26</text:p>
          </table:table-cell>
          <table:table-cell office:value-type="float" office:value="429.56" table:style-name="ce1">
            <text:p>429,56</text:p>
          </table:table-cell>
          <table:table-cell office:value-type="float" office:value="25" table:style-name="ce1">
            <text:p>25</text:p>
          </table:table-cell>
          <table:table-cell office:value-type="float" office:value="10.86" table:style-name="ce1">
            <text:p>10,86</text:p>
          </table:table-cell>
          <table:table-cell office:value-type="float" office:value="1105.75" table:style-name="ce2">
            <text:p>1.105,75</text:p>
          </table:table-cell>
          <table:table-cell office:value-type="float" office:value="56" table:style-name="ce1">
            <text:p>56</text:p>
          </table:table-cell>
          <table:table-cell office:value-type="float" office:value="13.7" table:style-name="ce1">
            <text:p>13,7</text:p>
          </table:table-cell>
          <table:table-cell office:value-type="float" office:value="1420.96" table:style-name="ce2">
            <text:p>1.420,9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2.6" table:style-name="ce1">
            <text:p>102,6</text:p>
          </table:table-cell>
          <table:table-cell office:value-type="float" office:value="73" table:style-name="ce1">
            <text:p>73</text:p>
          </table:table-cell>
          <table:table-cell office:value-type="float" office:value="18.37" table:style-name="ce1">
            <text:p>18,37</text:p>
          </table:table-cell>
          <table:table-cell office:value-type="float" office:value="1903.65" table:style-name="ce2">
            <text:p>1.903,65</text:p>
          </table:table-cell>
          <table:table-cell office:value-type="float" office:value="4" table:style-name="ce1">
            <text:p>4</text:p>
          </table:table-cell>
          <table:table-cell office:value-type="float" office:value="0.5" table:style-name="ce1">
            <text:p>0,5</text:p>
          </table:table-cell>
          <table:table-cell office:value-type="float" office:value="51.55" table:style-name="ce1">
            <text:p>51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7" table:style-name="ce1">
            <text:p>0,47</text:p>
          </table:table-cell>
          <table:table-cell office:value-type="float" office:value="107.39" table:style-name="ce1">
            <text:p>107,39</text:p>
          </table:table-cell>
          <table:table-cell office:value-type="float" office:value="5" table:style-name="ce1">
            <text:p>5</text:p>
          </table:table-cell>
          <table:table-cell office:value-type="float" office:value="20.8" table:style-name="ce1">
            <text:p>20,8</text:p>
          </table:table-cell>
          <table:table-cell office:value-type="float" office:value="2551.77" table:style-name="ce2">
            <text:p>2.551,77</text:p>
          </table:table-cell>
          <table:table-cell office:value-type="float" office:value="6" table:style-name="ce1">
            <text:p>6</text:p>
          </table:table-cell>
          <table:table-cell office:value-type="float" office:value="33.07" table:style-name="ce1">
            <text:p>33,07</text:p>
          </table:table-cell>
          <table:table-cell office:value-type="float" office:value="3825.24" table:style-name="ce2">
            <text:p>3.825,24</text:p>
          </table:table-cell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15.95999999999998" table:style-name="ce1">
            <text:p>315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270.42" table:style-name="ce1">
            <text:p>270,42</text:p>
          </table:table-cell>
          <table:table-cell office:value-type="float" office:value="3" table:style-name="ce1">
            <text:p>3</text:p>
          </table:table-cell>
          <table:table-cell office:value-type="float" office:value="7.6" table:style-name="ce1">
            <text:p>7,6</text:p>
          </table:table-cell>
          <table:table-cell office:value-type="float" office:value="817.67" table:style-name="ce1">
            <text:p>817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1" table:style-name="ce1">
            <text:p>5,51</text:p>
          </table:table-cell>
          <table:table-cell office:value-type="float" office:value="538.62" table:style-name="ce1">
            <text:p>538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8.64" table:style-name="ce1">
            <text:p>8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2" table:style-name="ce1">
            <text:p>0,52</text:p>
          </table:table-cell>
          <table:table-cell office:value-type="float" office:value="26.01" table:style-name="ce1">
            <text:p>26,01</text:p>
          </table:table-cell>
          <table:table-cell office:value-type="float" office:value="1" table:style-name="ce1">
            <text:p>1</text:p>
          </table:table-cell>
          <table:table-cell office:value-type="float" office:value="0.16" table:style-name="ce1">
            <text:p>0,16</text:p>
          </table:table-cell>
          <table:table-cell office:value-type="float" office:value="6.97" table:style-name="ce1">
            <text:p>6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8" table:style-name="ce1">
            <text:p>0,38</text:p>
          </table:table-cell>
          <table:table-cell office:value-type="float" office:value="18.28" table:style-name="ce1">
            <text:p>18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7.96" table:style-name="ce1">
            <text:p>17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1.03" table:style-name="ce1">
            <text:p>1,03</text:p>
          </table:table-cell>
          <table:table-cell office:value-type="float" office:value="81.64" table:style-name="ce1">
            <text:p>81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47" table:style-name="ce1">
            <text:p>347</text:p>
          </table:table-cell>
          <table:table-cell office:value-type="float" office:value="95.68" table:style-name="ce1">
            <text:p>95,68</text:p>
          </table:table-cell>
          <table:table-cell office:value-type="float" office:value="8903.7800000000007" table:style-name="ce2">
            <text:p>8.903,78</text:p>
          </table:table-cell>
          <table:table-cell office:value-type="float" office:value="1017" table:style-name="ce3">
            <text:p>1.017</text:p>
          </table:table-cell>
          <table:table-cell office:value-type="float" office:value="341.2" table:style-name="ce1">
            <text:p>341,2</text:p>
          </table:table-cell>
          <table:table-cell office:value-type="float" office:value="31511.94" table:style-name="ce2">
            <text:p>31.511,94</text:p>
          </table:table-cell>
          <table:table-cell office:value-type="float" office:value="408" table:style-name="ce1">
            <text:p>408</text:p>
          </table:table-cell>
          <table:table-cell office:value-type="float" office:value="183.71" table:style-name="ce1">
            <text:p>183,71</text:p>
          </table:table-cell>
          <table:table-cell office:value-type="float" office:value="16975.13" table:style-name="ce2">
            <text:p>16.975,13</text:p>
          </table:table-cell>
          <table:table-cell office:value-type="float" office:value="1381" table:style-name="ce3">
            <text:p>1.381</text:p>
          </table:table-cell>
          <table:table-cell office:value-type="float" office:value="897.61" table:style-name="ce1">
            <text:p>897,61</text:p>
          </table:table-cell>
          <table:table-cell office:value-type="float" office:value="84506.34" table:style-name="ce2">
            <text:p>84.506,34</text:p>
          </table:table-cell>
          <table:table-cell office:value-type="float" office:value="638" table:style-name="ce1">
            <text:p>638</text:p>
          </table:table-cell>
          <table:table-cell office:value-type="float" office:value="424.48" table:style-name="ce1">
            <text:p>424,48</text:p>
          </table:table-cell>
          <table:table-cell office:value-type="float" office:value="38921.279999999999" table:style-name="ce2">
            <text:p>38.921,28</text:p>
          </table:table-cell>
          <table:table-cell office:value-type="float" office:value="268" table:style-name="ce1">
            <text:p>268</text:p>
          </table:table-cell>
          <table:table-cell office:value-type="float" office:value="151.78" table:style-name="ce1">
            <text:p>151,78</text:p>
          </table:table-cell>
          <table:table-cell office:value-type="float" office:value="14304.59" table:style-name="ce2">
            <text:p>14.304,59</text:p>
          </table:table-cell>
          <table:table-cell office:value-type="float" office:value="548" table:style-name="ce1">
            <text:p>548</text:p>
          </table:table-cell>
          <table:table-cell office:value-type="float" office:value="338.43" table:style-name="ce1">
            <text:p>338,43</text:p>
          </table:table-cell>
          <table:table-cell office:value-type="float" office:value="31120.22" table:style-name="ce2">
            <text:p>31.120,22</text:p>
          </table:table-cell>
          <table:table-cell office:value-type="float" office:value="346" table:style-name="ce1">
            <text:p>346</text:p>
          </table:table-cell>
          <table:table-cell office:value-type="float" office:value="223.29" table:style-name="ce1">
            <text:p>223,29</text:p>
          </table:table-cell>
          <table:table-cell office:value-type="float" office:value="20846.400000000001" table:style-name="ce2">
            <text:p>20.846,40</text:p>
          </table:table-cell>
          <table:table-cell office:value-type="float" office:value="607" table:style-name="ce1">
            <text:p>607</text:p>
          </table:table-cell>
          <table:table-cell office:value-type="float" office:value="532.01" table:style-name="ce1">
            <text:p>532,01</text:p>
          </table:table-cell>
          <table:table-cell office:value-type="float" office:value="49088.53" table:style-name="ce2">
            <text:p>49.088,53</text:p>
          </table:table-cell>
          <table:table-cell office:value-type="float" office:value="682" table:style-name="ce1">
            <text:p>682</text:p>
          </table:table-cell>
          <table:table-cell office:value-type="float" office:value="405.78" table:style-name="ce1">
            <text:p>405,78</text:p>
          </table:table-cell>
          <table:table-cell office:value-type="float" office:value="37228.76" table:style-name="ce2">
            <text:p>37.228,76</text:p>
          </table:table-cell>
          <table:table-cell office:value-type="float" office:value="282" table:style-name="ce1">
            <text:p>282</text:p>
          </table:table-cell>
          <table:table-cell office:value-type="float" office:value="131.16999999999999" table:style-name="ce1">
            <text:p>131,17</text:p>
          </table:table-cell>
          <table:table-cell office:value-type="float" office:value="12072.29" table:style-name="ce2">
            <text:p>12.072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3902.9" table:style-name="ce2">
            <text:p>3.902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7.17" table:style-name="ce1">
            <text:p>57,17</text:p>
          </table:table-cell>
          <table:table-cell office:value-type="float" office:value="5913.01" table:style-name="ce2">
            <text:p>5.913,01</text:p>
          </table:table-cell>
          <table:table-cell office:value-type="float" office:value="310" table:style-name="ce1">
            <text:p>310</text:p>
          </table:table-cell>
          <table:table-cell office:value-type="float" office:value="761.18" table:style-name="ce1">
            <text:p>761,18</text:p>
          </table:table-cell>
          <table:table-cell office:value-type="float" office:value="77612.06" table:style-name="ce2">
            <text:p>77.612,06</text:p>
          </table:table-cell>
          <table:table-cell office:value-type="float" office:value="73" table:style-name="ce1">
            <text:p>73</text:p>
          </table:table-cell>
          <table:table-cell office:value-type="float" office:value="135.77000000000001" table:style-name="ce1">
            <text:p>135,77</text:p>
          </table:table-cell>
          <table:table-cell office:value-type="float" office:value="14751.16" table:style-name="ce2">
            <text:p>14.751,16</text:p>
          </table:table-cell>
          <table:table-cell office:value-type="float" office:value="28" table:style-name="ce1">
            <text:p>28</text:p>
          </table:table-cell>
          <table:table-cell office:value-type="float" office:value="69.41" table:style-name="ce1">
            <text:p>69,41</text:p>
          </table:table-cell>
          <table:table-cell office:value-type="float" office:value="7736.68" table:style-name="ce2">
            <text:p>7.736,68</text:p>
          </table:table-cell>
          <table:table-cell office:value-type="float" office:value="91" table:style-name="ce1">
            <text:p>91</text:p>
          </table:table-cell>
          <table:table-cell office:value-type="float" office:value="210.53" table:style-name="ce1">
            <text:p>210,53</text:p>
          </table:table-cell>
          <table:table-cell office:value-type="float" office:value="21225.4" table:style-name="ce2">
            <text:p>21.225,40</text:p>
          </table:table-cell>
          <table:table-cell office:value-type="float" office:value="56" table:style-name="ce1">
            <text:p>56</text:p>
          </table:table-cell>
          <table:table-cell office:value-type="float" office:value="200.05" table:style-name="ce1">
            <text:p>200,05</text:p>
          </table:table-cell>
          <table:table-cell office:value-type="float" office:value="20958.439999999999" table:style-name="ce2">
            <text:p>20.958,44</text:p>
          </table:table-cell>
          <table:table-cell office:value-type="float" office:value="11" table:style-name="ce1">
            <text:p>11</text:p>
          </table:table-cell>
          <table:table-cell office:value-type="float" office:value="11.9" table:style-name="ce1">
            <text:p>11,9</text:p>
          </table:table-cell>
          <table:table-cell office:value-type="float" office:value="1450.6" table:style-name="ce2">
            <text:p>1.450,60</text:p>
          </table:table-cell>
          <table:table-cell office:value-type="float" office:value="3" table:style-name="ce1">
            <text:p>3</text:p>
          </table:table-cell>
          <table:table-cell office:value-type="float" office:value="6.53" table:style-name="ce1">
            <text:p>6,53</text:p>
          </table:table-cell>
          <table:table-cell office:value-type="float" office:value="651.70000000000005" table:style-name="ce1">
            <text:p>651,7</text:p>
          </table:table-cell>
          <table:table-cell office:value-type="float" office:value="29" table:style-name="ce1">
            <text:p>29</text:p>
          </table:table-cell>
          <table:table-cell office:value-type="float" office:value="24.07" table:style-name="ce1">
            <text:p>24,07</text:p>
          </table:table-cell>
          <table:table-cell office:value-type="float" office:value="2791.01" table:style-name="ce2">
            <text:p>2.791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8" table:style-name="ce1">
            <text:p>3,38</text:p>
          </table:table-cell>
          <table:table-cell office:value-type="float" office:value="365.54" table:style-name="ce1">
            <text:p>365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7450.91" table:style-name="ce2">
            <text:p>7.450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909.58" table:style-name="ce1">
            <text:p>909,58</text:p>
          </table:table-cell>
          <table:table-cell office:value-type="float" office:value="87445.32" table:style-name="ce2">
            <text:p>87.445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67" table:style-name="ce1">
            <text:p>1,67</text:p>
          </table:table-cell>
          <table:table-cell office:value-type="float" office:value="187.76" table:style-name="ce1">
            <text:p>187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99" table:style-name="ce1">
            <text:p>1,99</text:p>
          </table:table-cell>
          <table:table-cell office:value-type="float" office:value="311.25" table:style-name="ce1">
            <text:p>311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.05" table:style-name="ce1">
            <text:p>7,05</text:p>
          </table:table-cell>
          <table:table-cell office:value-type="float" office:value="780.77" table:style-name="ce1">
            <text:p>780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92" table:style-name="ce1">
            <text:p>3,92</text:p>
          </table:table-cell>
          <table:table-cell office:value-type="float" office:value="411.38" table:style-name="ce1">
            <text:p>411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73" table:style-name="ce1">
            <text:p>0,73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14" table:style-name="ce1">
            <text:p>14</text:p>
          </table:table-cell>
          <table:table-cell office:value-type="float" office:value="1.52" table:style-name="ce1">
            <text:p>1,52</text:p>
          </table:table-cell>
          <table:table-cell office:value-type="float" office:value="144.81" table:style-name="ce1">
            <text:p>14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65" table:style-name="ce1">
            <text:p>6,65</text:p>
          </table:table-cell>
          <table:table-cell office:value-type="float" office:value="646.57000000000005" table:style-name="ce1">
            <text:p>646,57</text:p>
          </table:table-cell>
          <table:table-cell office:value-type="float" office:value="11" table:style-name="ce1">
            <text:p>11</text:p>
          </table:table-cell>
          <table:table-cell office:value-type="float" office:value="2.81" table:style-name="ce1">
            <text:p>2,81</text:p>
          </table:table-cell>
          <table:table-cell office:value-type="float" office:value="261.02" table:style-name="ce1">
            <text:p>261,02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,25</text:p>
          </table:table-cell>
          <table:table-cell office:value-type="float" office:value="21.83" table:style-name="ce1">
            <text:p>21,83</text:p>
          </table:table-cell>
          <table:table-cell office:value-type="float" office:value="11" table:style-name="ce1">
            <text:p>11</text:p>
          </table:table-cell>
          <table:table-cell office:value-type="float" office:value="5.75" table:style-name="ce1">
            <text:p>5,75</text:p>
          </table:table-cell>
          <table:table-cell office:value-type="float" office:value="531.97" table:style-name="ce1">
            <text:p>531,97</text:p>
          </table:table-cell>
          <table:table-cell office:value-type="float" office:value="11" table:style-name="ce1">
            <text:p>11</text:p>
          </table:table-cell>
          <table:table-cell office:value-type="float" office:value="2.17" table:style-name="ce1">
            <text:p>2,17</text:p>
          </table:table-cell>
          <table:table-cell office:value-type="float" office:value="200.85" table:style-name="ce1">
            <text:p>200,85</text:p>
          </table:table-cell>
          <table:table-cell office:value-type="float" office:value="6" table:style-name="ce1">
            <text:p>6</text:p>
          </table:table-cell>
          <table:table-cell office:value-type="float" office:value="0.26" table:style-name="ce1">
            <text:p>0,26</text:p>
          </table:table-cell>
          <table:table-cell office:value-type="float" office:value="29.94" table:style-name="ce1">
            <text:p>29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6" table:style-name="ce1">
            <text:p>16</text:p>
          </table:table-cell>
          <table:table-cell office:value-type="float" office:value="3.46" table:style-name="ce1">
            <text:p>3,46</text:p>
          </table:table-cell>
          <table:table-cell office:value-type="float" office:value="293.89" table:style-name="ce1">
            <text:p>293,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98.7" table:style-name="ce1">
            <text:p>198,7</text:p>
          </table:table-cell>
          <table:table-cell office:value-type="float" office:value="1" table:style-name="ce1">
            <text:p>1</text:p>
          </table:table-cell>
          <table:table-cell office:value-type="float" office:value="3.08" table:style-name="ce1">
            <text:p>3,08</text:p>
          </table:table-cell>
          <table:table-cell office:value-type="float" office:value="276.23" table:style-name="ce1">
            <text:p>276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11.28" table:style-name="ce1">
            <text:p>411,28</text:p>
          </table:table-cell>
          <table:table-cell office:value-type="float" office:value="14" table:style-name="ce1">
            <text:p>14</text:p>
          </table:table-cell>
          <table:table-cell office:value-type="float" office:value="14.22" table:style-name="ce1">
            <text:p>14,22</text:p>
          </table:table-cell>
          <table:table-cell office:value-type="float" office:value="1180.31" table:style-name="ce2">
            <text:p>1.180,31</text:p>
          </table:table-cell>
          <table:table-cell office:value-type="float" office:value="30" table:style-name="ce1">
            <text:p>30</text:p>
          </table:table-cell>
          <table:table-cell office:value-type="float" office:value="30.2" table:style-name="ce1">
            <text:p>30,2</text:p>
          </table:table-cell>
          <table:table-cell office:value-type="float" office:value="2490.89" table:style-name="ce2">
            <text:p>2.490,89</text:p>
          </table:table-cell>
          <table:table-cell office:value-type="float" office:value="5" table:style-name="ce1">
            <text:p>5</text:p>
          </table:table-cell>
          <table:table-cell office:value-type="float" office:value="4.83" table:style-name="ce1">
            <text:p>4,83</text:p>
          </table:table-cell>
          <table:table-cell office:value-type="float" office:value="391.53" table:style-name="ce1">
            <text:p>391,53</text:p>
          </table:table-cell>
          <table:table-cell office:value-type="float" office:value="24" table:style-name="ce1">
            <text:p>24</text:p>
          </table:table-cell>
          <table:table-cell office:value-type="float" office:value="29.29" table:style-name="ce1">
            <text:p>29,29</text:p>
          </table:table-cell>
          <table:table-cell office:value-type="float" office:value="2411.64" table:style-name="ce2">
            <text:p>2.411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18.32" table:style-name="ce1">
            <text:p>18,32</text:p>
          </table:table-cell>
          <table:table-cell office:value-type="float" office:value="5" table:style-name="ce1">
            <text:p>5</text:p>
          </table:table-cell>
          <table:table-cell office:value-type="float" office:value="0.54" table:style-name="ce1">
            <text:p>0,5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8.98" table:style-name="ce1">
            <text:p>8,98</text:p>
          </table:table-cell>
          <table:table-cell office:value-type="float" office:value="876.86" table:style-name="ce1">
            <text:p>876,86</text:p>
          </table:table-cell>
          <table:table-cell office:value-type="float" office:value="10" table:style-name="ce1">
            <text:p>10</text:p>
          </table:table-cell>
          <table:table-cell office:value-type="float" office:value="12.45" table:style-name="ce1">
            <text:p>12,45</text:p>
          </table:table-cell>
          <table:table-cell office:value-type="float" office:value="1156.8" table:style-name="ce2">
            <text:p>1.156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.34" table:style-name="ce1">
            <text:p>15,34</text:p>
          </table:table-cell>
          <table:table-cell office:value-type="float" office:value="1620.72" table:style-name="ce2">
            <text:p>1.620,72</text:p>
          </table:table-cell>
          <table:table-cell office:value-type="float" office:value="2" table:style-name="ce1">
            <text:p>2</text:p>
          </table:table-cell>
          <table:table-cell office:value-type="float" office:value="0.52" table:style-name="ce1">
            <text:p>0,52</text:p>
          </table:table-cell>
          <table:table-cell office:value-type="float" office:value="145.01" table:style-name="ce1">
            <text:p>14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.46" table:style-name="ce1">
            <text:p>13,46</text:p>
          </table:table-cell>
          <table:table-cell office:value-type="float" office:value="1591.32" table:style-name="ce2">
            <text:p>1.591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05.34" table:style-name="ce1">
            <text:p>105,34</text:p>
          </table:table-cell>
          <table:table-cell office:value-type="float" office:value="7875.04" table:style-name="ce2">
            <text:p>7.875,04</text:p>
          </table:table-cell>
          <table:table-cell office:value-type="float" office:value="17" table:style-name="ce1">
            <text:p>17</text:p>
          </table:table-cell>
          <table:table-cell office:value-type="float" office:value="17.39" table:style-name="ce1">
            <text:p>17,39</text:p>
          </table:table-cell>
          <table:table-cell office:value-type="float" office:value="1457.54" table:style-name="ce2">
            <text:p>1.457,54</text:p>
          </table:table-cell>
          <table:table-cell office:value-type="float" office:value="17" table:style-name="ce1">
            <text:p>17</text:p>
          </table:table-cell>
          <table:table-cell office:value-type="float" office:value="118.2" table:style-name="ce1">
            <text:p>118,2</text:p>
          </table:table-cell>
          <table:table-cell office:value-type="float" office:value="9383.86" table:style-name="ce2">
            <text:p>9.383,86</text:p>
          </table:table-cell>
          <table:table-cell office:value-type="float" office:value="27" table:style-name="ce1">
            <text:p>27</text:p>
          </table:table-cell>
          <table:table-cell office:value-type="float" office:value="340.19" table:style-name="ce1">
            <text:p>340,19</text:p>
          </table:table-cell>
          <table:table-cell office:value-type="float" office:value="25110.28" table:style-name="ce2">
            <text:p>25.110,28</text:p>
          </table:table-cell>
          <table:table-cell office:value-type="float" office:value="25" table:style-name="ce1">
            <text:p>25</text:p>
          </table:table-cell>
          <table:table-cell office:value-type="float" office:value="221.12" table:style-name="ce1">
            <text:p>221,12</text:p>
          </table:table-cell>
          <table:table-cell office:value-type="float" office:value="17414.400000000001" table:style-name="ce2">
            <text:p>17.414,40</text:p>
          </table:table-cell>
          <table:table-cell office:value-type="float" office:value="27" table:style-name="ce1">
            <text:p>27</text:p>
          </table:table-cell>
          <table:table-cell office:value-type="float" office:value="231.23" table:style-name="ce1">
            <text:p>231,23</text:p>
          </table:table-cell>
          <table:table-cell office:value-type="float" office:value="17711.849999999999" table:style-name="ce2">
            <text:p>17.711,85</text:p>
          </table:table-cell>
          <table:table-cell office:value-type="float" office:value="38" table:style-name="ce1">
            <text:p>38</text:p>
          </table:table-cell>
          <table:table-cell office:value-type="float" office:value="97.7" table:style-name="ce1">
            <text:p>97,7</text:p>
          </table:table-cell>
          <table:table-cell office:value-type="float" office:value="8041.49" table:style-name="ce2">
            <text:p>8.041,49</text:p>
          </table:table-cell>
          <table:table-cell office:value-type="float" office:value="9" table:style-name="ce1">
            <text:p>9</text:p>
          </table:table-cell>
          <table:table-cell office:value-type="float" office:value="194.29" table:style-name="ce1">
            <text:p>194,29</text:p>
          </table:table-cell>
          <table:table-cell office:value-type="float" office:value="14266.37" table:style-name="ce2">
            <text:p>14.266,37</text:p>
          </table:table-cell>
          <table:table-cell office:value-type="float" office:value="13" table:style-name="ce1">
            <text:p>13</text:p>
          </table:table-cell>
          <table:table-cell office:value-type="float" office:value="274.98" table:style-name="ce1">
            <text:p>274,98</text:p>
          </table:table-cell>
          <table:table-cell office:value-type="float" office:value="20575.28" table:style-name="ce2">
            <text:p>20.575,28</text:p>
          </table:table-cell>
          <table:table-cell office:value-type="float" office:value="15" table:style-name="ce1">
            <text:p>15</text:p>
          </table:table-cell>
          <table:table-cell office:value-type="float" office:value="92.36" table:style-name="ce1">
            <text:p>92,36</text:p>
          </table:table-cell>
          <table:table-cell office:value-type="float" office:value="7234.58" table:style-name="ce2">
            <text:p>7.234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17.8800000000001" table:style-name="ce2">
            <text:p>1.117,88</text:p>
          </table:table-cell>
          <table:table-cell office:value-type="float" office:value="76789.259999999995" table:style-name="ce2">
            <text:p>76.789,26</text:p>
          </table:table-cell>
          <table:table-cell office:value-type="float" office:value="8" table:style-name="ce1">
            <text:p>8</text:p>
          </table:table-cell>
          <table:table-cell office:value-type="float" office:value="788.06" table:style-name="ce1">
            <text:p>788,06</text:p>
          </table:table-cell>
          <table:table-cell office:value-type="float" office:value="51907.46" table:style-name="ce2">
            <text:p>51.907,46</text:p>
          </table:table-cell>
          <table:table-cell office:value-type="float" office:value="19" table:style-name="ce1">
            <text:p>19</text:p>
          </table:table-cell>
          <table:table-cell office:value-type="float" office:value="4985.1499999999996" table:style-name="ce2">
            <text:p>4.985,15</text:p>
          </table:table-cell>
          <table:table-cell office:value-type="float" office:value="303963.09000000003" table:style-name="ce2">
            <text:p>303.963,09</text:p>
          </table:table-cell>
          <table:table-cell office:value-type="float" office:value="3" table:style-name="ce1">
            <text:p>3</text:p>
          </table:table-cell>
          <table:table-cell office:value-type="float" office:value="31.8" table:style-name="ce1">
            <text:p>31,8</text:p>
          </table:table-cell>
          <table:table-cell office:value-type="float" office:value="2252.9299999999998" table:style-name="ce2">
            <text:p>2.252,93</text:p>
          </table:table-cell>
          <table:table-cell office:value-type="float" office:value="3" table:style-name="ce1">
            <text:p>3</text:p>
          </table:table-cell>
          <table:table-cell office:value-type="float" office:value="304.68" table:style-name="ce1">
            <text:p>304,68</text:p>
          </table:table-cell>
          <table:table-cell office:value-type="float" office:value="20814.759999999998" table:style-name="ce2">
            <text:p>20.814,76</text:p>
          </table:table-cell>
          <table:table-cell office:value-type="float" office:value="18" table:style-name="ce1">
            <text:p>18</text:p>
          </table:table-cell>
          <table:table-cell office:value-type="float" office:value="468.02" table:style-name="ce1">
            <text:p>468,02</text:p>
          </table:table-cell>
          <table:table-cell office:value-type="float" office:value="32752.94" table:style-name="ce2">
            <text:p>32.752,94</text:p>
          </table:table-cell>
          <table:table-cell office:value-type="float" office:value="1" table:style-name="ce1">
            <text:p>1</text:p>
          </table:table-cell>
          <table:table-cell office:value-type="float" office:value="352.8" table:style-name="ce1">
            <text:p>352,8</text:p>
          </table:table-cell>
          <table:table-cell office:value-type="float" office:value="23977.83" table:style-name="ce2">
            <text:p>23.977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03.72" table:style-name="ce1">
            <text:p>503,72</text:p>
          </table:table-cell>
          <table:table-cell office:value-type="float" office:value="33970.74" table:style-name="ce2">
            <text:p>33.970,74</text:p>
          </table:table-cell>
          <table:table-cell office:value-type="float" office:value="7" table:style-name="ce1">
            <text:p>7</text:p>
          </table:table-cell>
          <table:table-cell office:value-type="float" office:value="196.63" table:style-name="ce1">
            <text:p>196,63</text:p>
          </table:table-cell>
          <table:table-cell office:value-type="float" office:value="13777.66" table:style-name="ce2">
            <text:p>13.777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5.58" table:style-name="ce1">
            <text:p>85,58</text:p>
          </table:table-cell>
          <table:table-cell office:value-type="float" office:value="6527.45" table:style-name="ce2">
            <text:p>6.527,45</text:p>
          </table:table-cell>
          <table:table-cell office:value-type="float" office:value="42" table:style-name="ce1">
            <text:p>42</text:p>
          </table:table-cell>
          <table:table-cell office:value-type="float" office:value="40.369999999999997" table:style-name="ce1">
            <text:p>40,37</text:p>
          </table:table-cell>
          <table:table-cell office:value-type="float" office:value="3148.16" table:style-name="ce2">
            <text:p>3.148,16</text:p>
          </table:table-cell>
          <table:table-cell office:value-type="float" office:value="54" table:style-name="ce1">
            <text:p>54</text:p>
          </table:table-cell>
          <table:table-cell office:value-type="float" office:value="262.06" table:style-name="ce1">
            <text:p>262,06</text:p>
          </table:table-cell>
          <table:table-cell office:value-type="float" office:value="21714.560000000001" table:style-name="ce2">
            <text:p>21.714,56</text:p>
          </table:table-cell>
          <table:table-cell office:value-type="float" office:value="56" table:style-name="ce1">
            <text:p>56</text:p>
          </table:table-cell>
          <table:table-cell office:value-type="float" office:value="814.75" table:style-name="ce1">
            <text:p>814,75</text:p>
          </table:table-cell>
          <table:table-cell office:value-type="float" office:value="59417.69" table:style-name="ce2">
            <text:p>59.417,69</text:p>
          </table:table-cell>
          <table:table-cell office:value-type="float" office:value="63" table:style-name="ce1">
            <text:p>63</text:p>
          </table:table-cell>
          <table:table-cell office:value-type="float" office:value="358.78" table:style-name="ce1">
            <text:p>358,78</text:p>
          </table:table-cell>
          <table:table-cell office:value-type="float" office:value="30152.37" table:style-name="ce2">
            <text:p>30.152,37</text:p>
          </table:table-cell>
          <table:table-cell office:value-type="float" office:value="29" table:style-name="ce1">
            <text:p>29</text:p>
          </table:table-cell>
          <table:table-cell office:value-type="float" office:value="66.48" table:style-name="ce1">
            <text:p>66,48</text:p>
          </table:table-cell>
          <table:table-cell office:value-type="float" office:value="5772.96" table:style-name="ce2">
            <text:p>5.772,96</text:p>
          </table:table-cell>
          <table:table-cell office:value-type="float" office:value="124" table:style-name="ce1">
            <text:p>124</text:p>
          </table:table-cell>
          <table:table-cell office:value-type="float" office:value="180.16" table:style-name="ce1">
            <text:p>180,16</text:p>
          </table:table-cell>
          <table:table-cell office:value-type="float" office:value="16157.93" table:style-name="ce2">
            <text:p>16.157,93</text:p>
          </table:table-cell>
          <table:table-cell office:value-type="float" office:value="14" table:style-name="ce1">
            <text:p>14</text:p>
          </table:table-cell>
          <table:table-cell office:value-type="float" office:value="259.60000000000002" table:style-name="ce1">
            <text:p>259,6</text:p>
          </table:table-cell>
          <table:table-cell office:value-type="float" office:value="21284.43" table:style-name="ce2">
            <text:p>21.284,43</text:p>
          </table:table-cell>
          <table:table-cell office:value-type="float" office:value="20" table:style-name="ce1">
            <text:p>20</text:p>
          </table:table-cell>
          <table:table-cell office:value-type="float" office:value="53.24" table:style-name="ce1">
            <text:p>53,24</text:p>
          </table:table-cell>
          <table:table-cell office:value-type="float" office:value="5251.55" table:style-name="ce2">
            <text:p>5.251,55</text:p>
          </table:table-cell>
          <table:table-cell office:value-type="float" office:value="34" table:style-name="ce1">
            <text:p>34</text:p>
          </table:table-cell>
          <table:table-cell office:value-type="float" office:value="159.34" table:style-name="ce1">
            <text:p>159,34</text:p>
          </table:table-cell>
          <table:table-cell office:value-type="float" office:value="14178.54" table:style-name="ce2">
            <text:p>14.178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95.92" table:style-name="ce1">
            <text:p>195,92</text:p>
          </table:table-cell>
          <table:table-cell office:value-type="float" office:value="15014.65" table:style-name="ce2">
            <text:p>15.014,65</text:p>
          </table:table-cell>
          <table:table-cell office:value-type="float" office:value="4" table:style-name="ce1">
            <text:p>4</text:p>
          </table:table-cell>
          <table:table-cell office:value-type="float" office:value="10.37" table:style-name="ce1">
            <text:p>10,37</text:p>
          </table:table-cell>
          <table:table-cell office:value-type="float" office:value="1181.3" table:style-name="ce2">
            <text:p>1.181,30</text:p>
          </table:table-cell>
          <table:table-cell office:value-type="float" office:value="21" table:style-name="ce1">
            <text:p>21</text:p>
          </table:table-cell>
          <table:table-cell office:value-type="float" office:value="1858.14" table:style-name="ce2">
            <text:p>1.858,14</text:p>
          </table:table-cell>
          <table:table-cell office:value-type="float" office:value="116442.99" table:style-name="ce2">
            <text:p>116.442,99</text:p>
          </table:table-cell>
          <table:table-cell office:value-type="float" office:value="5" table:style-name="ce1">
            <text:p>5</text:p>
          </table:table-cell>
          <table:table-cell office:value-type="float" office:value="263.68" table:style-name="ce1">
            <text:p>263,68</text:p>
          </table:table-cell>
          <table:table-cell office:value-type="float" office:value="15922.28" table:style-name="ce2">
            <text:p>15.922,28</text:p>
          </table:table-cell>
          <table:table-cell office:value-type="float" office:value="1" table:style-name="ce1">
            <text:p>1</text:p>
          </table:table-cell>
          <table:table-cell office:value-type="float" office:value="28.36" table:style-name="ce1">
            <text:p>28,36</text:p>
          </table:table-cell>
          <table:table-cell office:value-type="float" office:value="2085.89" table:style-name="ce2">
            <text:p>2.085,89</text:p>
          </table:table-cell>
          <table:table-cell office:value-type="float" office:value="19" table:style-name="ce1">
            <text:p>19</text:p>
          </table:table-cell>
          <table:table-cell office:value-type="float" office:value="791.79" table:style-name="ce1">
            <text:p>791,79</text:p>
          </table:table-cell>
          <table:table-cell office:value-type="float" office:value="56786.92" table:style-name="ce2">
            <text:p>56.786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.57" table:style-name="ce1">
            <text:p>28,57</text:p>
          </table:table-cell>
          <table:table-cell office:value-type="float" office:value="2226.1799999999998" table:style-name="ce2">
            <text:p>2.226,18</text:p>
          </table:table-cell>
          <table:table-cell office:value-type="float" office:value="10" table:style-name="ce1">
            <text:p>10</text:p>
          </table:table-cell>
          <table:table-cell office:value-type="float" office:value="113.65" table:style-name="ce1">
            <text:p>113,65</text:p>
          </table:table-cell>
          <table:table-cell office:value-type="float" office:value="7883.09" table:style-name="ce2">
            <text:p>7.883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5" table:style-name="ce1">
            <text:p>0,35</text:p>
          </table:table-cell>
          <table:table-cell office:value-type="float" office:value="15.44" table:style-name="ce1">
            <text:p>15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68" table:style-name="ce1">
            <text:p>3,68</text:p>
          </table:table-cell>
          <table:table-cell office:value-type="float" office:value="148.52000000000001" table:style-name="ce1">
            <text:p>148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5.51" table:style-name="ce1">
            <text:p>55,51</text:p>
          </table:table-cell>
          <table:table-cell office:value-type="float" office:value="44" table:style-name="ce1">
            <text:p>44</text:p>
          </table:table-cell>
          <table:table-cell office:value-type="float" office:value="216.62" table:style-name="ce1">
            <text:p>216,62</text:p>
          </table:table-cell>
          <table:table-cell office:value-type="float" office:value="20414.919999999998" table:style-name="ce2">
            <text:p>20.414,92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float" office:value="1475.73" table:style-name="ce2">
            <text:p>1.475,73</text:p>
          </table:table-cell>
          <table:table-cell office:value-type="float" office:value="178" table:style-name="ce1">
            <text:p>178</text:p>
          </table:table-cell>
          <table:table-cell office:value-type="float" office:value="1254" table:style-name="ce2">
            <text:p>1.254,00</text:p>
          </table:table-cell>
          <table:table-cell office:value-type="float" office:value="101065.79" table:style-name="ce2">
            <text:p>101.065,79</text:p>
          </table:table-cell>
          <table:table-cell office:value-type="float" office:value="67" table:style-name="ce1">
            <text:p>67</text:p>
          </table:table-cell>
          <table:table-cell office:value-type="float" office:value="867.54" table:style-name="ce1">
            <text:p>867,54</text:p>
          </table:table-cell>
          <table:table-cell office:value-type="float" office:value="68118.080000000002" table:style-name="ce2">
            <text:p>68.118,08</text:p>
          </table:table-cell>
          <table:table-cell office:value-type="float" office:value="28" table:style-name="ce1">
            <text:p>28</text:p>
          </table:table-cell>
          <table:table-cell office:value-type="float" office:value="68.569999999999993" table:style-name="ce1">
            <text:p>68,57</text:p>
          </table:table-cell>
          <table:table-cell office:value-type="float" office:value="5867.49" table:style-name="ce2">
            <text:p>5.867,49</text:p>
          </table:table-cell>
          <table:table-cell office:value-type="float" office:value="32" table:style-name="ce1">
            <text:p>32</text:p>
          </table:table-cell>
          <table:table-cell office:value-type="float" office:value="783.6" table:style-name="ce1">
            <text:p>783,6</text:p>
          </table:table-cell>
          <table:table-cell office:value-type="float" office:value="55961.13" table:style-name="ce2">
            <text:p>55.961,13</text:p>
          </table:table-cell>
          <table:table-cell office:value-type="float" office:value="7" table:style-name="ce1">
            <text:p>7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3023.1" table:style-name="ce2">
            <text:p>3.023,10</text:p>
          </table:table-cell>
          <table:table-cell office:value-type="float" office:value="37" table:style-name="ce1">
            <text:p>37</text:p>
          </table:table-cell>
          <table:table-cell office:value-type="float" office:value="271.24" table:style-name="ce1">
            <text:p>271,24</text:p>
          </table:table-cell>
          <table:table-cell office:value-type="float" office:value="22309.94" table:style-name="ce2">
            <text:p>22.309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23" table:style-name="ce1">
            <text:p>29,23</text:p>
          </table:table-cell>
          <table:table-cell office:value-type="float" office:value="1918.86" table:style-name="ce2">
            <text:p>1.918,86</text:p>
          </table:table-cell>
          <table:table-cell office:value-type="float" office:value="4" table:style-name="ce1">
            <text:p>4</text:p>
          </table:table-cell>
          <table:table-cell office:value-type="float" office:value="374.06" table:style-name="ce1">
            <text:p>374,06</text:p>
          </table:table-cell>
          <table:table-cell office:value-type="float" office:value="26221.11" table:style-name="ce2">
            <text:p>26.22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0.92" table:style-name="ce1">
            <text:p>50,92</text:p>
          </table:table-cell>
          <table:table-cell office:value-type="float" office:value="4073.26" table:style-name="ce2">
            <text:p>4.073,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29" table:style-name="ce1">
            <text:p>29</text:p>
          </table:table-cell>
          <table:table-cell office:value-type="float" office:value="420.44" table:style-name="ce1">
            <text:p>420,44</text:p>
          </table:table-cell>
          <table:table-cell office:value-type="float" office:value="33393.919999999998" table:style-name="ce2">
            <text:p>33.393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40.45" table:style-name="ce2">
            <text:p>1.340,45</text:p>
          </table:table-cell>
          <table:table-cell office:value-type="float" office:value="94489.67" table:style-name="ce2">
            <text:p>94.489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.79" table:style-name="ce1">
            <text:p>23,79</text:p>
          </table:table-cell>
          <table:table-cell office:value-type="float" office:value="2161.96" table:style-name="ce2">
            <text:p>2.161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" table:style-name="ce1">
            <text:p>2,6</text:p>
          </table:table-cell>
          <table:table-cell office:value-type="float" office:value="263.74" table:style-name="ce1">
            <text:p>263,74</text:p>
          </table:table-cell>
          <table:table-cell office:value-type="float" office:value="6" table:style-name="ce1">
            <text:p>6</text:p>
          </table:table-cell>
          <table:table-cell office:value-type="float" office:value="21.36" table:style-name="ce1">
            <text:p>21,36</text:p>
          </table:table-cell>
          <table:table-cell office:value-type="float" office:value="2407.62" table:style-name="ce2">
            <text:p>2.407,62</text:p>
          </table:table-cell>
          <table:table-cell office:value-type="float" office:value="6" table:style-name="ce1">
            <text:p>6</text:p>
          </table:table-cell>
          <table:table-cell office:value-type="float" office:value="64.42" table:style-name="ce1">
            <text:p>64,42</text:p>
          </table:table-cell>
          <table:table-cell office:value-type="float" office:value="7080.58" table:style-name="ce2">
            <text:p>7.080,58</text:p>
          </table:table-cell>
          <table:table-cell office:value-type="float" office:value="11" table:style-name="ce1">
            <text:p>11</text:p>
          </table:table-cell>
          <table:table-cell office:value-type="float" office:value="61.97" table:style-name="ce1">
            <text:p>61,97</text:p>
          </table:table-cell>
          <table:table-cell office:value-type="float" office:value="7328.83" table:style-name="ce2">
            <text:p>7.328,83</text:p>
          </table:table-cell>
          <table:table-cell office:value-type="float" office:value="4" table:style-name="ce1">
            <text:p>4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707.49" table:style-name="ce1">
            <text:p>707,49</text:p>
          </table:table-cell>
          <table:table-cell office:value-type="float" office:value="16" table:style-name="ce1">
            <text:p>16</text:p>
          </table:table-cell>
          <table:table-cell office:value-type="float" office:value="34.1" table:style-name="ce1">
            <text:p>34,1</text:p>
          </table:table-cell>
          <table:table-cell office:value-type="float" office:value="4263.2299999999996" table:style-name="ce2">
            <text:p>4.263,23</text:p>
          </table:table-cell>
          <table:table-cell office:value-type="float" office:value="6" table:style-name="ce1">
            <text:p>6</text:p>
          </table:table-cell>
          <table:table-cell office:value-type="float" office:value="45.96" table:style-name="ce1">
            <text:p>45,96</text:p>
          </table:table-cell>
          <table:table-cell office:value-type="float" office:value="5311.7" table:style-name="ce2">
            <text:p>5.311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79" table:style-name="ce1">
            <text:p>3,79</text:p>
          </table:table-cell>
          <table:table-cell office:value-type="float" office:value="404.67" table:style-name="ce1">
            <text:p>404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8" table:style-name="ce1">
            <text:p>2,78</text:p>
          </table:table-cell>
          <table:table-cell office:value-type="float" office:value="279.63" table:style-name="ce1">
            <text:p>279,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29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float" office:value="129.80000000000001" table:style-name="ce1">
            <text:p>129,8</text:p>
          </table:table-cell>
          <table:table-cell office:value-type="float" office:value="13624.1" table:style-name="ce2">
            <text:p>13.624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1.54" table:style-name="ce1">
            <text:p>201,54</text:p>
          </table:table-cell>
          <table:table-cell office:value-type="float" office:value="17913.79" table:style-name="ce2">
            <text:p>17.913,79</text:p>
          </table:table-cell>
          <table:table-cell office:value-type="float" office:value="213" table:style-name="ce1">
            <text:p>213</text:p>
          </table:table-cell>
          <table:table-cell office:value-type="float" office:value="237.7" table:style-name="ce1">
            <text:p>237,7</text:p>
          </table:table-cell>
          <table:table-cell office:value-type="float" office:value="20765.05" table:style-name="ce2">
            <text:p>20.765,05</text:p>
          </table:table-cell>
          <table:table-cell office:value-type="float" office:value="178" table:style-name="ce1">
            <text:p>178</text:p>
          </table:table-cell>
          <table:table-cell office:value-type="float" office:value="1039.44" table:style-name="ce2">
            <text:p>1.039,44</text:p>
          </table:table-cell>
          <table:table-cell office:value-type="float" office:value="99122.33" table:style-name="ce2">
            <text:p>99.122,33</text:p>
          </table:table-cell>
          <table:table-cell office:value-type="float" office:value="180" table:style-name="ce1">
            <text:p>180</text:p>
          </table:table-cell>
          <table:table-cell office:value-type="float" office:value="2908.51" table:style-name="ce2">
            <text:p>2.908,51</text:p>
          </table:table-cell>
          <table:table-cell office:value-type="float" office:value="225455.74" table:style-name="ce2">
            <text:p>225.455,74</text:p>
          </table:table-cell>
          <table:table-cell office:value-type="float" office:value="313" table:style-name="ce1">
            <text:p>313</text:p>
          </table:table-cell>
          <table:table-cell office:value-type="float" office:value="1712.64" table:style-name="ce2">
            <text:p>1.712,64</text:p>
          </table:table-cell>
          <table:table-cell office:value-type="float" office:value="161403.79" table:style-name="ce2">
            <text:p>161.403,79</text:p>
          </table:table-cell>
          <table:table-cell office:value-type="float" office:value="135" table:style-name="ce1">
            <text:p>135</text:p>
          </table:table-cell>
          <table:table-cell office:value-type="float" office:value="514.05999999999995" table:style-name="ce1">
            <text:p>514,06</text:p>
          </table:table-cell>
          <table:table-cell office:value-type="float" office:value="49537.05" table:style-name="ce2">
            <text:p>49.537,05</text:p>
          </table:table-cell>
          <table:table-cell office:value-type="float" office:value="495" table:style-name="ce1">
            <text:p>495</text:p>
          </table:table-cell>
          <table:table-cell office:value-type="float" office:value="1346.05" table:style-name="ce2">
            <text:p>1.346,05</text:p>
          </table:table-cell>
          <table:table-cell office:value-type="float" office:value="126640.89" table:style-name="ce2">
            <text:p>126.640,89</text:p>
          </table:table-cell>
          <table:table-cell office:value-type="float" office:value="35" table:style-name="ce1">
            <text:p>35</text:p>
          </table:table-cell>
          <table:table-cell office:value-type="float" office:value="436.91" table:style-name="ce1">
            <text:p>436,91</text:p>
          </table:table-cell>
          <table:table-cell office:value-type="float" office:value="39746.93" table:style-name="ce2">
            <text:p>39.746,93</text:p>
          </table:table-cell>
          <table:table-cell office:value-type="float" office:value="175" table:style-name="ce1">
            <text:p>175</text:p>
          </table:table-cell>
          <table:table-cell office:value-type="float" office:value="1174.03" table:style-name="ce2">
            <text:p>1.174,03</text:p>
          </table:table-cell>
          <table:table-cell office:value-type="float" office:value="115052.35" table:style-name="ce2">
            <text:p>115.052,35</text:p>
          </table:table-cell>
          <table:table-cell office:value-type="float" office:value="119" table:style-name="ce1">
            <text:p>119</text:p>
          </table:table-cell>
          <table:table-cell office:value-type="float" office:value="548.58000000000004" table:style-name="ce1">
            <text:p>548,58</text:p>
          </table:table-cell>
          <table:table-cell office:value-type="float" office:value="51097.440000000002" table:style-name="ce2">
            <text:p>51.097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670.21" table:style-name="ce2">
            <text:p>1.670,21</text:p>
          </table:table-cell>
          <table:table-cell office:value-type="float" office:value="137227.91" table:style-name="ce2">
            <text:p>137.227,91</text:p>
          </table:table-cell>
          <table:table-cell office:value-type="float" office:value="12" table:style-name="ce1">
            <text:p>12</text:p>
          </table:table-cell>
          <table:table-cell office:value-type="float" office:value="409.52" table:style-name="ce1">
            <text:p>409,52</text:p>
          </table:table-cell>
          <table:table-cell office:value-type="float" office:value="35093.15" table:style-name="ce2">
            <text:p>35.093,15</text:p>
          </table:table-cell>
          <table:table-cell office:value-type="float" office:value="128" table:style-name="ce1">
            <text:p>128</text:p>
          </table:table-cell>
          <table:table-cell office:value-type="float" office:value="6323.01" table:style-name="ce2">
            <text:p>6.323,01</text:p>
          </table:table-cell>
          <table:table-cell office:value-type="float" office:value="439715.28" table:style-name="ce2">
            <text:p>439.715,28</text:p>
          </table:table-cell>
          <table:table-cell office:value-type="float" office:value="9" table:style-name="ce1">
            <text:p>9</text:p>
          </table:table-cell>
          <table:table-cell office:value-type="float" office:value="126.47" table:style-name="ce1">
            <text:p>126,47</text:p>
          </table:table-cell>
          <table:table-cell office:value-type="float" office:value="12422.08" table:style-name="ce2">
            <text:p>12.422,08</text:p>
          </table:table-cell>
          <table:table-cell office:value-type="float" office:value="6" table:style-name="ce1">
            <text:p>6</text:p>
          </table:table-cell>
          <table:table-cell office:value-type="float" office:value="114.01" table:style-name="ce1">
            <text:p>114,01</text:p>
          </table:table-cell>
          <table:table-cell office:value-type="float" office:value="8913.26" table:style-name="ce2">
            <text:p>8.913,26</text:p>
          </table:table-cell>
          <table:table-cell office:value-type="float" office:value="121" table:style-name="ce1">
            <text:p>121</text:p>
          </table:table-cell>
          <table:table-cell office:value-type="float" office:value="2113" table:style-name="ce2">
            <text:p>2.113,00</text:p>
          </table:table-cell>
          <table:table-cell office:value-type="float" office:value="171421.98" table:style-name="ce2">
            <text:p>171.421,98</text:p>
          </table:table-cell>
          <table:table-cell office:value-type="float" office:value="1" table:style-name="ce1">
            <text:p>1</text:p>
          </table:table-cell>
          <table:table-cell office:value-type="float" office:value="101.39" table:style-name="ce1">
            <text:p>101,39</text:p>
          </table:table-cell>
          <table:table-cell office:value-type="float" office:value="8487.58" table:style-name="ce2">
            <text:p>8.487,58</text:p>
          </table:table-cell>
          <table:table-cell office:value-type="float" office:value="2" table:style-name="ce1">
            <text:p>2</text:p>
          </table:table-cell>
          <table:table-cell office:value-type="float" office:value="203.19" table:style-name="ce1">
            <text:p>203,19</text:p>
          </table:table-cell>
          <table:table-cell office:value-type="float" office:value="16308" table:style-name="ce2">
            <text:p>16.308,00</text:p>
          </table:table-cell>
          <table:table-cell office:value-type="float" office:value="39" table:style-name="ce1">
            <text:p>39</text:p>
          </table:table-cell>
          <table:table-cell office:value-type="float" office:value="1840.65" table:style-name="ce2">
            <text:p>1.840,65</text:p>
          </table:table-cell>
          <table:table-cell office:value-type="float" office:value="141082.85999999999" table:style-name="ce2">
            <text:p>141.082,86</text:p>
          </table:table-cell>
          <table:table-cell office:value-type="float" office:value="31" table:style-name="ce1">
            <text:p>31</text:p>
          </table:table-cell>
          <table:table-cell office:value-type="float" office:value="1309.4100000000001" table:style-name="ce2">
            <text:p>1.309,41</text:p>
          </table:table-cell>
          <table:table-cell office:value-type="float" office:value="105116.52" table:style-name="ce2">
            <text:p>105.116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124.26" table:style-name="ce1">
            <text:p>124,26</text:p>
          </table:table-cell>
          <table:table-cell office:value-type="float" office:value="4" table:style-name="ce1">
            <text:p>4</text:p>
          </table:table-cell>
          <table:table-cell office:value-type="float" office:value="1.02" table:style-name="ce1">
            <text:p>1,02</text:p>
          </table:table-cell>
          <table:table-cell office:value-type="float" office:value="82.5" table:style-name="ce1">
            <text:p>8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.53" table:style-name="ce1">
            <text:p>11,53</text:p>
          </table:table-cell>
          <table:table-cell office:value-type="float" office:value="1268.06" table:style-name="ce2">
            <text:p>1.268,06</text:p>
          </table:table-cell>
          <table:table-cell office:value-type="float" office:value="4" table:style-name="ce1">
            <text:p>4</text:p>
          </table:table-cell>
          <table:table-cell office:value-type="float" office:value="1.42" table:style-name="ce1">
            <text:p>1,42</text:p>
          </table:table-cell>
          <table:table-cell office:value-type="float" office:value="245.09" table:style-name="ce1">
            <text:p>245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36" table:style-name="ce1">
            <text:p>3,36</text:p>
          </table:table-cell>
          <table:table-cell office:value-type="float" office:value="1138.18" table:style-name="ce2">
            <text:p>1.138,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04.88" table:style-name="ce1">
            <text:p>404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9" table:style-name="ce1">
            <text:p>25,9</text:p>
          </table:table-cell>
          <table:table-cell office:value-type="float" office:value="2436.42" table:style-name="ce2">
            <text:p>2.436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5.869999999999997" table:style-name="ce1">
            <text:p>35,87</text:p>
          </table:table-cell>
          <table:table-cell office:value-type="float" office:value="2955.77" table:style-name="ce2">
            <text:p>2.955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5" table:style-name="ce1">
            <text:p>1,75</text:p>
          </table:table-cell>
          <table:table-cell office:value-type="float" office:value="305.98" table:style-name="ce1">
            <text:p>305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0.22" table:style-name="ce1">
            <text:p>230,22</text:p>
          </table:table-cell>
          <table:table-cell office:value-type="float" office:value="35046.589999999997" table:style-name="ce2">
            <text:p>35.04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8.51" table:style-name="ce1">
            <text:p>148,51</text:p>
          </table:table-cell>
          <table:table-cell office:value-type="float" office:value="12818.78" table:style-name="ce2">
            <text:p>12.818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4.79" table:style-name="ce1">
            <text:p>-144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8.73" table:style-name="ce1">
            <text:p>418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4.79" table:style-name="ce1">
            <text:p>34,79</text:p>
          </table:table-cell>
          <table:table-cell office:value-type="float" office:value="2728.53" table:style-name="ce2">
            <text:p>2.728,53</text:p>
          </table:table-cell>
          <table:table-cell office:value-type="float" office:value="4" table:style-name="ce1">
            <text:p>4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473.81" table:style-name="ce1">
            <text:p>473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,84</text:p>
          </table:table-cell>
          <table:table-cell office:value-type="float" office:value="127.98" table:style-name="ce1">
            <text:p>12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5.01" table:style-name="ce1">
            <text:p>5,01</text:p>
          </table:table-cell>
          <table:table-cell office:value-type="float" office:value="428.14" table:style-name="ce1">
            <text:p>428,14</text:p>
          </table:table-cell>
          <table:table-cell office:value-type="float" office:value="35" table:style-name="ce1">
            <text:p>35</text:p>
          </table:table-cell>
          <table:table-cell office:value-type="float" office:value="977.05" table:style-name="ce1">
            <text:p>977,05</text:p>
          </table:table-cell>
          <table:table-cell office:value-type="float" office:value="46650.3" table:style-name="ce2">
            <text:p>46.650,30</text:p>
          </table:table-cell>
          <table:table-cell office:value-type="float" office:value="1" table:style-name="ce1">
            <text:p>1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910.29" table:style-name="ce1">
            <text:p>910,29</text:p>
          </table:table-cell>
          <table:table-cell office:value-type="float" office:value="17" table:style-name="ce1">
            <text:p>17</text:p>
          </table:table-cell>
          <table:table-cell office:value-type="float" office:value="647.77" table:style-name="ce1">
            <text:p>647,77</text:p>
          </table:table-cell>
          <table:table-cell office:value-type="float" office:value="32054.46" table:style-name="ce2">
            <text:p>32.054,46</text:p>
          </table:table-cell>
          <table:table-cell office:value-type="float" office:value="17" table:style-name="ce1">
            <text:p>17</text:p>
          </table:table-cell>
          <table:table-cell office:value-type="float" office:value="667.89" table:style-name="ce1">
            <text:p>667,89</text:p>
          </table:table-cell>
          <table:table-cell office:value-type="float" office:value="34601.68" table:style-name="ce2">
            <text:p>34.601,68</text:p>
          </table:table-cell>
          <table:table-cell office:value-type="float" office:value="8" table:style-name="ce1">
            <text:p>8</text:p>
          </table:table-cell>
          <table:table-cell office:value-type="float" office:value="54.97" table:style-name="ce1">
            <text:p>54,97</text:p>
          </table:table-cell>
          <table:table-cell office:value-type="float" office:value="2889.92" table:style-name="ce2">
            <text:p>2.889,92</text:p>
          </table:table-cell>
          <table:table-cell office:value-type="float" office:value="64" table:style-name="ce1">
            <text:p>64</text:p>
          </table:table-cell>
          <table:table-cell office:value-type="float" office:value="5417.29" table:style-name="ce2">
            <text:p>5.417,29</text:p>
          </table:table-cell>
          <table:table-cell office:value-type="float" office:value="256017.59" table:style-name="ce2">
            <text:p>256.017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29.58" table:style-name="ce1">
            <text:p>329,58</text:p>
          </table:table-cell>
          <table:table-cell office:value-type="float" office:value="17888.560000000001" table:style-name="ce2">
            <text:p>17.888,56</text:p>
          </table:table-cell>
          <table:table-cell office:value-type="float" office:value="3" table:style-name="ce1">
            <text:p>3</text:p>
          </table:table-cell>
          <table:table-cell office:value-type="float" office:value="255.75" table:style-name="ce1">
            <text:p>255,75</text:p>
          </table:table-cell>
          <table:table-cell office:value-type="float" office:value="11837.8" table:style-name="ce2">
            <text:p>11.837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.98" table:style-name="ce1">
            <text:p>360,98</text:p>
          </table:table-cell>
          <table:table-cell office:value-type="float" office:value="24125" table:style-name="ce2">
            <text:p>24.12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37.28" table:style-name="ce1">
            <text:p>637,28</text:p>
          </table:table-cell>
          <table:table-cell office:value-type="float" office:value="42681.34" table:style-name="ce2">
            <text:p>42.68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4.56" table:style-name="ce2">
            <text:p>1.334,56</text:p>
          </table:table-cell>
          <table:table-cell office:value-type="float" office:value="87729.97" table:style-name="ce2">
            <text:p>87.729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35.64" table:style-name="ce2">
            <text:p>1.835,64</text:p>
          </table:table-cell>
          <table:table-cell office:value-type="float" office:value="117100.11" table:style-name="ce2">
            <text:p>117.100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2.25" table:style-name="ce1">
            <text:p>362,25</text:p>
          </table:table-cell>
          <table:table-cell office:value-type="float" office:value="19864.5" table:style-name="ce2">
            <text:p>19.864,50</text:p>
          </table:table-cell>
          <table:table-cell office:value-type="float" office:value="1" table:style-name="ce1">
            <text:p>1</text:p>
          </table:table-cell>
          <table:table-cell office:value-type="float" office:value="6803.41" table:style-name="ce2">
            <text:p>6.803,41</text:p>
          </table:table-cell>
          <table:table-cell office:value-type="float" office:value="402683.73" table:style-name="ce2">
            <text:p>402.683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18.29" table:style-name="ce2">
            <text:p>1.518,29</text:p>
          </table:table-cell>
          <table:table-cell office:value-type="float" office:value="110576.21" table:style-name="ce2">
            <text:p>110.576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874.72" table:style-name="ce2">
            <text:p>4.874,72</text:p>
          </table:table-cell>
          <table:table-cell office:value-type="float" office:value="384938.46" table:style-name="ce2">
            <text:p>384.938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28.34" table:style-name="ce2">
            <text:p>2.228,34</text:p>
          </table:table-cell>
          <table:table-cell office:value-type="float" office:value="168942.15" table:style-name="ce2">
            <text:p>168.942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95" table:style-name="ce1">
            <text:p>22,95</text:p>
          </table:table-cell>
          <table:table-cell office:value-type="float" office:value="41194.129999999997" table:style-name="ce2">
            <text:p>41.194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.92" table:style-name="ce1">
            <text:p>49,92</text:p>
          </table:table-cell>
          <table:table-cell office:value-type="float" office:value="2591.16" table:style-name="ce2">
            <text:p>2.591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0199999999999996" table:style-name="ce1">
            <text:p>-5,02</text:p>
          </table:table-cell>
          <table:table-cell office:value-type="float" office:value="22250.58" table:style-name="ce2">
            <text:p>22.25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96" table:style-name="ce1">
            <text:p>-5,96</text:p>
          </table:table-cell>
          <table:table-cell office:value-type="float" office:value="-204.11" table:style-name="ce1">
            <text:p>-204,1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39.87" table:style-name="ce2">
            <text:p>2.139,87</text:p>
          </table:table-cell>
          <table:table-cell office:value-type="float" office:value="149719.82" table:style-name="ce2">
            <text:p>149.719,82</text:p>
          </table:table-cell>
          <table:table-cell office:value-type="float" office:value="1" table:style-name="ce1">
            <text:p>1</text:p>
          </table:table-cell>
          <table:table-cell office:value-type="float" office:value="470.04" table:style-name="ce1">
            <text:p>470,04</text:p>
          </table:table-cell>
          <table:table-cell office:value-type="float" office:value="36201.39" table:style-name="ce2">
            <text:p>36.201,39</text:p>
          </table:table-cell>
          <table:table-cell office:value-type="float" office:value="6" table:style-name="ce1">
            <text:p>6</text:p>
          </table:table-cell>
          <table:table-cell office:value-type="float" office:value="3039.21" table:style-name="ce2">
            <text:p>3.039,21</text:p>
          </table:table-cell>
          <table:table-cell office:value-type="float" office:value="193119.63" table:style-name="ce2">
            <text:p>193.119,63</text:p>
          </table:table-cell>
          <table:table-cell office:value-type="float" office:value="3" table:style-name="ce1">
            <text:p>3</text:p>
          </table:table-cell>
          <table:table-cell office:value-type="float" office:value="307.47000000000003" table:style-name="ce1">
            <text:p>307,47</text:p>
          </table:table-cell>
          <table:table-cell office:value-type="float" office:value="22605.98" table:style-name="ce2">
            <text:p>22.605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1.60000000000002" table:style-name="ce1">
            <text:p>321,6</text:p>
          </table:table-cell>
          <table:table-cell office:value-type="float" office:value="23701.31" table:style-name="ce2">
            <text:p>23.701,31</text:p>
          </table:table-cell>
          <table:table-cell office:value-type="float" office:value="2" table:style-name="ce1">
            <text:p>2</text:p>
          </table:table-cell>
          <table:table-cell office:value-type="float" office:value="1063.32" table:style-name="ce2">
            <text:p>1.063,32</text:p>
          </table:table-cell>
          <table:table-cell office:value-type="float" office:value="82521.72" table:style-name="ce2">
            <text:p>82.521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17.2199999999998" table:style-name="ce2">
            <text:p>2.617,22</text:p>
          </table:table-cell>
          <table:table-cell office:value-type="float" office:value="105039.3" table:style-name="ce2">
            <text:p>105.039,30</text:p>
          </table:table-cell>
          <table:table-cell office:value-type="float" office:value="1" table:style-name="ce1">
            <text:p>1</text:p>
          </table:table-cell>
          <table:table-cell office:value-type="float" office:value="594.4" table:style-name="ce1">
            <text:p>594,4</text:p>
          </table:table-cell>
          <table:table-cell office:value-type="float" office:value="24691.81" table:style-name="ce2">
            <text:p>24.691,81</text:p>
          </table:table-cell>
          <table:table-cell office:value-type="float" office:value="1" table:style-name="ce1">
            <text:p>1</text:p>
          </table:table-cell>
          <table:table-cell office:value-type="float" office:value="11270.39" table:style-name="ce2">
            <text:p>11.270,39</text:p>
          </table:table-cell>
          <table:table-cell office:value-type="float" office:value="478441.8" table:style-name="ce2">
            <text:p>478.441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944.43" table:style-name="ce2">
            <text:p>5.944,43</text:p>
          </table:table-cell>
          <table:table-cell office:value-type="float" office:value="254764.91" table:style-name="ce2">
            <text:p>254.764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763.550000000003" table:style-name="ce2">
            <text:p>34.763,55</text:p>
          </table:table-cell>
          <table:table-cell office:value-type="float" office:value="2366838.37" table:style-name="ce2">
            <text:p>2.366.838,3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94" table:style-name="ce1">
            <text:p>7,94</text:p>
          </table:table-cell>
          <table:table-cell office:value-type="float" office:value="659.29" table:style-name="ce1">
            <text:p>659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3.61" table:style-name="ce1">
            <text:p>23,61</text:p>
          </table:table-cell>
          <table:table-cell office:value-type="float" office:value="956.22" table:style-name="ce1">
            <text:p>956,22</text:p>
          </table:table-cell>
          <table:table-cell office:value-type="float" office:value="8" table:style-name="ce1">
            <text:p>8</text:p>
          </table:table-cell>
          <table:table-cell office:value-type="float" office:value="5.53" table:style-name="ce1">
            <text:p>5,53</text:p>
          </table:table-cell>
          <table:table-cell office:value-type="float" office:value="226.88" table:style-name="ce1">
            <text:p>226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5" table:style-name="ce1">
            <text:p>595</text:p>
          </table:table-cell>
          <table:table-cell office:value-type="float" office:value="346.93" table:style-name="ce1">
            <text:p>346,93</text:p>
          </table:table-cell>
          <table:table-cell office:value-type="float" office:value="14293.86" table:style-name="ce2">
            <text:p>14.293,86</text:p>
          </table:table-cell>
          <table:table-cell office:value-type="float" office:value="52" table:style-name="ce1">
            <text:p>52</text:p>
          </table:table-cell>
          <table:table-cell office:value-type="float" office:value="27.64" table:style-name="ce1">
            <text:p>27,64</text:p>
          </table:table-cell>
          <table:table-cell office:value-type="float" office:value="1142.04" table:style-name="ce2">
            <text:p>1.142,04</text:p>
          </table:table-cell>
          <table:table-cell office:value-type="float" office:value="955" table:style-name="ce1">
            <text:p>955</text:p>
          </table:table-cell>
          <table:table-cell office:value-type="float" office:value="708.86" table:style-name="ce1">
            <text:p>708,86</text:p>
          </table:table-cell>
          <table:table-cell office:value-type="float" office:value="28993.42" table:style-name="ce2">
            <text:p>28.993,42</text:p>
          </table:table-cell>
          <table:table-cell office:value-type="float" office:value="17" table:style-name="ce1">
            <text:p>17</text:p>
          </table:table-cell>
          <table:table-cell office:value-type="float" office:value="28.25" table:style-name="ce1">
            <text:p>28,25</text:p>
          </table:table-cell>
          <table:table-cell office:value-type="float" office:value="1172.6199999999999" table:style-name="ce2">
            <text:p>1.172,62</text:p>
          </table:table-cell>
          <table:table-cell office:value-type="float" office:value="15" table:style-name="ce1">
            <text:p>15</text:p>
          </table:table-cell>
          <table:table-cell office:value-type="float" office:value="11.63" table:style-name="ce1">
            <text:p>11,63</text:p>
          </table:table-cell>
          <table:table-cell office:value-type="float" office:value="475.62" table:style-name="ce1">
            <text:p>475,62</text:p>
          </table:table-cell>
          <table:table-cell office:value-type="float" office:value="31" table:style-name="ce1">
            <text:p>31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1416.9" table:style-name="ce2">
            <text:p>1.416,90</text:p>
          </table:table-cell>
          <table:table-cell office:value-type="float" office:value="104" table:style-name="ce1">
            <text:p>104</text:p>
          </table:table-cell>
          <table:table-cell office:value-type="float" office:value="72.77" table:style-name="ce1">
            <text:p>72,77</text:p>
          </table:table-cell>
          <table:table-cell office:value-type="float" office:value="2983.56" table:style-name="ce2">
            <text:p>2.983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.5" table:style-name="ce1">
            <text:p>3,5</text:p>
          </table:table-cell>
          <table:table-cell office:value-type="float" office:value="507.85" table:style-name="ce1">
            <text:p>507,85</text:p>
          </table:table-cell>
          <table:table-cell office:value-type="float" office:value="45" table:style-name="ce1">
            <text:p>45</text:p>
          </table:table-cell>
          <table:table-cell office:value-type="float" office:value="154.84" table:style-name="ce1">
            <text:p>154,84</text:p>
          </table:table-cell>
          <table:table-cell office:value-type="float" office:value="14654.71" table:style-name="ce2">
            <text:p>14.654,71</text:p>
          </table:table-cell>
          <table:table-cell office:value-type="float" office:value="348" table:style-name="ce1">
            <text:p>348</text:p>
          </table:table-cell>
          <table:table-cell office:value-type="float" office:value="270.19" table:style-name="ce1">
            <text:p>270,19</text:p>
          </table:table-cell>
          <table:table-cell office:value-type="float" office:value="26778.75" table:style-name="ce2">
            <text:p>26.778,75</text:p>
          </table:table-cell>
          <table:table-cell office:value-type="float" office:value="11" table:style-name="ce1">
            <text:p>11</text:p>
          </table:table-cell>
          <table:table-cell office:value-type="float" office:value="32.71" table:style-name="ce1">
            <text:p>32,71</text:p>
          </table:table-cell>
          <table:table-cell office:value-type="float" office:value="3331.8" table:style-name="ce2">
            <text:p>3.331,80</text:p>
          </table:table-cell>
          <table:table-cell office:value-type="float" office:value="35" table:style-name="ce1">
            <text:p>35</text:p>
          </table:table-cell>
          <table:table-cell office:value-type="float" office:value="168.8" table:style-name="ce1">
            <text:p>168,8</text:p>
          </table:table-cell>
          <table:table-cell office:value-type="float" office:value="14657.64" table:style-name="ce2">
            <text:p>14.657,64</text:p>
          </table:table-cell>
          <table:table-cell office:value-type="float" office:value="17" table:style-name="ce1">
            <text:p>17</text:p>
          </table:table-cell>
          <table:table-cell office:value-type="float" office:value="72.67" table:style-name="ce1">
            <text:p>72,67</text:p>
          </table:table-cell>
          <table:table-cell office:value-type="float" office:value="7684.41" table:style-name="ce2">
            <text:p>7.684,41</text:p>
          </table:table-cell>
          <table:table-cell office:value-type="float" office:value="5" table:style-name="ce1">
            <text:p>5</text:p>
          </table:table-cell>
          <table:table-cell office:value-type="float" office:value="13.59" table:style-name="ce1">
            <text:p>13,59</text:p>
          </table:table-cell>
          <table:table-cell office:value-type="float" office:value="1227.78" table:style-name="ce2">
            <text:p>1.227,78</text:p>
          </table:table-cell>
          <table:table-cell office:value-type="float" office:value="1" table:style-name="ce1">
            <text:p>1</text:p>
          </table:table-cell>
          <table:table-cell office:value-type="float" office:value="5.97" table:style-name="ce1">
            <text:p>5,97</text:p>
          </table:table-cell>
          <table:table-cell office:value-type="float" office:value="521.72" table:style-name="ce1">
            <text:p>521,72</text:p>
          </table:table-cell>
          <table:table-cell office:value-type="float" office:value="22" table:style-name="ce1">
            <text:p>22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751.6" table:style-name="ce2">
            <text:p>1.751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09" table:style-name="ce1">
            <text:p>2,09</text:p>
          </table:table-cell>
          <table:table-cell office:value-type="float" office:value="259.54000000000002" table:style-name="ce1">
            <text:p>25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90.44" table:style-name="ce1">
            <text:p>190,44</text:p>
          </table:table-cell>
          <table:table-cell office:value-type="float" office:value="14048.04" table:style-name="ce2">
            <text:p>14.048,04</text:p>
          </table:table-cell>
          <table:table-cell office:value-type="float" office:value="2" table:style-name="ce1">
            <text:p>2</text:p>
          </table:table-cell>
          <table:table-cell office:value-type="float" office:value="55.19" table:style-name="ce1">
            <text:p>55,19</text:p>
          </table:table-cell>
          <table:table-cell office:value-type="float" office:value="4210.79" table:style-name="ce2">
            <text:p>4.210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.46" table:style-name="ce1">
            <text:p>14,46</text:p>
          </table:table-cell>
          <table:table-cell office:value-type="float" office:value="1123.25" table:style-name="ce2">
            <text:p>1.123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426" table:style-name="ce3">
            <text:p>3.426</text:p>
          </table:table-cell>
          <table:table-cell office:value-type="float" office:value="871.88" table:style-name="ce1">
            <text:p>871,88</text:p>
          </table:table-cell>
          <table:table-cell office:value-type="float" office:value="89068.15" table:style-name="ce2">
            <text:p>89.068,15</text:p>
          </table:table-cell>
          <table:table-cell office:value-type="float" office:value="19715" table:style-name="ce3">
            <text:p>19.715</text:p>
          </table:table-cell>
          <table:table-cell office:value-type="float" office:value="6995.22" table:style-name="ce2">
            <text:p>6.995,22</text:p>
          </table:table-cell>
          <table:table-cell office:value-type="float" office:value="716105.73" table:style-name="ce2">
            <text:p>716.105,73</text:p>
          </table:table-cell>
          <table:table-cell office:value-type="float" office:value="7564" table:style-name="ce3">
            <text:p>7.564</text:p>
          </table:table-cell>
          <table:table-cell office:value-type="float" office:value="2634.37" table:style-name="ce2">
            <text:p>2.634,37</text:p>
          </table:table-cell>
          <table:table-cell office:value-type="float" office:value="267790.23" table:style-name="ce2">
            <text:p>267.790,23</text:p>
          </table:table-cell>
          <table:table-cell office:value-type="float" office:value="69524" table:style-name="ce3">
            <text:p>69.524</text:p>
          </table:table-cell>
          <table:table-cell office:value-type="float" office:value="27724.74" table:style-name="ce2">
            <text:p>27.724,74</text:p>
          </table:table-cell>
          <table:table-cell office:value-type="float" office:value="2875964.14" table:style-name="ce2">
            <text:p>2.875.964,14</text:p>
          </table:table-cell>
          <table:table-cell office:value-type="float" office:value="16636" table:style-name="ce3">
            <text:p>16.636</text:p>
          </table:table-cell>
          <table:table-cell office:value-type="float" office:value="8032.66" table:style-name="ce2">
            <text:p>8.032,66</text:p>
          </table:table-cell>
          <table:table-cell office:value-type="float" office:value="813490.47" table:style-name="ce2">
            <text:p>813.490,47</text:p>
          </table:table-cell>
          <table:table-cell office:value-type="float" office:value="6955" table:style-name="ce3">
            <text:p>6.955</text:p>
          </table:table-cell>
          <table:table-cell office:value-type="float" office:value="2702.57" table:style-name="ce2">
            <text:p>2.702,57</text:p>
          </table:table-cell>
          <table:table-cell office:value-type="float" office:value="275016.33" table:style-name="ce2">
            <text:p>275.016,33</text:p>
          </table:table-cell>
          <table:table-cell office:value-type="float" office:value="16059" table:style-name="ce3">
            <text:p>16.059</text:p>
          </table:table-cell>
          <table:table-cell office:value-type="float" office:value="7384.72" table:style-name="ce2">
            <text:p>7.384,72</text:p>
          </table:table-cell>
          <table:table-cell office:value-type="float" office:value="744287.87" table:style-name="ce2">
            <text:p>744.287,87</text:p>
          </table:table-cell>
          <table:table-cell office:value-type="float" office:value="11010" table:style-name="ce3">
            <text:p>11.010</text:p>
          </table:table-cell>
          <table:table-cell office:value-type="float" office:value="4083.69" table:style-name="ce2">
            <text:p>4.083,69</text:p>
          </table:table-cell>
          <table:table-cell office:value-type="float" office:value="415022.65" table:style-name="ce2">
            <text:p>415.022,65</text:p>
          </table:table-cell>
          <table:table-cell office:value-type="float" office:value="8901" table:style-name="ce3">
            <text:p>8.901</text:p>
          </table:table-cell>
          <table:table-cell office:value-type="float" office:value="3267.4" table:style-name="ce2">
            <text:p>3.267,40</text:p>
          </table:table-cell>
          <table:table-cell office:value-type="float" office:value="331766.31" table:style-name="ce2">
            <text:p>331.766,31</text:p>
          </table:table-cell>
          <table:table-cell office:value-type="float" office:value="25409" table:style-name="ce3">
            <text:p>25.409</text:p>
          </table:table-cell>
          <table:table-cell office:value-type="float" office:value="7903.4" table:style-name="ce2">
            <text:p>7.903,40</text:p>
          </table:table-cell>
          <table:table-cell office:value-type="float" office:value="799434.54" table:style-name="ce2">
            <text:p>799.434,54</text:p>
          </table:table-cell>
          <table:table-cell office:value-type="float" office:value="11434" table:style-name="ce3">
            <text:p>11.434</text:p>
          </table:table-cell>
          <table:table-cell office:value-type="float" office:value="4004.4" table:style-name="ce2">
            <text:p>4.004,40</text:p>
          </table:table-cell>
          <table:table-cell office:value-type="float" office:value="407056.46" table:style-name="ce2">
            <text:p>407.056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2.36" table:style-name="ce1">
            <text:p>22,36</text:p>
          </table:table-cell>
          <table:table-cell office:value-type="float" office:value="2262.08" table:style-name="ce2">
            <text:p>2.262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117.48" table:style-name="ce1">
            <text:p>117,48</text:p>
          </table:table-cell>
          <table:table-cell office:value-type="float" office:value="15733.15" table:style-name="ce2">
            <text:p>15.733,15</text:p>
          </table:table-cell>
          <table:table-cell office:value-type="float" office:value="4229" table:style-name="ce3">
            <text:p>4.229</text:p>
          </table:table-cell>
          <table:table-cell office:value-type="float" office:value="13372.78" table:style-name="ce2">
            <text:p>13.372,78</text:p>
          </table:table-cell>
          <table:table-cell office:value-type="float" office:value="1517594.49" table:style-name="ce2">
            <text:p>1.517.594,49</text:p>
          </table:table-cell>
          <table:table-cell office:value-type="float" office:value="1110" table:style-name="ce3">
            <text:p>1.110</text:p>
          </table:table-cell>
          <table:table-cell office:value-type="float" office:value="3755.23" table:style-name="ce2">
            <text:p>3.755,23</text:p>
          </table:table-cell>
          <table:table-cell office:value-type="float" office:value="433853.56" table:style-name="ce2">
            <text:p>433.853,56</text:p>
          </table:table-cell>
          <table:table-cell office:value-type="float" office:value="66" table:style-name="ce1">
            <text:p>66</text:p>
          </table:table-cell>
          <table:table-cell office:value-type="float" office:value="152.85" table:style-name="ce1">
            <text:p>152,85</text:p>
          </table:table-cell>
          <table:table-cell office:value-type="float" office:value="17818.45" table:style-name="ce2">
            <text:p>17.818,45</text:p>
          </table:table-cell>
          <table:table-cell office:value-type="float" office:value="124" table:style-name="ce1">
            <text:p>124</text:p>
          </table:table-cell>
          <table:table-cell office:value-type="float" office:value="317.66000000000003" table:style-name="ce1">
            <text:p>317,66</text:p>
          </table:table-cell>
          <table:table-cell office:value-type="float" office:value="35987.519999999997" table:style-name="ce2">
            <text:p>35.987,52</text:p>
          </table:table-cell>
          <table:table-cell office:value-type="float" office:value="348" table:style-name="ce1">
            <text:p>348</text:p>
          </table:table-cell>
          <table:table-cell office:value-type="float" office:value="853.9" table:style-name="ce1">
            <text:p>853,9</text:p>
          </table:table-cell>
          <table:table-cell office:value-type="float" office:value="96988.54" table:style-name="ce2">
            <text:p>96.988,54</text:p>
          </table:table-cell>
          <table:table-cell office:value-type="float" office:value="52" table:style-name="ce1">
            <text:p>52</text:p>
          </table:table-cell>
          <table:table-cell office:value-type="float" office:value="132.69" table:style-name="ce1">
            <text:p>132,69</text:p>
          </table:table-cell>
          <table:table-cell office:value-type="float" office:value="14915.01" table:style-name="ce2">
            <text:p>14.915,01</text:p>
          </table:table-cell>
          <table:table-cell office:value-type="float" office:value="33" table:style-name="ce1">
            <text:p>33</text:p>
          </table:table-cell>
          <table:table-cell office:value-type="float" office:value="80.3" table:style-name="ce1">
            <text:p>80,3</text:p>
          </table:table-cell>
          <table:table-cell office:value-type="float" office:value="9004.41" table:style-name="ce2">
            <text:p>9.004,41</text:p>
          </table:table-cell>
          <table:table-cell office:value-type="float" office:value="83" table:style-name="ce1">
            <text:p>83</text:p>
          </table:table-cell>
          <table:table-cell office:value-type="float" office:value="106.12" table:style-name="ce1">
            <text:p>106,12</text:p>
          </table:table-cell>
          <table:table-cell office:value-type="float" office:value="12535.55" table:style-name="ce2">
            <text:p>12.535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20.75" table:style-name="ce1">
            <text:p>420,75</text:p>
          </table:table-cell>
          <table:table-cell office:value-type="float" office:value="42520.19" table:style-name="ce2">
            <text:p>42.520,19</text:p>
          </table:table-cell>
          <table:table-cell office:value-type="float" office:value="1" table:style-name="ce1">
            <text:p>1</text:p>
          </table:table-cell>
          <table:table-cell office:value-type="float" office:value="7.35" table:style-name="ce1">
            <text:p>7,35</text:p>
          </table:table-cell>
          <table:table-cell office:value-type="float" office:value="734.97" table:style-name="ce1">
            <text:p>734,9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,4</text:p>
          </table:table-cell>
          <table:table-cell office:value-type="float" office:value="632.15" table:style-name="ce1">
            <text:p>632,15</text:p>
          </table:table-cell>
          <table:table-cell office:value-type="float" office:value="22" table:style-name="ce1">
            <text:p>22</text:p>
          </table:table-cell>
          <table:table-cell office:value-type="float" office:value="173.81" table:style-name="ce1">
            <text:p>173,81</text:p>
          </table:table-cell>
          <table:table-cell office:value-type="float" office:value="17922.7" table:style-name="ce2">
            <text:p>17.922,70</text:p>
          </table:table-cell>
          <table:table-cell office:value-type="float" office:value="2" table:style-name="ce1">
            <text:p>2</text:p>
          </table:table-cell>
          <table:table-cell office:value-type="float" office:value="5.34" table:style-name="ce1">
            <text:p>5,34</text:p>
          </table:table-cell>
          <table:table-cell office:value-type="float" office:value="522.1" table:style-name="ce1">
            <text:p>52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0" table:style-name="ce1">
            <text:p>570</text:p>
          </table:table-cell>
          <table:table-cell office:value-type="float" office:value="2442.29" table:style-name="ce2">
            <text:p>2.442,29</text:p>
          </table:table-cell>
          <table:table-cell office:value-type="float" office:value="256911.81" table:style-name="ce2">
            <text:p>256.911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5" table:style-name="ce1">
            <text:p>315</text:p>
          </table:table-cell>
          <table:table-cell office:value-type="float" office:value="20.32" table:style-name="ce1">
            <text:p>20,32</text:p>
          </table:table-cell>
          <table:table-cell office:value-type="float" office:value="1235.6500000000001" table:style-name="ce2">
            <text:p>1.235,65</text:p>
          </table:table-cell>
          <table:table-cell office:value-type="float" office:value="539" table:style-name="ce1">
            <text:p>539</text:p>
          </table:table-cell>
          <table:table-cell office:value-type="float" office:value="72.13" table:style-name="ce1">
            <text:p>72,13</text:p>
          </table:table-cell>
          <table:table-cell office:value-type="float" office:value="3913.2" table:style-name="ce2">
            <text:p>3.913,20</text:p>
          </table:table-cell>
          <table:table-cell office:value-type="float" office:value="432" table:style-name="ce1">
            <text:p>432</text:p>
          </table:table-cell>
          <table:table-cell office:value-type="float" office:value="76.69" table:style-name="ce1">
            <text:p>76,69</text:p>
          </table:table-cell>
          <table:table-cell office:value-type="float" office:value="4006.47" table:style-name="ce2">
            <text:p>4.006,47</text:p>
          </table:table-cell>
          <table:table-cell office:value-type="float" office:value="386" table:style-name="ce1">
            <text:p>386</text:p>
          </table:table-cell>
          <table:table-cell office:value-type="float" office:value="139.66999999999999" table:style-name="ce1">
            <text:p>139,67</text:p>
          </table:table-cell>
          <table:table-cell office:value-type="float" office:value="12429.77" table:style-name="ce2">
            <text:p>12.429,77</text:p>
          </table:table-cell>
          <table:table-cell office:value-type="float" office:value="915" table:style-name="ce1">
            <text:p>915</text:p>
          </table:table-cell>
          <table:table-cell office:value-type="float" office:value="187.64" table:style-name="ce1">
            <text:p>187,64</text:p>
          </table:table-cell>
          <table:table-cell office:value-type="float" office:value="9872.16" table:style-name="ce2">
            <text:p>9.872,16</text:p>
          </table:table-cell>
          <table:table-cell office:value-type="float" office:value="426" table:style-name="ce1">
            <text:p>426</text:p>
          </table:table-cell>
          <table:table-cell office:value-type="float" office:value="70.48" table:style-name="ce1">
            <text:p>70,48</text:p>
          </table:table-cell>
          <table:table-cell office:value-type="float" office:value="3736.76" table:style-name="ce2">
            <text:p>3.736,76</text:p>
          </table:table-cell>
          <table:table-cell office:value-type="float" office:value="355" table:style-name="ce1">
            <text:p>355</text:p>
          </table:table-cell>
          <table:table-cell office:value-type="float" office:value="83.73" table:style-name="ce1">
            <text:p>83,73</text:p>
          </table:table-cell>
          <table:table-cell office:value-type="float" office:value="4309.88" table:style-name="ce2">
            <text:p>4.309,88</text:p>
          </table:table-cell>
          <table:table-cell office:value-type="float" office:value="415" table:style-name="ce1">
            <text:p>415</text:p>
          </table:table-cell>
          <table:table-cell office:value-type="float" office:value="69.27" table:style-name="ce1">
            <text:p>69,27</text:p>
          </table:table-cell>
          <table:table-cell office:value-type="float" office:value="3531.94" table:style-name="ce2">
            <text:p>3.531,94</text:p>
          </table:table-cell>
          <table:table-cell office:value-type="float" office:value="266" table:style-name="ce1">
            <text:p>266</text:p>
          </table:table-cell>
          <table:table-cell office:value-type="float" office:value="47.95" table:style-name="ce1">
            <text:p>47,95</text:p>
          </table:table-cell>
          <table:table-cell office:value-type="float" office:value="2430.5500000000002" table:style-name="ce2">
            <text:p>2.430,55</text:p>
          </table:table-cell>
          <table:table-cell office:value-type="float" office:value="732" table:style-name="ce1">
            <text:p>732</text:p>
          </table:table-cell>
          <table:table-cell office:value-type="float" office:value="113.95" table:style-name="ce1">
            <text:p>113,95</text:p>
          </table:table-cell>
          <table:table-cell office:value-type="float" office:value="6100.67" table:style-name="ce2">
            <text:p>6.100,67</text:p>
          </table:table-cell>
          <table:table-cell office:value-type="float" office:value="406" table:style-name="ce1">
            <text:p>406</text:p>
          </table:table-cell>
          <table:table-cell office:value-type="float" office:value="51.68" table:style-name="ce1">
            <text:p>51,68</text:p>
          </table:table-cell>
          <table:table-cell office:value-type="float" office:value="2802.68" table:style-name="ce2">
            <text:p>2.802,6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0.68" table:style-name="ce1">
            <text:p>50,68</text:p>
          </table:table-cell>
          <table:table-cell office:value-type="float" office:value="5673.72" table:style-name="ce2">
            <text:p>5.673,72</text:p>
          </table:table-cell>
          <table:table-cell office:value-type="float" office:value="13" table:style-name="ce1">
            <text:p>13</text:p>
          </table:table-cell>
          <table:table-cell office:value-type="float" office:value="6.58" table:style-name="ce1">
            <text:p>6,58</text:p>
          </table:table-cell>
          <table:table-cell office:value-type="float" office:value="687.21" table:style-name="ce1">
            <text:p>687,21</text:p>
          </table:table-cell>
          <table:table-cell office:value-type="float" office:value="3" table:style-name="ce1">
            <text:p>3</text:p>
          </table:table-cell>
          <table:table-cell office:value-type="float" office:value="3.11" table:style-name="ce1">
            <text:p>3,11</text:p>
          </table:table-cell>
          <table:table-cell office:value-type="float" office:value="311.19" table:style-name="ce1">
            <text:p>311,19</text:p>
          </table:table-cell>
          <table:table-cell office:value-type="float" office:value="2" table:style-name="ce1">
            <text:p>2</text:p>
          </table:table-cell>
          <table:table-cell office:value-type="float" office:value="3.73" table:style-name="ce1">
            <text:p>3,73</text:p>
          </table:table-cell>
          <table:table-cell office:value-type="float" office:value="323.14" table:style-name="ce1">
            <text:p>323,14</text:p>
          </table:table-cell>
          <table:table-cell office:value-type="float" office:value="15" table:style-name="ce1">
            <text:p>15</text:p>
          </table:table-cell>
          <table:table-cell office:value-type="float" office:value="14.08" table:style-name="ce1">
            <text:p>14,08</text:p>
          </table:table-cell>
          <table:table-cell office:value-type="float" office:value="1809.08" table:style-name="ce2">
            <text:p>1.809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5.67" table:style-name="ce1">
            <text:p>25,67</text:p>
          </table:table-cell>
          <table:table-cell office:value-type="float" office:value="2911.54" table:style-name="ce2">
            <text:p>2.911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61" table:style-name="ce1">
            <text:p>1,61</text:p>
          </table:table-cell>
          <table:table-cell office:value-type="float" office:value="202.38" table:style-name="ce1">
            <text:p>202,38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,75</text:p>
          </table:table-cell>
          <table:table-cell office:value-type="float" office:value="479.73" table:style-name="ce1">
            <text:p>479,73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.09" table:style-name="ce1">
            <text:p>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5" table:style-name="ce1">
            <text:p>95</text:p>
          </table:table-cell>
          <table:table-cell office:value-type="float" office:value="17.2" table:style-name="ce1">
            <text:p>17,2</text:p>
          </table:table-cell>
          <table:table-cell office:value-type="float" office:value="1443.29" table:style-name="ce2">
            <text:p>1.443,29</text:p>
          </table:table-cell>
          <table:table-cell office:value-type="float" office:value="927" table:style-name="ce1">
            <text:p>927</text:p>
          </table:table-cell>
          <table:table-cell office:value-type="float" office:value="298.13" table:style-name="ce1">
            <text:p>298,13</text:p>
          </table:table-cell>
          <table:table-cell office:value-type="float" office:value="25303.360000000001" table:style-name="ce2">
            <text:p>25.303,36</text:p>
          </table:table-cell>
          <table:table-cell office:value-type="float" office:value="247" table:style-name="ce1">
            <text:p>247</text:p>
          </table:table-cell>
          <table:table-cell office:value-type="float" office:value="53.99" table:style-name="ce1">
            <text:p>53,99</text:p>
          </table:table-cell>
          <table:table-cell office:value-type="float" office:value="4522.67" table:style-name="ce2">
            <text:p>4.522,67</text:p>
          </table:table-cell>
          <table:table-cell office:value-type="float" office:value="897" table:style-name="ce1">
            <text:p>897</text:p>
          </table:table-cell>
          <table:table-cell office:value-type="float" office:value="444.79" table:style-name="ce1">
            <text:p>444,79</text:p>
          </table:table-cell>
          <table:table-cell office:value-type="float" office:value="40425.040000000001" table:style-name="ce2">
            <text:p>40.425,04</text:p>
          </table:table-cell>
          <table:table-cell office:value-type="float" office:value="181" table:style-name="ce1">
            <text:p>181</text:p>
          </table:table-cell>
          <table:table-cell office:value-type="float" office:value="82.45" table:style-name="ce1">
            <text:p>82,45</text:p>
          </table:table-cell>
          <table:table-cell office:value-type="float" office:value="6950.93" table:style-name="ce2">
            <text:p>6.950,93</text:p>
          </table:table-cell>
          <table:table-cell office:value-type="float" office:value="197" table:style-name="ce1">
            <text:p>197</text:p>
          </table:table-cell>
          <table:table-cell office:value-type="float" office:value="52.35" table:style-name="ce1">
            <text:p>52,35</text:p>
          </table:table-cell>
          <table:table-cell office:value-type="float" office:value="4399.71" table:style-name="ce2">
            <text:p>4.399,71</text:p>
          </table:table-cell>
          <table:table-cell office:value-type="float" office:value="310" table:style-name="ce1">
            <text:p>310</text:p>
          </table:table-cell>
          <table:table-cell office:value-type="float" office:value="142.84" table:style-name="ce1">
            <text:p>142,84</text:p>
          </table:table-cell>
          <table:table-cell office:value-type="float" office:value="12203.75" table:style-name="ce2">
            <text:p>12.203,75</text:p>
          </table:table-cell>
          <table:table-cell office:value-type="float" office:value="24" table:style-name="ce1">
            <text:p>24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687.6" table:style-name="ce1">
            <text:p>687,6</text:p>
          </table:table-cell>
          <table:table-cell office:value-type="float" office:value="88" table:style-name="ce1">
            <text:p>88</text:p>
          </table:table-cell>
          <table:table-cell office:value-type="float" office:value="32.159999999999997" table:style-name="ce1">
            <text:p>32,16</text:p>
          </table:table-cell>
          <table:table-cell office:value-type="float" office:value="2683.37" table:style-name="ce2">
            <text:p>2.683,37</text:p>
          </table:table-cell>
          <table:table-cell office:value-type="float" office:value="92" table:style-name="ce1">
            <text:p>92</text:p>
          </table:table-cell>
          <table:table-cell office:value-type="float" office:value="31.39" table:style-name="ce1">
            <text:p>31,39</text:p>
          </table:table-cell>
          <table:table-cell office:value-type="float" office:value="2644.21" table:style-name="ce2">
            <text:p>2.644,21</text:p>
          </table:table-cell>
          <table:table-cell office:value-type="float" office:value="239" table:style-name="ce1">
            <text:p>239</text:p>
          </table:table-cell>
          <table:table-cell office:value-type="float" office:value="74.61" table:style-name="ce1">
            <text:p>74,61</text:p>
          </table:table-cell>
          <table:table-cell office:value-type="float" office:value="6234.08" table:style-name="ce2">
            <text:p>6.234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76" table:style-name="ce1">
            <text:p>2,76</text:p>
          </table:table-cell>
          <table:table-cell office:value-type="float" office:value="437.46" table:style-name="ce1">
            <text:p>437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81" table:style-name="ce1">
            <text:p>3,81</text:p>
          </table:table-cell>
          <table:table-cell office:value-type="float" office:value="602.33000000000004" table:style-name="ce1">
            <text:p>602,33</text:p>
          </table:table-cell>
          <table:table-cell office:value-type="float" office:value="525" table:style-name="ce1">
            <text:p>525</text:p>
          </table:table-cell>
          <table:table-cell office:value-type="float" office:value="1314.35" table:style-name="ce2">
            <text:p>1.314,35</text:p>
          </table:table-cell>
          <table:table-cell office:value-type="float" office:value="149164.70000000001" table:style-name="ce2">
            <text:p>149.164,70</text:p>
          </table:table-cell>
          <table:table-cell office:value-type="float" office:value="18" table:style-name="ce1">
            <text:p>18</text:p>
          </table:table-cell>
          <table:table-cell office:value-type="float" office:value="44.08" table:style-name="ce1">
            <text:p>44,08</text:p>
          </table:table-cell>
          <table:table-cell office:value-type="float" office:value="4700.7" table:style-name="ce2">
            <text:p>4.700,70</text:p>
          </table:table-cell>
          <table:table-cell office:value-type="float" office:value="4" table:style-name="ce1">
            <text:p>4</text:p>
          </table:table-cell>
          <table:table-cell office:value-type="float" office:value="0.77" table:style-name="ce1">
            <text:p>0,77</text:p>
          </table:table-cell>
          <table:table-cell office:value-type="float" office:value="259.16000000000003" table:style-name="ce1">
            <text:p>259,16</text:p>
          </table:table-cell>
          <table:table-cell office:value-type="float" office:value="53" table:style-name="ce1">
            <text:p>53</text:p>
          </table:table-cell>
          <table:table-cell office:value-type="float" office:value="71.760000000000005" table:style-name="ce1">
            <text:p>71,76</text:p>
          </table:table-cell>
          <table:table-cell office:value-type="float" office:value="8151.13" table:style-name="ce2">
            <text:p>8.151,13</text:p>
          </table:table-cell>
          <table:table-cell office:value-type="float" office:value="48" table:style-name="ce1">
            <text:p>48</text:p>
          </table:table-cell>
          <table:table-cell office:value-type="float" office:value="23.37" table:style-name="ce1">
            <text:p>23,37</text:p>
          </table:table-cell>
          <table:table-cell office:value-type="float" office:value="3127.42" table:style-name="ce2">
            <text:p>3.127,42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,25</text:p>
          </table:table-cell>
          <table:table-cell office:value-type="float" office:value="70.23" table:style-name="ce1">
            <text:p>7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55" table:style-name="ce1">
            <text:p>7,55</text:p>
          </table:table-cell>
          <table:table-cell office:value-type="float" office:value="872.79" table:style-name="ce1">
            <text:p>872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1" table:style-name="ce1">
            <text:p>7,51</text:p>
          </table:table-cell>
          <table:table-cell office:value-type="float" office:value="621.23" table:style-name="ce1">
            <text:p>621,23</text:p>
          </table:table-cell>
          <table:table-cell office:value-type="float" office:value="1" table:style-name="ce1">
            <text:p>1</text:p>
          </table:table-cell>
          <table:table-cell office:value-type="float" office:value="28.96" table:style-name="ce1">
            <text:p>28,96</text:p>
          </table:table-cell>
          <table:table-cell office:value-type="float" office:value="2150.0300000000002" table:style-name="ce2">
            <text:p>2.150,03</text:p>
          </table:table-cell>
          <table:table-cell office:value-type="float" office:value="6" table:style-name="ce1">
            <text:p>6</text:p>
          </table:table-cell>
          <table:table-cell office:value-type="float" office:value="62.22" table:style-name="ce1">
            <text:p>62,22</text:p>
          </table:table-cell>
          <table:table-cell office:value-type="float" office:value="6100.39" table:style-name="ce2">
            <text:p>6.100,39</text:p>
          </table:table-cell>
          <table:table-cell office:value-type="float" office:value="25" table:style-name="ce1">
            <text:p>25</text:p>
          </table:table-cell>
          <table:table-cell office:value-type="float" office:value="294.3" table:style-name="ce1">
            <text:p>294,3</text:p>
          </table:table-cell>
          <table:table-cell office:value-type="float" office:value="26389.68" table:style-name="ce2">
            <text:p>26.389,68</text:p>
          </table:table-cell>
          <table:table-cell office:value-type="float" office:value="1" table:style-name="ce1">
            <text:p>1</text:p>
          </table:table-cell>
          <table:table-cell office:value-type="float" office:value="7.01" table:style-name="ce1">
            <text:p>7,01</text:p>
          </table:table-cell>
          <table:table-cell office:value-type="float" office:value="643.58000000000004" table:style-name="ce1">
            <text:p>643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930.03" table:style-name="ce1">
            <text:p>930,03</text:p>
          </table:table-cell>
          <table:table-cell office:value-type="float" office:value="81412.800000000003" table:style-name="ce2">
            <text:p>81.412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77.87" table:style-name="ce1">
            <text:p>177,87</text:p>
          </table:table-cell>
          <table:table-cell office:value-type="float" office:value="14321.24" table:style-name="ce2">
            <text:p>14.321,24</text:p>
          </table:table-cell>
          <table:table-cell office:value-type="float" office:value="5" table:style-name="ce1">
            <text:p>5</text:p>
          </table:table-cell>
          <table:table-cell office:value-type="float" office:value="12.76" table:style-name="ce1">
            <text:p>12,76</text:p>
          </table:table-cell>
          <table:table-cell office:value-type="float" office:value="1169.1300000000001" table:style-name="ce2">
            <text:p>1.169,13</text:p>
          </table:table-cell>
          <table:table-cell office:value-type="float" office:value="2" table:style-name="ce1">
            <text:p>2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453.5" table:style-name="ce2">
            <text:p>1.453,50</text:p>
          </table:table-cell>
          <table:table-cell office:value-type="float" office:value="5" table:style-name="ce1">
            <text:p>5</text:p>
          </table:table-cell>
          <table:table-cell office:value-type="float" office:value="13.39" table:style-name="ce1">
            <text:p>13,39</text:p>
          </table:table-cell>
          <table:table-cell office:value-type="float" office:value="1108.67" table:style-name="ce2">
            <text:p>1.108,67</text:p>
          </table:table-cell>
          <table:table-cell office:value-type="float" office:value="1" table:style-name="ce1">
            <text:p>1</text:p>
          </table:table-cell>
          <table:table-cell office:value-type="float" office:value="0.67" table:style-name="ce1">
            <text:p>0,67</text:p>
          </table:table-cell>
          <table:table-cell office:value-type="float" office:value="65.7" table:style-name="ce1">
            <text:p>65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,1</text:p>
          </table:table-cell>
          <table:table-cell office:value-type="float" office:value="188.93" table:style-name="ce1">
            <text:p>188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176.23" table:style-name="ce1">
            <text:p>176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54" table:style-name="ce1">
            <text:p>3,54</text:p>
          </table:table-cell>
          <table:table-cell office:value-type="float" office:value="298.60000000000002" table:style-name="ce1">
            <text:p>298,6</text:p>
          </table:table-cell>
          <table:table-cell office:value-type="float" office:value="4" table:style-name="ce1">
            <text:p>4</text:p>
          </table:table-cell>
          <table:table-cell office:value-type="float" office:value="5.78" table:style-name="ce1">
            <text:p>5,78</text:p>
          </table:table-cell>
          <table:table-cell office:value-type="float" office:value="470.09" table:style-name="ce1">
            <text:p>470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1" table:style-name="ce1">
            <text:p>0,21</text:p>
          </table:table-cell>
          <table:table-cell office:value-type="float" office:value="50.59" table:style-name="ce1">
            <text:p>50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39" table:style-name="ce1">
            <text:p>9,39</text:p>
          </table:table-cell>
          <table:table-cell office:value-type="float" office:value="878.36" table:style-name="ce1">
            <text:p>878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.31" table:style-name="ce1">
            <text:p>7,31</text:p>
          </table:table-cell>
          <table:table-cell office:value-type="float" office:value="381.06" table:style-name="ce1">
            <text:p>381,06</text:p>
          </table:table-cell>
          <table:table-cell office:value-type="float" office:value="36" table:style-name="ce1">
            <text:p>36</text:p>
          </table:table-cell>
          <table:table-cell office:value-type="float" office:value="13.7" table:style-name="ce1">
            <text:p>13,7</text:p>
          </table:table-cell>
          <table:table-cell office:value-type="float" office:value="756.29" table:style-name="ce1">
            <text:p>756,29</text:p>
          </table:table-cell>
          <table:table-cell office:value-type="float" office:value="401" table:style-name="ce1">
            <text:p>401</text:p>
          </table:table-cell>
          <table:table-cell office:value-type="float" office:value="191.26" table:style-name="ce1">
            <text:p>191,26</text:p>
          </table:table-cell>
          <table:table-cell office:value-type="float" office:value="17878.560000000001" table:style-name="ce2">
            <text:p>17.878,56</text:p>
          </table:table-cell>
          <table:table-cell office:value-type="float" office:value="44" table:style-name="ce1">
            <text:p>44</text:p>
          </table:table-cell>
          <table:table-cell office:value-type="float" office:value="20.079999999999998" table:style-name="ce1">
            <text:p>20,08</text:p>
          </table:table-cell>
          <table:table-cell office:value-type="float" office:value="1088.77" table:style-name="ce2">
            <text:p>1.088,77</text:p>
          </table:table-cell>
          <table:table-cell office:value-type="float" office:value="31" table:style-name="ce1">
            <text:p>31</text:p>
          </table:table-cell>
          <table:table-cell office:value-type="float" office:value="10.4" table:style-name="ce1">
            <text:p>10,4</text:p>
          </table:table-cell>
          <table:table-cell office:value-type="float" office:value="562.83000000000004" table:style-name="ce1">
            <text:p>562,83</text:p>
          </table:table-cell>
          <table:table-cell office:value-type="float" office:value="344" table:style-name="ce1">
            <text:p>344</text:p>
          </table:table-cell>
          <table:table-cell office:value-type="float" office:value="113.26" table:style-name="ce1">
            <text:p>113,26</text:p>
          </table:table-cell>
          <table:table-cell office:value-type="float" office:value="4510.05" table:style-name="ce2">
            <text:p>4.510,05</text:p>
          </table:table-cell>
          <table:table-cell office:value-type="float" office:value="18" table:style-name="ce1">
            <text:p>18</text:p>
          </table:table-cell>
          <table:table-cell office:value-type="float" office:value="7.47" table:style-name="ce1">
            <text:p>7,47</text:p>
          </table:table-cell>
          <table:table-cell office:value-type="float" office:value="373.92" table:style-name="ce1">
            <text:p>373,92</text:p>
          </table:table-cell>
          <table:table-cell office:value-type="float" office:value="15" table:style-name="ce1">
            <text:p>15</text:p>
          </table:table-cell>
          <table:table-cell office:value-type="float" office:value="3.08" table:style-name="ce1">
            <text:p>3,08</text:p>
          </table:table-cell>
          <table:table-cell office:value-type="float" office:value="170.83" table:style-name="ce1">
            <text:p>170,83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3.94" table:style-name="ce1">
            <text:p>3,94</text:p>
          </table:table-cell>
          <table:table-cell office:value-type="float" office:value="49" table:style-name="ce1">
            <text:p>49</text:p>
          </table:table-cell>
          <table:table-cell office:value-type="float" office:value="9.16" table:style-name="ce1">
            <text:p>9,16</text:p>
          </table:table-cell>
          <table:table-cell office:value-type="float" office:value="519.17999999999995" table:style-name="ce1">
            <text:p>519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7" table:style-name="ce1">
            <text:p>0,67</text:p>
          </table:table-cell>
          <table:table-cell office:value-type="float" office:value="32.54" table:style-name="ce1">
            <text:p>32,54</text:p>
          </table:table-cell>
          <table:table-cell office:value-type="float" office:value="56" table:style-name="ce1">
            <text:p>56</text:p>
          </table:table-cell>
          <table:table-cell office:value-type="float" office:value="13.13" table:style-name="ce1">
            <text:p>13,13</text:p>
          </table:table-cell>
          <table:table-cell office:value-type="float" office:value="705.36" table:style-name="ce1">
            <text:p>705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.05" table:style-name="ce1">
            <text:p>7,05</text:p>
          </table:table-cell>
          <table:table-cell office:value-type="float" office:value="374.3" table:style-name="ce1">
            <text:p>374,3</text:p>
          </table:table-cell>
          <table:table-cell office:value-type="float" office:value="103" table:style-name="ce1">
            <text:p>103</text:p>
          </table:table-cell>
          <table:table-cell office:value-type="float" office:value="33.33" table:style-name="ce1">
            <text:p>33,33</text:p>
          </table:table-cell>
          <table:table-cell office:value-type="float" office:value="1968.75" table:style-name="ce2">
            <text:p>1.968,75</text:p>
          </table:table-cell>
          <table:table-cell office:value-type="float" office:value="248" table:style-name="ce1">
            <text:p>248</text:p>
          </table:table-cell>
          <table:table-cell office:value-type="float" office:value="61.92" table:style-name="ce1">
            <text:p>61,92</text:p>
          </table:table-cell>
          <table:table-cell office:value-type="float" office:value="3422.12" table:style-name="ce2">
            <text:p>3.422,12</text:p>
          </table:table-cell>
          <table:table-cell office:value-type="float" office:value="64" table:style-name="ce1">
            <text:p>64</text:p>
          </table:table-cell>
          <table:table-cell office:value-type="float" office:value="32.49" table:style-name="ce1">
            <text:p>32,49</text:p>
          </table:table-cell>
          <table:table-cell office:value-type="float" office:value="1833.09" table:style-name="ce2">
            <text:p>1.833,09</text:p>
          </table:table-cell>
          <table:table-cell office:value-type="float" office:value="18" table:style-name="ce1">
            <text:p>18</text:p>
          </table:table-cell>
          <table:table-cell office:value-type="float" office:value="11.69" table:style-name="ce1">
            <text:p>11,69</text:p>
          </table:table-cell>
          <table:table-cell office:value-type="float" office:value="678.93" table:style-name="ce1">
            <text:p>678,93</text:p>
          </table:table-cell>
          <table:table-cell office:value-type="float" office:value="26" table:style-name="ce1">
            <text:p>26</text:p>
          </table:table-cell>
          <table:table-cell office:value-type="float" office:value="5.25" table:style-name="ce1">
            <text:p>5,25</text:p>
          </table:table-cell>
          <table:table-cell office:value-type="float" office:value="285.57" table:style-name="ce1">
            <text:p>285,57</text:p>
          </table:table-cell>
          <table:table-cell office:value-type="float" office:value="53" table:style-name="ce1">
            <text:p>53</text:p>
          </table:table-cell>
          <table:table-cell office:value-type="float" office:value="14.07" table:style-name="ce1">
            <text:p>14,07</text:p>
          </table:table-cell>
          <table:table-cell office:value-type="float" office:value="793.75" table:style-name="ce1">
            <text:p>793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7.2" table:style-name="ce1">
            <text:p>7,2</text:p>
          </table:table-cell>
          <table:table-cell office:value-type="float" office:value="675.81" table:style-name="ce1">
            <text:p>675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31" table:style-name="ce1">
            <text:p>2,31</text:p>
          </table:table-cell>
          <table:table-cell office:value-type="float" office:value="222.26" table:style-name="ce1">
            <text:p>222,26</text:p>
          </table:table-cell>
          <table:table-cell office:value-type="float" office:value="6" table:style-name="ce1">
            <text:p>6</text:p>
          </table:table-cell>
          <table:table-cell office:value-type="float" office:value="0.45" table:style-name="ce1">
            <text:p>0,45</text:p>
          </table:table-cell>
          <table:table-cell office:value-type="float" office:value="40.24" table:style-name="ce1">
            <text:p>40,24</text:p>
          </table:table-cell>
          <table:table-cell office:value-type="float" office:value="13" table:style-name="ce1">
            <text:p>13</text:p>
          </table:table-cell>
          <table:table-cell office:value-type="float" office:value="2.33" table:style-name="ce1">
            <text:p>2,33</text:p>
          </table:table-cell>
          <table:table-cell office:value-type="float" office:value="216.53" table:style-name="ce1">
            <text:p>216,53</text:p>
          </table:table-cell>
          <table:table-cell office:value-type="float" office:value="12" table:style-name="ce1">
            <text:p>12</text:p>
          </table:table-cell>
          <table:table-cell office:value-type="float" office:value="2.42" table:style-name="ce1">
            <text:p>2,42</text:p>
          </table:table-cell>
          <table:table-cell office:value-type="float" office:value="219.82" table:style-name="ce1">
            <text:p>219,82</text:p>
          </table:table-cell>
          <table:table-cell office:value-type="float" office:value="6" table:style-name="ce1">
            <text:p>6</text:p>
          </table:table-cell>
          <table:table-cell office:value-type="float" office:value="2.92" table:style-name="ce1">
            <text:p>2,92</text:p>
          </table:table-cell>
          <table:table-cell office:value-type="float" office:value="266.44" table:style-name="ce1">
            <text:p>266,44</text:p>
          </table:table-cell>
          <table:table-cell office:value-type="float" office:value="6" table:style-name="ce1">
            <text:p>6</text:p>
          </table:table-cell>
          <table:table-cell office:value-type="float" office:value="1.97" table:style-name="ce1">
            <text:p>1,97</text:p>
          </table:table-cell>
          <table:table-cell office:value-type="float" office:value="182.05" table:style-name="ce1">
            <text:p>182,05</text:p>
          </table:table-cell>
          <table:table-cell office:value-type="float" office:value="19" table:style-name="ce1">
            <text:p>19</text:p>
          </table:table-cell>
          <table:table-cell office:value-type="float" office:value="6.89" table:style-name="ce1">
            <text:p>6,89</text:p>
          </table:table-cell>
          <table:table-cell office:value-type="float" office:value="632.03" table:style-name="ce1">
            <text:p>632,03</text:p>
          </table:table-cell>
          <table:table-cell office:value-type="float" office:value="8" table:style-name="ce1">
            <text:p>8</text:p>
          </table:table-cell>
          <table:table-cell office:value-type="float" office:value="1.42" table:style-name="ce1">
            <text:p>1,42</text:p>
          </table:table-cell>
          <table:table-cell office:value-type="float" office:value="129.99" table:style-name="ce1">
            <text:p>129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55.88" table:style-name="ce1">
            <text:p>55,88</text:p>
          </table:table-cell>
          <table:table-cell office:value-type="float" office:value="4575.04" table:style-name="ce2">
            <text:p>4.575,04</text:p>
          </table:table-cell>
          <table:table-cell office:value-type="float" office:value="51" table:style-name="ce1">
            <text:p>51</text:p>
          </table:table-cell>
          <table:table-cell office:value-type="float" office:value="21.55" table:style-name="ce1">
            <text:p>21,55</text:p>
          </table:table-cell>
          <table:table-cell office:value-type="float" office:value="1754.85" table:style-name="ce2">
            <text:p>1.754,85</text:p>
          </table:table-cell>
          <table:table-cell office:value-type="float" office:value="14" table:style-name="ce1">
            <text:p>14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788.84" table:style-name="ce1">
            <text:p>788,84</text:p>
          </table:table-cell>
          <table:table-cell office:value-type="float" office:value="10" table:style-name="ce1">
            <text:p>10</text:p>
          </table:table-cell>
          <table:table-cell office:value-type="float" office:value="5.94" table:style-name="ce1">
            <text:p>5,94</text:p>
          </table:table-cell>
          <table:table-cell office:value-type="float" office:value="486.18" table:style-name="ce1">
            <text:p>486,18</text:p>
          </table:table-cell>
          <table:table-cell office:value-type="float" office:value="81" table:style-name="ce1">
            <text:p>81</text:p>
          </table:table-cell>
          <table:table-cell office:value-type="float" office:value="44.98" table:style-name="ce1">
            <text:p>44,98</text:p>
          </table:table-cell>
          <table:table-cell office:value-type="float" office:value="3659.55" table:style-name="ce2">
            <text:p>3.659,55</text:p>
          </table:table-cell>
          <table:table-cell office:value-type="float" office:value="294" table:style-name="ce1">
            <text:p>294</text:p>
          </table:table-cell>
          <table:table-cell office:value-type="float" office:value="125.11" table:style-name="ce1">
            <text:p>125,11</text:p>
          </table:table-cell>
          <table:table-cell office:value-type="float" office:value="10198.52" table:style-name="ce2">
            <text:p>10.198,52</text:p>
          </table:table-cell>
          <table:table-cell office:value-type="float" office:value="75" table:style-name="ce1">
            <text:p>75</text:p>
          </table:table-cell>
          <table:table-cell office:value-type="float" office:value="72.66" table:style-name="ce1">
            <text:p>72,66</text:p>
          </table:table-cell>
          <table:table-cell office:value-type="float" office:value="5958.26" table:style-name="ce2">
            <text:p>5.958,26</text:p>
          </table:table-cell>
          <table:table-cell office:value-type="float" office:value="25" table:style-name="ce1">
            <text:p>25</text:p>
          </table:table-cell>
          <table:table-cell office:value-type="float" office:value="11.42" table:style-name="ce1">
            <text:p>11,42</text:p>
          </table:table-cell>
          <table:table-cell office:value-type="float" office:value="927.7" table:style-name="ce1">
            <text:p>927,7</text:p>
          </table:table-cell>
          <table:table-cell office:value-type="float" office:value="104" table:style-name="ce1">
            <text:p>104</text:p>
          </table:table-cell>
          <table:table-cell office:value-type="float" office:value="156.41" table:style-name="ce1">
            <text:p>156,41</text:p>
          </table:table-cell>
          <table:table-cell office:value-type="float" office:value="12868.92" table:style-name="ce2">
            <text:p>12.868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3.88" table:style-name="ce1">
            <text:p>23,88</text:p>
          </table:table-cell>
          <table:table-cell office:value-type="float" office:value="2204.34" table:style-name="ce2">
            <text:p>2.204,34</text:p>
          </table:table-cell>
          <table:table-cell office:value-type="float" office:value="41" table:style-name="ce1">
            <text:p>41</text:p>
          </table:table-cell>
          <table:table-cell office:value-type="float" office:value="21.56" table:style-name="ce1">
            <text:p>21,56</text:p>
          </table:table-cell>
          <table:table-cell office:value-type="float" office:value="1948.15" table:style-name="ce2">
            <text:p>1.948,15</text:p>
          </table:table-cell>
          <table:table-cell office:value-type="float" office:value="648" table:style-name="ce1">
            <text:p>648</text:p>
          </table:table-cell>
          <table:table-cell office:value-type="float" office:value="196.98" table:style-name="ce1">
            <text:p>196,98</text:p>
          </table:table-cell>
          <table:table-cell office:value-type="float" office:value="18189.259999999998" table:style-name="ce2">
            <text:p>18.189,26</text:p>
          </table:table-cell>
          <table:table-cell office:value-type="float" office:value="814" table:style-name="ce1">
            <text:p>814</text:p>
          </table:table-cell>
          <table:table-cell office:value-type="float" office:value="483.1" table:style-name="ce1">
            <text:p>483,1</text:p>
          </table:table-cell>
          <table:table-cell office:value-type="float" office:value="44593.31" table:style-name="ce2">
            <text:p>44.593,31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,08</text:p>
          </table:table-cell>
          <table:table-cell office:value-type="float" office:value="7.56" table:style-name="ce1">
            <text:p>7,56</text:p>
          </table:table-cell>
          <table:table-cell office:value-type="float" office:value="70" table:style-name="ce1">
            <text:p>70</text:p>
          </table:table-cell>
          <table:table-cell office:value-type="float" office:value="40.31" table:style-name="ce1">
            <text:p>40,31</text:p>
          </table:table-cell>
          <table:table-cell office:value-type="float" office:value="3680.73" table:style-name="ce2">
            <text:p>3.680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448.88" table:style-name="ce1">
            <text:p>448,88</text:p>
          </table:table-cell>
          <table:table-cell office:value-type="float" office:value="41423.17" table:style-name="ce2">
            <text:p>41.423,17</text:p>
          </table:table-cell>
          <table:table-cell office:value-type="float" office:value="128" table:style-name="ce1">
            <text:p>128</text:p>
          </table:table-cell>
          <table:table-cell office:value-type="float" office:value="24.11" table:style-name="ce1">
            <text:p>24,11</text:p>
          </table:table-cell>
          <table:table-cell office:value-type="float" office:value="827.68" table:style-name="ce1">
            <text:p>827,68</text:p>
          </table:table-cell>
          <table:table-cell office:value-type="float" office:value="40" table:style-name="ce1">
            <text:p>40</text:p>
          </table:table-cell>
          <table:table-cell office:value-type="float" office:value="1.55" table:style-name="ce1">
            <text:p>1,55</text:p>
          </table:table-cell>
          <table:table-cell office:value-type="float" office:value="183.42" table:style-name="ce1">
            <text:p>183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35" table:style-name="ce1">
            <text:p>2,35</text:p>
          </table:table-cell>
          <table:table-cell office:value-type="float" office:value="248.04" table:style-name="ce1">
            <text:p>248,04</text:p>
          </table:table-cell>
          <table:table-cell office:value-type="float" office:value="244" table:style-name="ce1">
            <text:p>244</text:p>
          </table:table-cell>
          <table:table-cell office:value-type="float" office:value="458.96" table:style-name="ce1">
            <text:p>458,96</text:p>
          </table:table-cell>
          <table:table-cell office:value-type="float" office:value="47949.52" table:style-name="ce2">
            <text:p>47.949,52</text:p>
          </table:table-cell>
          <table:table-cell office:value-type="float" office:value="126" table:style-name="ce1">
            <text:p>126</text:p>
          </table:table-cell>
          <table:table-cell office:value-type="float" office:value="438.82" table:style-name="ce1">
            <text:p>438,82</text:p>
          </table:table-cell>
          <table:table-cell office:value-type="float" office:value="47614.66" table:style-name="ce2">
            <text:p>47.614,66</text:p>
          </table:table-cell>
          <table:table-cell office:value-type="float" office:value="1" table:style-name="ce1">
            <text:p>1</text:p>
          </table:table-cell>
          <table:table-cell office:value-type="float" office:value="8.65" table:style-name="ce1">
            <text:p>8,65</text:p>
          </table:table-cell>
          <table:table-cell office:value-type="float" office:value="784.42" table:style-name="ce1">
            <text:p>784,42</text:p>
          </table:table-cell>
          <table:table-cell office:value-type="float" office:value="22" table:style-name="ce1">
            <text:p>22</text:p>
          </table:table-cell>
          <table:table-cell office:value-type="float" office:value="56.63" table:style-name="ce1">
            <text:p>56,63</text:p>
          </table:table-cell>
          <table:table-cell office:value-type="float" office:value="5638.27" table:style-name="ce2">
            <text:p>5.63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8.02" table:style-name="ce1">
            <text:p>178,02</text:p>
          </table:table-cell>
          <table:table-cell office:value-type="float" office:value="14830.78" table:style-name="ce2">
            <text:p>14.830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.29" table:style-name="ce1">
            <text:p>39,29</text:p>
          </table:table-cell>
          <table:table-cell office:value-type="float" office:value="3447.16" table:style-name="ce2">
            <text:p>3.447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0.51" table:style-name="ce1">
            <text:p>0,51</text:p>
          </table:table-cell>
          <table:table-cell office:value-type="float" office:value="43.54" table:style-name="ce1">
            <text:p>43,54</text:p>
          </table:table-cell>
          <table:table-cell office:value-type="float" office:value="2" table:style-name="ce1">
            <text:p>2</text:p>
          </table:table-cell>
          <table:table-cell office:value-type="float" office:value="0.89" table:style-name="ce1">
            <text:p>0,89</text:p>
          </table:table-cell>
          <table:table-cell office:value-type="float" office:value="85.51" table:style-name="ce1">
            <text:p>85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22.75" table:style-name="ce1">
            <text:p>22,75</text:p>
          </table:table-cell>
          <table:table-cell office:value-type="float" office:value="1837.62" table:style-name="ce2">
            <text:p>1.837,62</text:p>
          </table:table-cell>
          <table:table-cell office:value-type="float" office:value="26" table:style-name="ce1">
            <text:p>26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1477.98" table:style-name="ce2">
            <text:p>1.47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23" table:style-name="ce1">
            <text:p>1,23</text:p>
          </table:table-cell>
          <table:table-cell office:value-type="float" office:value="131.21" table:style-name="ce1">
            <text:p>13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36.44" table:style-name="ce1">
            <text:p>36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5.88" table:style-name="ce1">
            <text:p>45,88</text:p>
          </table:table-cell>
          <table:table-cell office:value-type="float" office:value="1850.4" table:style-name="ce2">
            <text:p>1.850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1.709999999999994" table:style-name="ce1">
            <text:p>71,71</text:p>
          </table:table-cell>
          <table:table-cell office:value-type="float" office:value="2884.5" table:style-name="ce2">
            <text:p>2.88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40.46" table:style-name="ce1">
            <text:p>40,46</text:p>
          </table:table-cell>
          <table:table-cell office:value-type="float" office:value="3705.18" table:style-name="ce2">
            <text:p>3.705,18</text:p>
          </table:table-cell>
          <table:table-cell office:value-type="float" office:value="22" table:style-name="ce1">
            <text:p>22</text:p>
          </table:table-cell>
          <table:table-cell office:value-type="float" office:value="81.790000000000006" table:style-name="ce1">
            <text:p>81,79</text:p>
          </table:table-cell>
          <table:table-cell office:value-type="float" office:value="8509.51" table:style-name="ce2">
            <text:p>8.509,51</text:p>
          </table:table-cell>
          <table:table-cell office:value-type="float" office:value="32" table:style-name="ce1">
            <text:p>32</text:p>
          </table:table-cell>
          <table:table-cell office:value-type="float" office:value="342.49" table:style-name="ce1">
            <text:p>342,49</text:p>
          </table:table-cell>
          <table:table-cell office:value-type="float" office:value="23969.13" table:style-name="ce2">
            <text:p>23.969,13</text:p>
          </table:table-cell>
          <table:table-cell office:value-type="float" office:value="471" table:style-name="ce1">
            <text:p>471</text:p>
          </table:table-cell>
          <table:table-cell office:value-type="float" office:value="2838.67" table:style-name="ce2">
            <text:p>2.838,67</text:p>
          </table:table-cell>
          <table:table-cell office:value-type="float" office:value="226452.42" table:style-name="ce2">
            <text:p>226.452,42</text:p>
          </table:table-cell>
          <table:table-cell office:value-type="float" office:value="77" table:style-name="ce1">
            <text:p>77</text:p>
          </table:table-cell>
          <table:table-cell office:value-type="float" office:value="741.71" table:style-name="ce1">
            <text:p>741,71</text:p>
          </table:table-cell>
          <table:table-cell office:value-type="float" office:value="58906.879999999997" table:style-name="ce2">
            <text:p>58.906,88</text:p>
          </table:table-cell>
          <table:table-cell office:value-type="float" office:value="215" table:style-name="ce1">
            <text:p>215</text:p>
          </table:table-cell>
          <table:table-cell office:value-type="float" office:value="942.77" table:style-name="ce1">
            <text:p>942,77</text:p>
          </table:table-cell>
          <table:table-cell office:value-type="float" office:value="76199.94" table:style-name="ce2">
            <text:p>76.199,94</text:p>
          </table:table-cell>
          <table:table-cell office:value-type="float" office:value="86" table:style-name="ce1">
            <text:p>86</text:p>
          </table:table-cell>
          <table:table-cell office:value-type="float" office:value="2760.46" table:style-name="ce2">
            <text:p>2.760,46</text:p>
          </table:table-cell>
          <table:table-cell office:value-type="float" office:value="213439.87" table:style-name="ce2">
            <text:p>213.439,87</text:p>
          </table:table-cell>
          <table:table-cell office:value-type="float" office:value="276" table:style-name="ce1">
            <text:p>276</text:p>
          </table:table-cell>
          <table:table-cell office:value-type="float" office:value="7046.89" table:style-name="ce2">
            <text:p>7.046,89</text:p>
          </table:table-cell>
          <table:table-cell office:value-type="float" office:value="589605.52" table:style-name="ce2">
            <text:p>589.605,52</text:p>
          </table:table-cell>
          <table:table-cell office:value-type="float" office:value="54" table:style-name="ce1">
            <text:p>54</text:p>
          </table:table-cell>
          <table:table-cell office:value-type="float" office:value="261.7" table:style-name="ce1">
            <text:p>261,7</text:p>
          </table:table-cell>
          <table:table-cell office:value-type="float" office:value="19421.900000000001" table:style-name="ce2">
            <text:p>19.421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7" table:style-name="ce1">
            <text:p>357</text:p>
          </table:table-cell>
          <table:table-cell office:value-type="float" office:value="9347.58" table:style-name="ce2">
            <text:p>9.347,58</text:p>
          </table:table-cell>
          <table:table-cell office:value-type="float" office:value="671129.91" table:style-name="ce2">
            <text:p>671.129,91</text:p>
          </table:table-cell>
          <table:table-cell office:value-type="float" office:value="2" table:style-name="ce1">
            <text:p>2</text:p>
          </table:table-cell>
          <table:table-cell office:value-type="float" office:value="12.63" table:style-name="ce1">
            <text:p>12,63</text:p>
          </table:table-cell>
          <table:table-cell office:value-type="float" office:value="819.2" table:style-name="ce1">
            <text:p>819,2</text:p>
          </table:table-cell>
          <table:table-cell office:value-type="float" office:value="26" table:style-name="ce1">
            <text:p>26</text:p>
          </table:table-cell>
          <table:table-cell office:value-type="float" office:value="2493.5300000000002" table:style-name="ce2">
            <text:p>2.493,53</text:p>
          </table:table-cell>
          <table:table-cell office:value-type="float" office:value="146687.66" table:style-name="ce2">
            <text:p>146.687,66</text:p>
          </table:table-cell>
          <table:table-cell office:value-type="float" office:value="26" table:style-name="ce1">
            <text:p>26</text:p>
          </table:table-cell>
          <table:table-cell office:value-type="float" office:value="1627.2" table:style-name="ce2">
            <text:p>1.627,20</text:p>
          </table:table-cell>
          <table:table-cell office:value-type="float" office:value="112711.96" table:style-name="ce2">
            <text:p>112.711,96</text:p>
          </table:table-cell>
          <table:table-cell office:value-type="float" office:value="7" table:style-name="ce1">
            <text:p>7</text:p>
          </table:table-cell>
          <table:table-cell office:value-type="float" office:value="356.5" table:style-name="ce1">
            <text:p>356,5</text:p>
          </table:table-cell>
          <table:table-cell office:value-type="float" office:value="24119.46" table:style-name="ce2">
            <text:p>24.119,46</text:p>
          </table:table-cell>
          <table:table-cell office:value-type="float" office:value="48" table:style-name="ce1">
            <text:p>48</text:p>
          </table:table-cell>
          <table:table-cell office:value-type="float" office:value="615.59" table:style-name="ce1">
            <text:p>615,59</text:p>
          </table:table-cell>
          <table:table-cell office:value-type="float" office:value="46424.54" table:style-name="ce2">
            <text:p>46.424,54</text:p>
          </table:table-cell>
          <table:table-cell office:value-type="float" office:value="43" table:style-name="ce1">
            <text:p>43</text:p>
          </table:table-cell>
          <table:table-cell office:value-type="float" office:value="7504.56" table:style-name="ce2">
            <text:p>7.504,56</text:p>
          </table:table-cell>
          <table:table-cell office:value-type="float" office:value="505887.45" table:style-name="ce2">
            <text:p>505.887,45</text:p>
          </table:table-cell>
          <table:table-cell office:value-type="float" office:value="24" table:style-name="ce1">
            <text:p>24</text:p>
          </table:table-cell>
          <table:table-cell office:value-type="float" office:value="2413.5300000000002" table:style-name="ce2">
            <text:p>2.413,53</text:p>
          </table:table-cell>
          <table:table-cell office:value-type="float" office:value="164101.72" table:style-name="ce2">
            <text:p>164.101,72</text:p>
          </table:table-cell>
          <table:table-cell office:value-type="float" office:value="34" table:style-name="ce1">
            <text:p>34</text:p>
          </table:table-cell>
          <table:table-cell office:value-type="float" office:value="253.47" table:style-name="ce1">
            <text:p>253,47</text:p>
          </table:table-cell>
          <table:table-cell office:value-type="float" office:value="18028.490000000002" table:style-name="ce2">
            <text:p>18.028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9" table:style-name="ce1">
            <text:p>189</text:p>
          </table:table-cell>
          <table:table-cell office:value-type="float" office:value="303.17" table:style-name="ce1">
            <text:p>303,17</text:p>
          </table:table-cell>
          <table:table-cell office:value-type="float" office:value="36424.51" table:style-name="ce2">
            <text:p>36.424,51</text:p>
          </table:table-cell>
          <table:table-cell office:value-type="float" office:value="773" table:style-name="ce1">
            <text:p>773</text:p>
          </table:table-cell>
          <table:table-cell office:value-type="float" office:value="758.96" table:style-name="ce1">
            <text:p>758,96</text:p>
          </table:table-cell>
          <table:table-cell office:value-type="float" office:value="83389.070000000007" table:style-name="ce2">
            <text:p>83.389,07</text:p>
          </table:table-cell>
          <table:table-cell office:value-type="float" office:value="455" table:style-name="ce1">
            <text:p>455</text:p>
          </table:table-cell>
          <table:table-cell office:value-type="float" office:value="1316.83" table:style-name="ce2">
            <text:p>1.316,83</text:p>
          </table:table-cell>
          <table:table-cell office:value-type="float" office:value="164635.01999999999" table:style-name="ce2">
            <text:p>164.635,02</text:p>
          </table:table-cell>
          <table:table-cell office:value-type="float" office:value="1379" table:style-name="ce3">
            <text:p>1.379</text:p>
          </table:table-cell>
          <table:table-cell office:value-type="float" office:value="18619.68" table:style-name="ce2">
            <text:p>18.619,68</text:p>
          </table:table-cell>
          <table:table-cell office:value-type="float" office:value="1987099.52" table:style-name="ce2">
            <text:p>1.987.099,52</text:p>
          </table:table-cell>
          <table:table-cell office:value-type="float" office:value="1619" table:style-name="ce3">
            <text:p>1.619</text:p>
          </table:table-cell>
          <table:table-cell office:value-type="float" office:value="9869.9" table:style-name="ce2">
            <text:p>9.869,90</text:p>
          </table:table-cell>
          <table:table-cell office:value-type="float" office:value="1157937.52" table:style-name="ce2">
            <text:p>1.157.937,52</text:p>
          </table:table-cell>
          <table:table-cell office:value-type="float" office:value="667" table:style-name="ce1">
            <text:p>667</text:p>
          </table:table-cell>
          <table:table-cell office:value-type="float" office:value="2286.61" table:style-name="ce2">
            <text:p>2.286,61</text:p>
          </table:table-cell>
          <table:table-cell office:value-type="float" office:value="277293.15999999997" table:style-name="ce2">
            <text:p>277.293,16</text:p>
          </table:table-cell>
          <table:table-cell office:value-type="float" office:value="1910" table:style-name="ce3">
            <text:p>1.910</text:p>
          </table:table-cell>
          <table:table-cell office:value-type="float" office:value="5258" table:style-name="ce2">
            <text:p>5.258,00</text:p>
          </table:table-cell>
          <table:table-cell office:value-type="float" office:value="628244.57999999996" table:style-name="ce2">
            <text:p>628.244,58</text:p>
          </table:table-cell>
          <table:table-cell office:value-type="float" office:value="448" table:style-name="ce1">
            <text:p>448</text:p>
          </table:table-cell>
          <table:table-cell office:value-type="float" office:value="2763.51" table:style-name="ce2">
            <text:p>2.763,51</text:p>
          </table:table-cell>
          <table:table-cell office:value-type="float" office:value="322884.84000000003" table:style-name="ce2">
            <text:p>322.884,84</text:p>
          </table:table-cell>
          <table:table-cell office:value-type="float" office:value="616" table:style-name="ce1">
            <text:p>616</text:p>
          </table:table-cell>
          <table:table-cell office:value-type="float" office:value="4340.7700000000004" table:style-name="ce2">
            <text:p>4.340,77</text:p>
          </table:table-cell>
          <table:table-cell office:value-type="float" office:value="507598.98" table:style-name="ce2">
            <text:p>507.598,98</text:p>
          </table:table-cell>
          <table:table-cell office:value-type="float" office:value="752" table:style-name="ce1">
            <text:p>752</text:p>
          </table:table-cell>
          <table:table-cell office:value-type="float" office:value="2547.5100000000002" table:style-name="ce2">
            <text:p>2.547,51</text:p>
          </table:table-cell>
          <table:table-cell office:value-type="float" office:value="309728.44" table:style-name="ce2">
            <text:p>309.728,44</text:p>
          </table:table-cell>
          <table:table-cell office:value-type="float" office:value="19" table:style-name="ce1">
            <text:p>19</text:p>
          </table:table-cell>
          <table:table-cell office:value-type="float" office:value="12.6" table:style-name="ce1">
            <text:p>12,6</text:p>
          </table:table-cell>
          <table:table-cell office:value-type="float" office:value="1980.64" table:style-name="ce2">
            <text:p>1.980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4609.99" table:style-name="ce2">
            <text:p>4.609,99</text:p>
          </table:table-cell>
          <table:table-cell office:value-type="float" office:value="482750.17" table:style-name="ce2">
            <text:p>482.750,17</text:p>
          </table:table-cell>
          <table:table-cell office:value-type="float" office:value="45" table:style-name="ce1">
            <text:p>45</text:p>
          </table:table-cell>
          <table:table-cell office:value-type="float" office:value="669.02" table:style-name="ce1">
            <text:p>669,02</text:p>
          </table:table-cell>
          <table:table-cell office:value-type="float" office:value="73472.460000000006" table:style-name="ce2">
            <text:p>73.472,46</text:p>
          </table:table-cell>
          <table:table-cell office:value-type="float" office:value="571" table:style-name="ce1">
            <text:p>571</text:p>
          </table:table-cell>
          <table:table-cell office:value-type="float" office:value="20127.439999999999" table:style-name="ce2">
            <text:p>20.127,44</text:p>
          </table:table-cell>
          <table:table-cell office:value-type="float" office:value="1953200.03" table:style-name="ce2">
            <text:p>1.953.200,03</text:p>
          </table:table-cell>
          <table:table-cell office:value-type="float" office:value="90" table:style-name="ce1">
            <text:p>90</text:p>
          </table:table-cell>
          <table:table-cell office:value-type="float" office:value="2597.1999999999998" table:style-name="ce2">
            <text:p>2.597,20</text:p>
          </table:table-cell>
          <table:table-cell office:value-type="float" office:value="269934.7" table:style-name="ce2">
            <text:p>269.934,70</text:p>
          </table:table-cell>
          <table:table-cell office:value-type="float" office:value="38" table:style-name="ce1">
            <text:p>38</text:p>
          </table:table-cell>
          <table:table-cell office:value-type="float" office:value="442.84" table:style-name="ce1">
            <text:p>442,84</text:p>
          </table:table-cell>
          <table:table-cell office:value-type="float" office:value="47285.67" table:style-name="ce2">
            <text:p>47.285,67</text:p>
          </table:table-cell>
          <table:table-cell office:value-type="float" office:value="392" table:style-name="ce1">
            <text:p>392</text:p>
          </table:table-cell>
          <table:table-cell office:value-type="float" office:value="7787.83" table:style-name="ce2">
            <text:p>7.787,83</text:p>
          </table:table-cell>
          <table:table-cell office:value-type="float" office:value="809878.14" table:style-name="ce2">
            <text:p>809.878,14</text:p>
          </table:table-cell>
          <table:table-cell office:value-type="float" office:value="32" table:style-name="ce1">
            <text:p>32</text:p>
          </table:table-cell>
          <table:table-cell office:value-type="float" office:value="1723.48" table:style-name="ce2">
            <text:p>1.723,48</text:p>
          </table:table-cell>
          <table:table-cell office:value-type="float" office:value="176280.39" table:style-name="ce2">
            <text:p>176.280,39</text:p>
          </table:table-cell>
          <table:table-cell office:value-type="float" office:value="5" table:style-name="ce1">
            <text:p>5</text:p>
          </table:table-cell>
          <table:table-cell office:value-type="float" office:value="400.23" table:style-name="ce1">
            <text:p>400,23</text:p>
          </table:table-cell>
          <table:table-cell office:value-type="float" office:value="40898.39" table:style-name="ce2">
            <text:p>40.898,39</text:p>
          </table:table-cell>
          <table:table-cell office:value-type="float" office:value="183" table:style-name="ce1">
            <text:p>183</text:p>
          </table:table-cell>
          <table:table-cell office:value-type="float" office:value="3747.24" table:style-name="ce2">
            <text:p>3.747,24</text:p>
          </table:table-cell>
          <table:table-cell office:value-type="float" office:value="382250.6" table:style-name="ce2">
            <text:p>382.250,60</text:p>
          </table:table-cell>
          <table:table-cell office:value-type="float" office:value="10" table:style-name="ce1">
            <text:p>10</text:p>
          </table:table-cell>
          <table:table-cell office:value-type="float" office:value="291.82" table:style-name="ce1">
            <text:p>291,82</text:p>
          </table:table-cell>
          <table:table-cell office:value-type="float" office:value="29576.34" table:style-name="ce2">
            <text:p>29.576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24.84" table:style-name="ce1">
            <text:p>124,84</text:p>
          </table:table-cell>
          <table:table-cell office:value-type="float" office:value="28" table:style-name="ce1">
            <text:p>28</text:p>
          </table:table-cell>
          <table:table-cell office:value-type="float" office:value="43.15" table:style-name="ce1">
            <text:p>43,15</text:p>
          </table:table-cell>
          <table:table-cell office:value-type="float" office:value="4125.01" table:style-name="ce2">
            <text:p>4.125,01</text:p>
          </table:table-cell>
          <table:table-cell office:value-type="float" office:value="4" table:style-name="ce1">
            <text:p>4</text:p>
          </table:table-cell>
          <table:table-cell office:value-type="float" office:value="6.72" table:style-name="ce1">
            <text:p>6,72</text:p>
          </table:table-cell>
          <table:table-cell office:value-type="float" office:value="672.24" table:style-name="ce1">
            <text:p>672,24</text:p>
          </table:table-cell>
          <table:table-cell office:value-type="float" office:value="36" table:style-name="ce1">
            <text:p>36</text:p>
          </table:table-cell>
          <table:table-cell office:value-type="float" office:value="100.87" table:style-name="ce1">
            <text:p>100,87</text:p>
          </table:table-cell>
          <table:table-cell office:value-type="float" office:value="10438.469999999999" table:style-name="ce2">
            <text:p>10.438,47</text:p>
          </table:table-cell>
          <table:table-cell office:value-type="float" office:value="51" table:style-name="ce1">
            <text:p>51</text:p>
          </table:table-cell>
          <table:table-cell office:value-type="float" office:value="165.58" table:style-name="ce1">
            <text:p>165,58</text:p>
          </table:table-cell>
          <table:table-cell office:value-type="float" office:value="16019.33" table:style-name="ce2">
            <text:p>16.019,33</text:p>
          </table:table-cell>
          <table:table-cell office:value-type="float" office:value="23" table:style-name="ce1">
            <text:p>23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3794.66" table:style-name="ce2">
            <text:p>3.794,66</text:p>
          </table:table-cell>
          <table:table-cell office:value-type="float" office:value="35" table:style-name="ce1">
            <text:p>35</text:p>
          </table:table-cell>
          <table:table-cell office:value-type="float" office:value="32.47" table:style-name="ce1">
            <text:p>32,47</text:p>
          </table:table-cell>
          <table:table-cell office:value-type="float" office:value="3762.97" table:style-name="ce2">
            <text:p>3.762,97</text:p>
          </table:table-cell>
          <table:table-cell office:value-type="float" office:value="11" table:style-name="ce1">
            <text:p>11</text:p>
          </table:table-cell>
          <table:table-cell office:value-type="float" office:value="21.85" table:style-name="ce1">
            <text:p>21,85</text:p>
          </table:table-cell>
          <table:table-cell office:value-type="float" office:value="2750.44" table:style-name="ce2">
            <text:p>2.750,44</text:p>
          </table:table-cell>
          <table:table-cell office:value-type="float" office:value="7" table:style-name="ce1">
            <text:p>7</text:p>
          </table:table-cell>
          <table:table-cell office:value-type="float" office:value="5.18" table:style-name="ce1">
            <text:p>5,18</text:p>
          </table:table-cell>
          <table:table-cell office:value-type="float" office:value="781.71" table:style-name="ce1">
            <text:p>781,71</text:p>
          </table:table-cell>
          <table:table-cell office:value-type="float" office:value="14" table:style-name="ce1">
            <text:p>14</text:p>
          </table:table-cell>
          <table:table-cell office:value-type="float" office:value="15.62" table:style-name="ce1">
            <text:p>15,62</text:p>
          </table:table-cell>
          <table:table-cell office:value-type="float" office:value="1592.91" table:style-name="ce2">
            <text:p>1.592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.55" table:style-name="ce1">
            <text:p>6,55</text:p>
          </table:table-cell>
          <table:table-cell office:value-type="float" office:value="782.48" table:style-name="ce1">
            <text:p>782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99.63" table:style-name="ce1">
            <text:p>199,63</text:p>
          </table:table-cell>
          <table:table-cell office:value-type="float" office:value="19342.900000000001" table:style-name="ce2">
            <text:p>19.342,90</text:p>
          </table:table-cell>
          <table:table-cell office:value-type="float" office:value="4" table:style-name="ce1">
            <text:p>4</text:p>
          </table:table-cell>
          <table:table-cell office:value-type="float" office:value="20.45" table:style-name="ce1">
            <text:p>20,45</text:p>
          </table:table-cell>
          <table:table-cell office:value-type="float" office:value="1745.72" table:style-name="ce2">
            <text:p>1.745,72</text:p>
          </table:table-cell>
          <table:table-cell office:value-type="float" office:value="5" table:style-name="ce1">
            <text:p>5</text:p>
          </table:table-cell>
          <table:table-cell office:value-type="float" office:value="10.09" table:style-name="ce1">
            <text:p>10,09</text:p>
          </table:table-cell>
          <table:table-cell office:value-type="float" office:value="1283.6600000000001" table:style-name="ce2">
            <text:p>1.283,66</text:p>
          </table:table-cell>
          <table:table-cell office:value-type="float" office:value="7" table:style-name="ce1">
            <text:p>7</text:p>
          </table:table-cell>
          <table:table-cell office:value-type="float" office:value="5.16" table:style-name="ce1">
            <text:p>5,16</text:p>
          </table:table-cell>
          <table:table-cell office:value-type="float" office:value="821.55" table:style-name="ce1">
            <text:p>821,55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85.48" table:style-name="ce1">
            <text:p>285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.58" table:style-name="ce1">
            <text:p>15,58</text:p>
          </table:table-cell>
          <table:table-cell office:value-type="float" office:value="1555.06" table:style-name="ce2">
            <text:p>1.555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4.02" table:style-name="ce1">
            <text:p>64,02</text:p>
          </table:table-cell>
          <table:table-cell office:value-type="float" office:value="6508.12" table:style-name="ce2">
            <text:p>6.508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67" table:style-name="ce1">
            <text:p>6,67</text:p>
          </table:table-cell>
          <table:table-cell office:value-type="float" office:value="1787.1" table:style-name="ce2">
            <text:p>1.787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7.9" table:style-name="ce1">
            <text:p>7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2889.45" table:style-name="ce2">
            <text:p>2.889,45</text:p>
          </table:table-cell>
          <table:table-cell office:value-type="float" office:value="289314.71999999997" table:style-name="ce2">
            <text:p>289.314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19" table:style-name="ce1">
            <text:p>19</text:p>
          </table:table-cell>
          <table:table-cell office:value-type="float" office:value="30.42" table:style-name="ce1">
            <text:p>30,42</text:p>
          </table:table-cell>
          <table:table-cell office:value-type="float" office:value="3770.21" table:style-name="ce2">
            <text:p>3.770,21</text:p>
          </table:table-cell>
          <table:table-cell office:value-type="float" office:value="168" table:style-name="ce1">
            <text:p>168</text:p>
          </table:table-cell>
          <table:table-cell office:value-type="float" office:value="144.08000000000001" table:style-name="ce1">
            <text:p>144,08</text:p>
          </table:table-cell>
          <table:table-cell office:value-type="float" office:value="15132.9" table:style-name="ce2">
            <text:p>15.132,90</text:p>
          </table:table-cell>
          <table:table-cell office:value-type="float" office:value="46" table:style-name="ce1">
            <text:p>46</text:p>
          </table:table-cell>
          <table:table-cell office:value-type="float" office:value="190.04" table:style-name="ce1">
            <text:p>190,04</text:p>
          </table:table-cell>
          <table:table-cell office:value-type="float" office:value="23720.79" table:style-name="ce2">
            <text:p>23.720,79</text:p>
          </table:table-cell>
          <table:table-cell office:value-type="float" office:value="198" table:style-name="ce1">
            <text:p>198</text:p>
          </table:table-cell>
          <table:table-cell office:value-type="float" office:value="4121.57" table:style-name="ce2">
            <text:p>4.121,57</text:p>
          </table:table-cell>
          <table:table-cell office:value-type="float" office:value="383351.82" table:style-name="ce2">
            <text:p>383.351,82</text:p>
          </table:table-cell>
          <table:table-cell office:value-type="float" office:value="378" table:style-name="ce1">
            <text:p>378</text:p>
          </table:table-cell>
          <table:table-cell office:value-type="float" office:value="6342.34" table:style-name="ce2">
            <text:p>6.342,34</text:p>
          </table:table-cell>
          <table:table-cell office:value-type="float" office:value="690202.91" table:style-name="ce2">
            <text:p>690.202,91</text:p>
          </table:table-cell>
          <table:table-cell office:value-type="float" office:value="50" table:style-name="ce1">
            <text:p>50</text:p>
          </table:table-cell>
          <table:table-cell office:value-type="float" office:value="203.38" table:style-name="ce1">
            <text:p>203,38</text:p>
          </table:table-cell>
          <table:table-cell office:value-type="float" office:value="24510.07" table:style-name="ce2">
            <text:p>24.510,07</text:p>
          </table:table-cell>
          <table:table-cell office:value-type="float" office:value="16" table:style-name="ce1">
            <text:p>16</text:p>
          </table:table-cell>
          <table:table-cell office:value-type="float" office:value="43.65" table:style-name="ce1">
            <text:p>43,65</text:p>
          </table:table-cell>
          <table:table-cell office:value-type="float" office:value="5021.47" table:style-name="ce2">
            <text:p>5.021,47</text:p>
          </table:table-cell>
          <table:table-cell office:value-type="float" office:value="53" table:style-name="ce1">
            <text:p>53</text:p>
          </table:table-cell>
          <table:table-cell office:value-type="float" office:value="467.39" table:style-name="ce1">
            <text:p>467,39</text:p>
          </table:table-cell>
          <table:table-cell office:value-type="float" office:value="51482.78" table:style-name="ce2">
            <text:p>51.482,78</text:p>
          </table:table-cell>
          <table:table-cell office:value-type="float" office:value="32" table:style-name="ce1">
            <text:p>32</text:p>
          </table:table-cell>
          <table:table-cell office:value-type="float" office:value="2395.35" table:style-name="ce2">
            <text:p>2.395,35</text:p>
          </table:table-cell>
          <table:table-cell office:value-type="float" office:value="217521.5" table:style-name="ce2">
            <text:p>217.521,50</text:p>
          </table:table-cell>
          <table:table-cell office:value-type="float" office:value="83" table:style-name="ce1">
            <text:p>83</text:p>
          </table:table-cell>
          <table:table-cell office:value-type="float" office:value="329.91" table:style-name="ce1">
            <text:p>329,91</text:p>
          </table:table-cell>
          <table:table-cell office:value-type="float" office:value="39658.629999999997" table:style-name="ce2">
            <text:p>39.658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8" table:style-name="ce1">
            <text:p>508</text:p>
          </table:table-cell>
          <table:table-cell office:value-type="float" office:value="32038.18" table:style-name="ce2">
            <text:p>32.038,18</text:p>
          </table:table-cell>
          <table:table-cell office:value-type="float" office:value="2640907.7799999998" table:style-name="ce2">
            <text:p>2.640.907,78</text:p>
          </table:table-cell>
          <table:table-cell office:value-type="float" office:value="36" table:style-name="ce1">
            <text:p>36</text:p>
          </table:table-cell>
          <table:table-cell office:value-type="float" office:value="3908.22" table:style-name="ce2">
            <text:p>3.908,22</text:p>
          </table:table-cell>
          <table:table-cell office:value-type="float" office:value="322344.5" table:style-name="ce2">
            <text:p>322.344,50</text:p>
          </table:table-cell>
          <table:table-cell office:value-type="float" office:value="529" table:style-name="ce1">
            <text:p>529</text:p>
          </table:table-cell>
          <table:table-cell office:value-type="float" office:value="43936.84" table:style-name="ce2">
            <text:p>43.936,84</text:p>
          </table:table-cell>
          <table:table-cell office:value-type="float" office:value="3344361.71" table:style-name="ce2">
            <text:p>3.344.361,71</text:p>
          </table:table-cell>
          <table:table-cell office:value-type="float" office:value="201" table:style-name="ce1">
            <text:p>201</text:p>
          </table:table-cell>
          <table:table-cell office:value-type="float" office:value="17354.8" table:style-name="ce2">
            <text:p>17.354,80</text:p>
          </table:table-cell>
          <table:table-cell office:value-type="float" office:value="1497546.77" table:style-name="ce2">
            <text:p>1.497.546,77</text:p>
          </table:table-cell>
          <table:table-cell office:value-type="float" office:value="84" table:style-name="ce1">
            <text:p>84</text:p>
          </table:table-cell>
          <table:table-cell office:value-type="float" office:value="3147.82" table:style-name="ce2">
            <text:p>3.147,82</text:p>
          </table:table-cell>
          <table:table-cell office:value-type="float" office:value="272765.68" table:style-name="ce2">
            <text:p>272.765,68</text:p>
          </table:table-cell>
          <table:table-cell office:value-type="float" office:value="107" table:style-name="ce1">
            <text:p>107</text:p>
          </table:table-cell>
          <table:table-cell office:value-type="float" office:value="13756.09" table:style-name="ce2">
            <text:p>13.756,09</text:p>
          </table:table-cell>
          <table:table-cell office:value-type="float" office:value="1156401.78" table:style-name="ce2">
            <text:p>1.156.401,78</text:p>
          </table:table-cell>
          <table:table-cell office:value-type="float" office:value="39" table:style-name="ce1">
            <text:p>39</text:p>
          </table:table-cell>
          <table:table-cell office:value-type="float" office:value="5134.92" table:style-name="ce2">
            <text:p>5.134,92</text:p>
          </table:table-cell>
          <table:table-cell office:value-type="float" office:value="431227.53" table:style-name="ce2">
            <text:p>431.227,53</text:p>
          </table:table-cell>
          <table:table-cell office:value-type="float" office:value="0" table:style-name="ce1">
            <text:p>0</text:p>
          </table:table-cell>
          <table:table-cell office:value-type="float" office:value="-121.15" table:style-name="ce1">
            <text:p>-121,15</text:p>
          </table:table-cell>
          <table:table-cell office:value-type="float" office:value="-7329.19" table:style-name="ce2">
            <text:p>-7.329,19</text:p>
          </table:table-cell>
          <table:table-cell office:value-type="float" office:value="112" table:style-name="ce1">
            <text:p>112</text:p>
          </table:table-cell>
          <table:table-cell office:value-type="float" office:value="6564.13" table:style-name="ce2">
            <text:p>6.564,13</text:p>
          </table:table-cell>
          <table:table-cell office:value-type="float" office:value="549727.21" table:style-name="ce2">
            <text:p>549.727,21</text:p>
          </table:table-cell>
          <table:table-cell office:value-type="float" office:value="40" table:style-name="ce1">
            <text:p>40</text:p>
          </table:table-cell>
          <table:table-cell office:value-type="float" office:value="3942.93" table:style-name="ce2">
            <text:p>3.942,93</text:p>
          </table:table-cell>
          <table:table-cell office:value-type="float" office:value="317834.88" table:style-name="ce2">
            <text:p>317.834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2" table:style-name="ce1">
            <text:p>-0,92</text:p>
          </table:table-cell>
          <table:table-cell office:value-type="float" office:value="-71.260000000000005" table:style-name="ce1">
            <text:p>-71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.89" table:style-name="ce1">
            <text:p>174,89</text:p>
          </table:table-cell>
          <table:table-cell office:value-type="float" office:value="16615.72" table:style-name="ce2">
            <text:p>16.615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" table:style-name="ce1">
            <text:p>-1,35</text:p>
          </table:table-cell>
          <table:table-cell office:value-type="float" office:value="-218.12" table:style-name="ce1">
            <text:p>-218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94.03" table:style-name="ce1">
            <text:p>94,03</text:p>
          </table:table-cell>
          <table:table-cell office:value-type="float" office:value="6" table:style-name="ce1">
            <text:p>6</text:p>
          </table:table-cell>
          <table:table-cell office:value-type="float" office:value="21.06" table:style-name="ce1">
            <text:p>21,06</text:p>
          </table:table-cell>
          <table:table-cell office:value-type="float" office:value="1961.4" table:style-name="ce2">
            <text:p>1.961,40</text:p>
          </table:table-cell>
          <table:table-cell office:value-type="float" office:value="112" table:style-name="ce1">
            <text:p>112</text:p>
          </table:table-cell>
          <table:table-cell office:value-type="float" office:value="783.39" table:style-name="ce1">
            <text:p>783,39</text:p>
          </table:table-cell>
          <table:table-cell office:value-type="float" office:value="60903.040000000001" table:style-name="ce2">
            <text:p>60.903,04</text:p>
          </table:table-cell>
          <table:table-cell office:value-type="float" office:value="10" table:style-name="ce1">
            <text:p>10</text:p>
          </table:table-cell>
          <table:table-cell office:value-type="float" office:value="63.2" table:style-name="ce1">
            <text:p>63,2</text:p>
          </table:table-cell>
          <table:table-cell office:value-type="float" office:value="5077.6499999999996" table:style-name="ce2">
            <text:p>5.077,65</text:p>
          </table:table-cell>
          <table:table-cell office:value-type="float" office:value="7" table:style-name="ce1">
            <text:p>7</text:p>
          </table:table-cell>
          <table:table-cell office:value-type="float" office:value="35.71" table:style-name="ce1">
            <text:p>35,71</text:p>
          </table:table-cell>
          <table:table-cell office:value-type="float" office:value="3174.15" table:style-name="ce2">
            <text:p>3.174,15</text:p>
          </table:table-cell>
          <table:table-cell office:value-type="float" office:value="28" table:style-name="ce1">
            <text:p>28</text:p>
          </table:table-cell>
          <table:table-cell office:value-type="float" office:value="56.6" table:style-name="ce1">
            <text:p>56,6</text:p>
          </table:table-cell>
          <table:table-cell office:value-type="float" office:value="4576.13" table:style-name="ce2">
            <text:p>4.576,13</text:p>
          </table:table-cell>
          <table:table-cell office:value-type="float" office:value="3" table:style-name="ce1">
            <text:p>3</text:p>
          </table:table-cell>
          <table:table-cell office:value-type="float" office:value="12.05" table:style-name="ce1">
            <text:p>12,05</text:p>
          </table:table-cell>
          <table:table-cell office:value-type="float" office:value="931.42" table:style-name="ce1">
            <text:p>931,42</text:p>
          </table:table-cell>
          <table:table-cell office:value-type="float" office:value="2" table:style-name="ce1">
            <text:p>2</text:p>
          </table:table-cell>
          <table:table-cell office:value-type="float" office:value="5.68" table:style-name="ce1">
            <text:p>5,68</text:p>
          </table:table-cell>
          <table:table-cell office:value-type="float" office:value="468.18" table:style-name="ce1">
            <text:p>46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0.34" table:style-name="ce1">
            <text:p>130,34</text:p>
          </table:table-cell>
          <table:table-cell office:value-type="float" office:value="9200.4699999999993" table:style-name="ce2">
            <text:p>9.200,47</text:p>
          </table:table-cell>
          <table:table-cell office:value-type="float" office:value="2" table:style-name="ce1">
            <text:p>2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1416.29" table:style-name="ce2">
            <text:p>1.416,29</text:p>
          </table:table-cell>
          <table:table-cell office:value-type="float" office:value="38" table:style-name="ce1">
            <text:p>38</text:p>
          </table:table-cell>
          <table:table-cell office:value-type="float" office:value="3222.28" table:style-name="ce2">
            <text:p>3.222,28</text:p>
          </table:table-cell>
          <table:table-cell office:value-type="float" office:value="199411.27" table:style-name="ce2">
            <text:p>199.411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955.2" table:style-name="ce2">
            <text:p>1.955,20</text:p>
          </table:table-cell>
          <table:table-cell office:value-type="float" office:value="130873.34" table:style-name="ce2">
            <text:p>130.873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49" table:style-name="ce1">
            <text:p>7,49</text:p>
          </table:table-cell>
          <table:table-cell office:value-type="float" office:value="630.66999999999996" table:style-name="ce1">
            <text:p>630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45" table:style-name="ce1">
            <text:p>5,45</text:p>
          </table:table-cell>
          <table:table-cell office:value-type="float" office:value="595.47" table:style-name="ce1">
            <text:p>595,47</text:p>
          </table:table-cell>
          <table:table-cell office:value-type="float" office:value="8" table:style-name="ce1">
            <text:p>8</text:p>
          </table:table-cell>
          <table:table-cell office:value-type="float" office:value="67.75" table:style-name="ce1">
            <text:p>67,75</text:p>
          </table:table-cell>
          <table:table-cell office:value-type="float" office:value="5216" table:style-name="ce2">
            <text:p>5.216,00</text:p>
          </table:table-cell>
          <table:table-cell office:value-type="float" office:value="99" table:style-name="ce1">
            <text:p>99</text:p>
          </table:table-cell>
          <table:table-cell office:value-type="float" office:value="226.78" table:style-name="ce1">
            <text:p>226,78</text:p>
          </table:table-cell>
          <table:table-cell office:value-type="float" office:value="18424.060000000001" table:style-name="ce2">
            <text:p>18.424,06</text:p>
          </table:table-cell>
          <table:table-cell office:value-type="float" office:value="5" table:style-name="ce1">
            <text:p>5</text:p>
          </table:table-cell>
          <table:table-cell office:value-type="float" office:value="35.93" table:style-name="ce1">
            <text:p>35,93</text:p>
          </table:table-cell>
          <table:table-cell office:value-type="float" office:value="2960.55" table:style-name="ce2">
            <text:p>2.960,55</text:p>
          </table:table-cell>
          <table:table-cell office:value-type="float" office:value="6" table:style-name="ce1">
            <text:p>6</text:p>
          </table:table-cell>
          <table:table-cell office:value-type="float" office:value="19.66" table:style-name="ce1">
            <text:p>19,66</text:p>
          </table:table-cell>
          <table:table-cell office:value-type="float" office:value="1837.01" table:style-name="ce2">
            <text:p>1.837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.46" table:style-name="ce1">
            <text:p>83,46</text:p>
          </table:table-cell>
          <table:table-cell office:value-type="float" office:value="5495.37" table:style-name="ce2">
            <text:p>5.495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1" table:style-name="ce1">
            <text:p>2,71</text:p>
          </table:table-cell>
          <table:table-cell office:value-type="float" office:value="375.19" table:style-name="ce1">
            <text:p>375,19</text:p>
          </table:table-cell>
          <table:table-cell office:value-type="float" office:value="2" table:style-name="ce1">
            <text:p>2</text:p>
          </table:table-cell>
          <table:table-cell office:value-type="float" office:value="14.94" table:style-name="ce1">
            <text:p>14,94</text:p>
          </table:table-cell>
          <table:table-cell office:value-type="float" office:value="1200.58" table:style-name="ce2">
            <text:p>1.20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239.0999999999999" table:style-name="ce2">
            <text:p>1.239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.52" table:style-name="ce1">
            <text:p>-54,52</text:p>
          </table:table-cell>
          <table:table-cell office:value-type="float" office:value="13287.88" table:style-name="ce2">
            <text:p>13.287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2.680000000000007" table:style-name="ce1">
            <text:p>-72,68</text:p>
          </table:table-cell>
          <table:table-cell office:value-type="float" office:value="-8084.67" table:style-name="ce2">
            <text:p>-8.084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71" table:style-name="ce1">
            <text:p>10,71</text:p>
          </table:table-cell>
          <table:table-cell office:value-type="float" office:value="1977.83" table:style-name="ce2">
            <text:p>1.977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24" table:style-name="ce1">
            <text:p>4,24</text:p>
          </table:table-cell>
          <table:table-cell office:value-type="float" office:value="459.2" table:style-name="ce1">
            <text:p>459,2</text:p>
          </table:table-cell>
          <table:table-cell office:value-type="float" office:value="34" table:style-name="ce1">
            <text:p>34</text:p>
          </table:table-cell>
          <table:table-cell office:value-type="float" office:value="66.8" table:style-name="ce1">
            <text:p>66,8</text:p>
          </table:table-cell>
          <table:table-cell office:value-type="float" office:value="6926.24" table:style-name="ce2">
            <text:p>6.926,24</text:p>
          </table:table-cell>
          <table:table-cell office:value-type="float" office:value="117" table:style-name="ce1">
            <text:p>117</text:p>
          </table:table-cell>
          <table:table-cell office:value-type="float" office:value="1361.6" table:style-name="ce2">
            <text:p>1.361,60</text:p>
          </table:table-cell>
          <table:table-cell office:value-type="float" office:value="107713.42" table:style-name="ce2">
            <text:p>107.713,42</text:p>
          </table:table-cell>
          <table:table-cell office:value-type="float" office:value="155" table:style-name="ce1">
            <text:p>155</text:p>
          </table:table-cell>
          <table:table-cell office:value-type="float" office:value="805.77" table:style-name="ce1">
            <text:p>805,77</text:p>
          </table:table-cell>
          <table:table-cell office:value-type="float" office:value="76977.67" table:style-name="ce2">
            <text:p>76.977,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8.83" table:style-name="ce1">
            <text:p>98,83</text:p>
          </table:table-cell>
          <table:table-cell office:value-type="float" office:value="60" table:style-name="ce1">
            <text:p>60</text:p>
          </table:table-cell>
          <table:table-cell office:value-type="float" office:value="157.72" table:style-name="ce1">
            <text:p>157,72</text:p>
          </table:table-cell>
          <table:table-cell office:value-type="float" office:value="15080.32" table:style-name="ce2">
            <text:p>15.080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5.26" table:style-name="ce1">
            <text:p>55,26</text:p>
          </table:table-cell>
          <table:table-cell office:value-type="float" office:value="6323.3" table:style-name="ce2">
            <text:p>6.323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137.77" table:style-name="ce2">
            <text:p>1.137,77</text:p>
          </table:table-cell>
          <table:table-cell office:value-type="float" office:value="81054.41" table:style-name="ce2">
            <text:p>81.054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.51" table:style-name="ce1">
            <text:p>24,51</text:p>
          </table:table-cell>
          <table:table-cell office:value-type="float" office:value="1986.82" table:style-name="ce2">
            <text:p>1.986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94" table:style-name="ce1">
            <text:p>3,94</text:p>
          </table:table-cell>
          <table:table-cell office:value-type="float" office:value="484.94" table:style-name="ce1">
            <text:p>484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3.69" table:style-name="ce1">
            <text:p>63,69</text:p>
          </table:table-cell>
          <table:table-cell office:value-type="float" office:value="8492.02" table:style-name="ce2">
            <text:p>8.492,02</text:p>
          </table:table-cell>
          <table:table-cell office:value-type="float" office:value="0" table:style-name="ce1">
            <text:p>0</text:p>
          </table:table-cell>
          <table:table-cell office:value-type="float" office:value="-4.8899999999999997" table:style-name="ce1">
            <text:p>-4,89</text:p>
          </table:table-cell>
          <table:table-cell office:value-type="float" office:value="-1845.3" table:style-name="ce2">
            <text:p>-1.845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1.5" table:style-name="ce1">
            <text:p>241,5</text:p>
          </table:table-cell>
          <table:table-cell office:value-type="float" office:value="12654.32" table:style-name="ce2">
            <text:p>12.654,32</text:p>
          </table:table-cell>
          <table:table-cell office:value-type="float" office:value="2" table:style-name="ce1">
            <text:p>2</text:p>
          </table:table-cell>
          <table:table-cell office:value-type="float" office:value="2844.21" table:style-name="ce2">
            <text:p>2.844,21</text:p>
          </table:table-cell>
          <table:table-cell office:value-type="float" office:value="173618.83" table:style-name="ce2">
            <text:p>173.61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53.69" table:style-name="ce2">
            <text:p>1.453,69</text:p>
          </table:table-cell>
          <table:table-cell office:value-type="float" office:value="91405.01" table:style-name="ce2">
            <text:p>91.40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5.19000000000005" table:style-name="ce1">
            <text:p>525,19</text:p>
          </table:table-cell>
          <table:table-cell office:value-type="float" office:value="42367.68" table:style-name="ce2">
            <text:p>42.367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56614.2" table:style-name="ce2">
            <text:p>56.614,20</text:p>
          </table:table-cell>
          <table:table-cell office:value-type="float" office:value="3711117.31" table:style-name="ce2">
            <text:p>3.711.117,31</text:p>
          </table:table-cell>
          <table:table-cell office:value-type="float" office:value="23" table:style-name="ce1">
            <text:p>23</text:p>
          </table:table-cell>
          <table:table-cell office:value-type="float" office:value="22682.21" table:style-name="ce2">
            <text:p>22.682,21</text:p>
          </table:table-cell>
          <table:table-cell office:value-type="float" office:value="1782850.57" table:style-name="ce2">
            <text:p>1.782.850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64.39" table:style-name="ce2">
            <text:p>4.064,39</text:p>
          </table:table-cell>
          <table:table-cell office:value-type="float" office:value="303436.12" table:style-name="ce2">
            <text:p>303.436,12</text:p>
          </table:table-cell>
          <table:table-cell office:value-type="float" office:value="5" table:style-name="ce1">
            <text:p>5</text:p>
          </table:table-cell>
          <table:table-cell office:value-type="float" office:value="11120.75" table:style-name="ce2">
            <text:p>11.120,75</text:p>
          </table:table-cell>
          <table:table-cell office:value-type="float" office:value="831627.62" table:style-name="ce2">
            <text:p>831.627,62</text:p>
          </table:table-cell>
          <table:table-cell office:value-type="float" office:value="4" table:style-name="ce1">
            <text:p>4</text:p>
          </table:table-cell>
          <table:table-cell office:value-type="float" office:value="2607.88" table:style-name="ce2">
            <text:p>2.607,88</text:p>
          </table:table-cell>
          <table:table-cell office:value-type="float" office:value="209775.93" table:style-name="ce2">
            <text:p>209.775,93</text:p>
          </table:table-cell>
          <table:table-cell office:value-type="float" office:value="3" table:style-name="ce1">
            <text:p>3</text:p>
          </table:table-cell>
          <table:table-cell office:value-type="float" office:value="2690.7" table:style-name="ce2">
            <text:p>2.690,70</text:p>
          </table:table-cell>
          <table:table-cell office:value-type="float" office:value="215303.42" table:style-name="ce2">
            <text:p>215.303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49" table:style-name="ce1">
            <text:p>-15,49</text:p>
          </table:table-cell>
          <table:table-cell office:value-type="float" office:value="-13846.48" table:style-name="ce2">
            <text:p>-13.846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78" table:style-name="ce1">
            <text:p>17,78</text:p>
          </table:table-cell>
          <table:table-cell office:value-type="float" office:value="-3463.22" table:style-name="ce2">
            <text:p>-3.463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91.58000000000004" table:style-name="ce1">
            <text:p>-591,58</text:p>
          </table:table-cell>
          <table:table-cell office:value-type="float" office:value="-88552.36" table:style-name="ce2">
            <text:p>-88.552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" table:style-name="ce1">
            <text:p>-0,13</text:p>
          </table:table-cell>
          <table:table-cell office:value-type="float" office:value="-2404.69" table:style-name="ce2">
            <text:p>-2.404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41.28" table:style-name="ce2">
            <text:p>1.041,28</text:p>
          </table:table-cell>
          <table:table-cell office:value-type="float" office:value="67056.88" table:style-name="ce2">
            <text:p>67.056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73.46" table:style-name="ce2">
            <text:p>1.673,46</text:p>
          </table:table-cell>
          <table:table-cell office:value-type="float" office:value="166426.98000000001" table:style-name="ce2">
            <text:p>166.426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420.9" table:style-name="ce2">
            <text:p>3.420,90</text:p>
          </table:table-cell>
          <table:table-cell office:value-type="float" office:value="309865.65000000002" table:style-name="ce2">
            <text:p>309.865,65</text:p>
          </table:table-cell>
          <table:table-cell office:value-type="float" office:value="7" table:style-name="ce1">
            <text:p>7</text:p>
          </table:table-cell>
          <table:table-cell office:value-type="float" office:value="4825.3999999999996" table:style-name="ce2">
            <text:p>4.825,40</text:p>
          </table:table-cell>
          <table:table-cell office:value-type="float" office:value="473728.64" table:style-name="ce2">
            <text:p>473.728,64</text:p>
          </table:table-cell>
          <table:table-cell office:value-type="float" office:value="1" table:style-name="ce1">
            <text:p>1</text:p>
          </table:table-cell>
          <table:table-cell office:value-type="float" office:value="472.58" table:style-name="ce1">
            <text:p>472,58</text:p>
          </table:table-cell>
          <table:table-cell office:value-type="float" office:value="46455.7" table:style-name="ce2">
            <text:p>46.455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2" table:style-name="ce1">
            <text:p>312</text:p>
          </table:table-cell>
          <table:table-cell office:value-type="float" office:value="38440.769999999997" table:style-name="ce2">
            <text:p>38.440,77</text:p>
          </table:table-cell>
          <table:table-cell office:value-type="float" office:value="1" table:style-name="ce1">
            <text:p>1</text:p>
          </table:table-cell>
          <table:table-cell office:value-type="float" office:value="398" table:style-name="ce1">
            <text:p>398</text:p>
          </table:table-cell>
          <table:table-cell office:value-type="float" office:value="38831.81" table:style-name="ce2">
            <text:p>38.831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369.5" table:style-name="ce2">
            <text:p>20.369,50</text:p>
          </table:table-cell>
          <table:table-cell office:value-type="float" office:value="1508854.15" table:style-name="ce2">
            <text:p>1.508.854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28.61" table:style-name="ce1">
            <text:p>28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,43</text:p>
          </table:table-cell>
          <table:table-cell office:value-type="float" office:value="-208.88" table:style-name="ce1">
            <text:p>-208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" table:style-name="ce1">
            <text:p>-0,33</text:p>
          </table:table-cell>
          <table:table-cell office:value-type="float" office:value="-31" table:style-name="ce1">
            <text:p>-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8999999999999998" table:style-name="ce1">
            <text:p>-0,29</text:p>
          </table:table-cell>
          <table:table-cell office:value-type="float" office:value="-27.75" table:style-name="ce1">
            <text:p>-27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,2</text:p>
          </table:table-cell>
          <table:table-cell office:value-type="float" office:value="29.29" table:style-name="ce1">
            <text:p>29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6.1" table:style-name="ce1">
            <text:p>6,1</text:p>
          </table:table-cell>
          <table:table-cell office:value-type="float" office:value="760.23" table:style-name="ce1">
            <text:p>760,23</text:p>
          </table:table-cell>
          <table:table-cell office:value-type="float" office:value="679" table:style-name="ce1">
            <text:p>679</text:p>
          </table:table-cell>
          <table:table-cell office:value-type="float" office:value="123.38" table:style-name="ce1">
            <text:p>123,38</text:p>
          </table:table-cell>
          <table:table-cell office:value-type="float" office:value="13208.82" table:style-name="ce2">
            <text:p>13.208,82</text:p>
          </table:table-cell>
          <table:table-cell office:value-type="float" office:value="191" table:style-name="ce1">
            <text:p>191</text:p>
          </table:table-cell>
          <table:table-cell office:value-type="float" office:value="37.96" table:style-name="ce1">
            <text:p>37,96</text:p>
          </table:table-cell>
          <table:table-cell office:value-type="float" office:value="4343.1499999999996" table:style-name="ce2">
            <text:p>4.343,15</text:p>
          </table:table-cell>
          <table:table-cell office:value-type="float" office:value="218" table:style-name="ce1">
            <text:p>218</text:p>
          </table:table-cell>
          <table:table-cell office:value-type="float" office:value="22.2" table:style-name="ce1">
            <text:p>22,2</text:p>
          </table:table-cell>
          <table:table-cell office:value-type="float" office:value="2472.29" table:style-name="ce2">
            <text:p>2.472,29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5.35" table:style-name="ce1">
            <text:p>15,35</text:p>
          </table:table-cell>
          <table:table-cell office:value-type="float" office:value="271" table:style-name="ce1">
            <text:p>271</text:p>
          </table:table-cell>
          <table:table-cell office:value-type="float" office:value="45.7" table:style-name="ce1">
            <text:p>45,7</text:p>
          </table:table-cell>
          <table:table-cell office:value-type="float" office:value="4889.7299999999996" table:style-name="ce2">
            <text:p>4.889,7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8.1" table:style-name="ce1">
            <text:p>108,1</text:p>
          </table:table-cell>
          <table:table-cell office:value-type="float" office:value="156" table:style-name="ce1">
            <text:p>156</text:p>
          </table:table-cell>
          <table:table-cell office:value-type="float" office:value="14.6" table:style-name="ce1">
            <text:p>14,6</text:p>
          </table:table-cell>
          <table:table-cell office:value-type="float" office:value="1580.52" table:style-name="ce2">
            <text:p>1.580,52</text:p>
          </table:table-cell>
          <table:table-cell office:value-type="float" office:value="117" table:style-name="ce1">
            <text:p>117</text:p>
          </table:table-cell>
          <table:table-cell office:value-type="float" office:value="15.83" table:style-name="ce1">
            <text:p>15,83</text:p>
          </table:table-cell>
          <table:table-cell office:value-type="float" office:value="1760.42" table:style-name="ce2">
            <text:p>1.76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15" table:style-name="ce1">
            <text:p>-15,15</text:p>
          </table:table-cell>
          <table:table-cell office:value-type="float" office:value="-6684.41" table:style-name="ce2">
            <text:p>-6.684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2.69" table:style-name="ce1">
            <text:p>-342,69</text:p>
          </table:table-cell>
          <table:table-cell office:value-type="float" office:value="-37186.25" table:style-name="ce2">
            <text:p>-37.186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66.32" table:style-name="ce2">
            <text:p>-1.166,32</text:p>
          </table:table-cell>
          <table:table-cell office:value-type="float" office:value="-1376580.57" table:style-name="ce2">
            <text:p>-1.376.580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71" table:style-name="ce1">
            <text:p>11,71</text:p>
          </table:table-cell>
          <table:table-cell office:value-type="float" office:value="2032.77" table:style-name="ce2">
            <text:p>2.032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833" table:style-name="ce3">
            <text:p>60.833</text:p>
          </table:table-cell>
          <table:table-cell office:value-type="float" office:value="3660.35" table:style-name="ce2">
            <text:p>3.660,35</text:p>
          </table:table-cell>
          <table:table-cell office:value-type="float" office:value="427629.94" table:style-name="ce2">
            <text:p>427.629,94</text:p>
          </table:table-cell>
          <table:table-cell office:value-type="float" office:value="218532" table:style-name="ce3">
            <text:p>218.532</text:p>
          </table:table-cell>
          <table:table-cell office:value-type="float" office:value="25367.19" table:style-name="ce2">
            <text:p>25.367,19</text:p>
          </table:table-cell>
          <table:table-cell office:value-type="float" office:value="2752810.98" table:style-name="ce2">
            <text:p>2.752.810,98</text:p>
          </table:table-cell>
          <table:table-cell office:value-type="float" office:value="97923" table:style-name="ce3">
            <text:p>97.923</text:p>
          </table:table-cell>
          <table:table-cell office:value-type="float" office:value="11928.35" table:style-name="ce2">
            <text:p>11.928,35</text:p>
          </table:table-cell>
          <table:table-cell office:value-type="float" office:value="1289960.8500000001" table:style-name="ce2">
            <text:p>1.289.960,85</text:p>
          </table:table-cell>
          <table:table-cell office:value-type="float" office:value="519246" table:style-name="ce3">
            <text:p>519.246</text:p>
          </table:table-cell>
          <table:table-cell office:value-type="float" office:value="92171.64" table:style-name="ce2">
            <text:p>92.171,64</text:p>
          </table:table-cell>
          <table:table-cell office:value-type="float" office:value="9297698.8399999999" table:style-name="ce2">
            <text:p>9.297.698,84</text:p>
          </table:table-cell>
          <table:table-cell office:value-type="float" office:value="277128" table:style-name="ce3">
            <text:p>277.128</text:p>
          </table:table-cell>
          <table:table-cell office:value-type="float" office:value="51370.5" table:style-name="ce2">
            <text:p>51.370,50</text:p>
          </table:table-cell>
          <table:table-cell office:value-type="float" office:value="5724754.2800000003" table:style-name="ce2">
            <text:p>5.724.754,28</text:p>
          </table:table-cell>
          <table:table-cell office:value-type="float" office:value="111485" table:style-name="ce3">
            <text:p>111.485</text:p>
          </table:table-cell>
          <table:table-cell office:value-type="float" office:value="13035.77" table:style-name="ce2">
            <text:p>13.035,77</text:p>
          </table:table-cell>
          <table:table-cell office:value-type="float" office:value="1409877.18" table:style-name="ce2">
            <text:p>1.409.877,18</text:p>
          </table:table-cell>
          <table:table-cell office:value-type="float" office:value="272368" table:style-name="ce3">
            <text:p>272.368</text:p>
          </table:table-cell>
          <table:table-cell office:value-type="float" office:value="38604.11" table:style-name="ce2">
            <text:p>38.604,11</text:p>
          </table:table-cell>
          <table:table-cell office:value-type="float" office:value="4153095.43" table:style-name="ce2">
            <text:p>4.153.095,43</text:p>
          </table:table-cell>
          <table:table-cell office:value-type="float" office:value="121638" table:style-name="ce3">
            <text:p>121.638</text:p>
          </table:table-cell>
          <table:table-cell office:value-type="float" office:value="15902.21" table:style-name="ce2">
            <text:p>15.902,21</text:p>
          </table:table-cell>
          <table:table-cell office:value-type="float" office:value="1706159.9" table:style-name="ce2">
            <text:p>1.706.159,90</text:p>
          </table:table-cell>
          <table:table-cell office:value-type="float" office:value="88708" table:style-name="ce3">
            <text:p>88.708</text:p>
          </table:table-cell>
          <table:table-cell office:value-type="float" office:value="10587.91" table:style-name="ce2">
            <text:p>10.587,91</text:p>
          </table:table-cell>
          <table:table-cell office:value-type="float" office:value="1144991.23" table:style-name="ce2">
            <text:p>1.144.991,23</text:p>
          </table:table-cell>
          <table:table-cell office:value-type="float" office:value="197787" table:style-name="ce3">
            <text:p>197.787</text:p>
          </table:table-cell>
          <table:table-cell office:value-type="float" office:value="20683.72" table:style-name="ce2">
            <text:p>20.683,72</text:p>
          </table:table-cell>
          <table:table-cell office:value-type="float" office:value="2238917.31" table:style-name="ce2">
            <text:p>2.238.917,31</text:p>
          </table:table-cell>
          <table:table-cell office:value-type="float" office:value="81943" table:style-name="ce3">
            <text:p>81.943</text:p>
          </table:table-cell>
          <table:table-cell office:value-type="float" office:value="10289.85" table:style-name="ce2">
            <text:p>10.289,85</text:p>
          </table:table-cell>
          <table:table-cell office:value-type="float" office:value="1119950.32" table:style-name="ce2">
            <text:p>1.119.950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23" table:style-name="ce3">
            <text:p>5.923</text:p>
          </table:table-cell>
          <table:table-cell office:value-type="float" office:value="429.68" table:style-name="ce1">
            <text:p>429,68</text:p>
          </table:table-cell>
          <table:table-cell office:value-type="float" office:value="63565.23" table:style-name="ce2">
            <text:p>63.565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24" table:style-name="ce1">
            <text:p>1,24</text:p>
          </table:table-cell>
          <table:table-cell office:value-type="float" office:value="178.2" table:style-name="ce1">
            <text:p>178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" table:style-name="ce1">
            <text:p>310</text:p>
          </table:table-cell>
          <table:table-cell office:value-type="float" office:value="19.25" table:style-name="ce1">
            <text:p>19,25</text:p>
          </table:table-cell>
          <table:table-cell office:value-type="float" office:value="2830.95" table:style-name="ce2">
            <text:p>2.830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40" table:style-name="ce3">
            <text:p>13.340</text:p>
          </table:table-cell>
          <table:table-cell office:value-type="float" office:value="2122.92" table:style-name="ce2">
            <text:p>2.122,92</text:p>
          </table:table-cell>
          <table:table-cell office:value-type="float" office:value="160561.5" table:style-name="ce2">
            <text:p>160.561,50</text:p>
          </table:table-cell>
          <table:table-cell office:value-type="float" office:value="3108" table:style-name="ce3">
            <text:p>3.108</text:p>
          </table:table-cell>
          <table:table-cell office:value-type="float" office:value="392.78" table:style-name="ce1">
            <text:p>392,78</text:p>
          </table:table-cell>
          <table:table-cell office:value-type="float" office:value="41795.300000000003" table:style-name="ce2">
            <text:p>41.795,30</text:p>
          </table:table-cell>
          <table:table-cell office:value-type="float" office:value="22" table:style-name="ce1">
            <text:p>22</text:p>
          </table:table-cell>
          <table:table-cell office:value-type="float" office:value="29.25" table:style-name="ce1">
            <text:p>29,25</text:p>
          </table:table-cell>
          <table:table-cell office:value-type="float" office:value="4210.03" table:style-name="ce2">
            <text:p>4.210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03" table:style-name="ce3">
            <text:p>3.403</text:p>
          </table:table-cell>
          <table:table-cell office:value-type="float" office:value="390.69" table:style-name="ce1">
            <text:p>390,69</text:p>
          </table:table-cell>
          <table:table-cell office:value-type="float" office:value="32668.6" table:style-name="ce2">
            <text:p>32.668,60</text:p>
          </table:table-cell>
          <table:table-cell office:value-type="float" office:value="28773" table:style-name="ce3">
            <text:p>28.773</text:p>
          </table:table-cell>
          <table:table-cell office:value-type="float" office:value="4299.1099999999997" table:style-name="ce2">
            <text:p>4.299,11</text:p>
          </table:table-cell>
          <table:table-cell office:value-type="float" office:value="366479.96" table:style-name="ce2">
            <text:p>366.479,96</text:p>
          </table:table-cell>
          <table:table-cell office:value-type="float" office:value="17916" table:style-name="ce3">
            <text:p>17.916</text:p>
          </table:table-cell>
          <table:table-cell office:value-type="float" office:value="2771.06" table:style-name="ce2">
            <text:p>2.771,06</text:p>
          </table:table-cell>
          <table:table-cell office:value-type="float" office:value="235452.31" table:style-name="ce2">
            <text:p>235.452,31</text:p>
          </table:table-cell>
          <table:table-cell office:value-type="float" office:value="109177" table:style-name="ce3">
            <text:p>109.177</text:p>
          </table:table-cell>
          <table:table-cell office:value-type="float" office:value="19804.88" table:style-name="ce2">
            <text:p>19.804,88</text:p>
          </table:table-cell>
          <table:table-cell office:value-type="float" office:value="1942622.62" table:style-name="ce2">
            <text:p>1.942.622,62</text:p>
          </table:table-cell>
          <table:table-cell office:value-type="float" office:value="54097" table:style-name="ce3">
            <text:p>54.097</text:p>
          </table:table-cell>
          <table:table-cell office:value-type="float" office:value="9851.1200000000008" table:style-name="ce2">
            <text:p>9.851,12</text:p>
          </table:table-cell>
          <table:table-cell office:value-type="float" office:value="830428.38" table:style-name="ce2">
            <text:p>830.428,38</text:p>
          </table:table-cell>
          <table:table-cell office:value-type="float" office:value="22225" table:style-name="ce3">
            <text:p>22.225</text:p>
          </table:table-cell>
          <table:table-cell office:value-type="float" office:value="3165.07" table:style-name="ce2">
            <text:p>3.165,07</text:p>
          </table:table-cell>
          <table:table-cell office:value-type="float" office:value="266822.7" table:style-name="ce2">
            <text:p>266.822,70</text:p>
          </table:table-cell>
          <table:table-cell office:value-type="float" office:value="39246" table:style-name="ce3">
            <text:p>39.246</text:p>
          </table:table-cell>
          <table:table-cell office:value-type="float" office:value="7021.79" table:style-name="ce2">
            <text:p>7.021,79</text:p>
          </table:table-cell>
          <table:table-cell office:value-type="float" office:value="604766.48" table:style-name="ce2">
            <text:p>604.766,48</text:p>
          </table:table-cell>
          <table:table-cell office:value-type="float" office:value="22233" table:style-name="ce3">
            <text:p>22.233</text:p>
          </table:table-cell>
          <table:table-cell office:value-type="float" office:value="3706.15" table:style-name="ce2">
            <text:p>3.706,15</text:p>
          </table:table-cell>
          <table:table-cell office:value-type="float" office:value="306857.93" table:style-name="ce2">
            <text:p>306.857,93</text:p>
          </table:table-cell>
          <table:table-cell office:value-type="float" office:value="21414" table:style-name="ce3">
            <text:p>21.414</text:p>
          </table:table-cell>
          <table:table-cell office:value-type="float" office:value="2201.38" table:style-name="ce2">
            <text:p>2.201,38</text:p>
          </table:table-cell>
          <table:table-cell office:value-type="float" office:value="944990" table:style-name="ce2">
            <text:p>944.990,00</text:p>
          </table:table-cell>
          <table:table-cell office:value-type="float" office:value="32000" table:style-name="ce3">
            <text:p>32.000</text:p>
          </table:table-cell>
          <table:table-cell office:value-type="float" office:value="4526.63" table:style-name="ce2">
            <text:p>4.526,63</text:p>
          </table:table-cell>
          <table:table-cell office:value-type="float" office:value="386484.73" table:style-name="ce2">
            <text:p>386.484,73</text:p>
          </table:table-cell>
          <table:table-cell office:value-type="float" office:value="10044" table:style-name="ce3">
            <text:p>10.044</text:p>
          </table:table-cell>
          <table:table-cell office:value-type="float" office:value="1835.83" table:style-name="ce2">
            <text:p>1.835,83</text:p>
          </table:table-cell>
          <table:table-cell office:value-type="float" office:value="157062.54" table:style-name="ce2">
            <text:p>157.062,54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3-01-06T17:30:48Z</meta:creation-date>
    <dc:date>2023-01-06T17:30:49Z</dc:date>
  </office:meta>
</office:document-meta>
</file>